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29.85mm"/>
    </style:style>
    <style:style style:name="co3" style:family="table-column">
      <style:table-column-properties fo:break-before="auto" style:column-width="27.9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20.44mm"/>
    </style:style>
    <style:style style:name="co7" style:family="table-column">
      <style:table-column-properties fo:break-before="auto" style:column-width="20.18mm"/>
    </style:style>
    <style:style style:name="co8" style:family="table-column">
      <style:table-column-properties fo:break-before="auto" style:column-width="19.35mm"/>
    </style:style>
    <style:style style:name="co9" style:family="table-column">
      <style:table-column-properties fo:break-before="auto" style:column-width="17.96mm"/>
    </style:style>
    <style:style style:name="co10" style:family="table-column">
      <style:table-column-properties fo:break-before="auto" style:column-width="18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_anl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ORIENTATION X</text:p>
          </table:table-cell>
          <table:table-cell office:value-type="string" calcext:value-type="string">
            <text:p>ORIENTATION Y</text:p>
          </table:table-cell>
          <table:table-cell office:value-type="string" calcext:value-type="string">
            <text:p>ORIENTATION Z</text:p>
          </table:table-cell>
          <table:table-cell/>
          <table:table-cell office:value-type="string" calcext:value-type="string">
            <text:p>CTRL ROLL</text:p>
          </table:table-cell>
          <table:table-cell office:value-type="string" calcext:value-type="string">
            <text:p>CTRL PITCH</text:p>
          </table:table-cell>
          <table:table-cell office:value-type="string" calcext:value-type="string">
            <text:p>CTRL YAW</text:p>
          </table:table-cell>
          <table:table-cell/>
          <table:table-cell office:value-type="string" calcext:value-type="string">
            <text:p>MOTOR 1</text:p>
          </table:table-cell>
          <table:table-cell office:value-type="string" calcext:value-type="string">
            <text:p>MOTOR 3</text:p>
          </table:table-cell>
          <table:table-cell office:value-type="string" calcext:value-type="string">
            <text:p>MOTOR 2</text:p>
          </table:table-cell>
          <table:table-cell office:value-type="string" calcext:value-type="string">
            <text:p>MOTOR 4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0.0174773" calcext:value-type="float">
            <text:p>0.0174773</text:p>
          </table:table-cell>
          <table:table-cell office:value-type="float" office:value="0.951059" calcext:value-type="float">
            <text:p>0.951059</text:p>
          </table:table-cell>
          <table:table-cell office:value-type="float" office:value="-2.10558" calcext:value-type="float">
            <text:p>-2.10558</text:p>
          </table:table-cell>
          <table:table-cell/>
          <table:table-cell office:value-type="float" office:value="9.0119" calcext:value-type="float">
            <text:p>9.0119</text:p>
          </table:table-cell>
          <table:table-cell office:value-type="float" office:value="-4.07053" calcext:value-type="float">
            <text:p>-4.070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7.0824" calcext:value-type="float">
            <text:p>67.0824</text:p>
          </table:table-cell>
          <table:table-cell office:value-type="float" office:value="40.9176" calcext:value-type="float">
            <text:p>40.9176</text:p>
          </table:table-cell>
          <table:table-cell office:value-type="float" office:value="49.0586" calcext:value-type="float">
            <text:p>49.0586</text:p>
          </table:table-cell>
          <table:table-cell office:value-type="float" office:value="58.9414" calcext:value-type="float">
            <text:p>58.9414</text:p>
          </table:table-cell>
        </table:table-row>
        <table:table-row table:style-name="ro1">
          <table:table-cell office:value-type="float" office:value="0.0174773" calcext:value-type="float">
            <text:p>0.0174773</text:p>
          </table:table-cell>
          <table:table-cell office:value-type="float" office:value="0.951059" calcext:value-type="float">
            <text:p>0.951059</text:p>
          </table:table-cell>
          <table:table-cell office:value-type="float" office:value="-2.10558" calcext:value-type="float">
            <text:p>-2.10558</text:p>
          </table:table-cell>
          <table:table-cell/>
          <table:table-cell office:value-type="float" office:value="0.652731" calcext:value-type="float">
            <text:p>0.652731</text:p>
          </table:table-cell>
          <table:table-cell office:value-type="float" office:value="-0.294828" calcext:value-type="float">
            <text:p>-0.2948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9476" calcext:value-type="float">
            <text:p>54.9476</text:p>
          </table:table-cell>
          <table:table-cell office:value-type="float" office:value="53.0524" calcext:value-type="float">
            <text:p>53.0524</text:p>
          </table:table-cell>
          <table:table-cell office:value-type="float" office:value="53.6421" calcext:value-type="float">
            <text:p>53.6421</text:p>
          </table:table-cell>
          <table:table-cell office:value-type="float" office:value="54.3579" calcext:value-type="float">
            <text:p>54.3579</text:p>
          </table:table-cell>
        </table:table-row>
        <table:table-row table:style-name="ro1">
          <table:table-cell office:value-type="float" office:value="0.0524459" calcext:value-type="float">
            <text:p>0.0524459</text:p>
          </table:table-cell>
          <table:table-cell office:value-type="float" office:value="0.950416" calcext:value-type="float">
            <text:p>0.950416</text:p>
          </table:table-cell>
          <table:table-cell office:value-type="float" office:value="-2.10587" calcext:value-type="float">
            <text:p>-2.10587</text:p>
          </table:table-cell>
          <table:table-cell/>
          <table:table-cell office:value-type="float" office:value="0.71714" calcext:value-type="float">
            <text:p>0.71714</text:p>
          </table:table-cell>
          <table:table-cell office:value-type="float" office:value="-0.320609" calcext:value-type="float">
            <text:p>-0.3206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0378" calcext:value-type="float">
            <text:p>55.0378</text:p>
          </table:table-cell>
          <table:table-cell office:value-type="float" office:value="52.9622" calcext:value-type="float">
            <text:p>52.9622</text:p>
          </table:table-cell>
          <table:table-cell office:value-type="float" office:value="53.6035" calcext:value-type="float">
            <text:p>53.6035</text:p>
          </table:table-cell>
          <table:table-cell office:value-type="float" office:value="54.3965" calcext:value-type="float">
            <text:p>54.3965</text:p>
          </table:table-cell>
        </table:table-row>
        <table:table-row table:style-name="ro1">
          <table:table-cell office:value-type="float" office:value="0.122453" calcext:value-type="float">
            <text:p>0.122453</text:p>
          </table:table-cell>
          <table:table-cell office:value-type="float" office:value="0.956132" calcext:value-type="float">
            <text:p>0.956132</text:p>
          </table:table-cell>
          <table:table-cell office:value-type="float" office:value="-2.09947" calcext:value-type="float">
            <text:p>-2.09947</text:p>
          </table:table-cell>
          <table:table-cell/>
          <table:table-cell office:value-type="float" office:value="0.751737" calcext:value-type="float">
            <text:p>0.751737</text:p>
          </table:table-cell>
          <table:table-cell office:value-type="float" office:value="-0.376155" calcext:value-type="float">
            <text:p>-0.3761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1279" calcext:value-type="float">
            <text:p>55.1279</text:p>
          </table:table-cell>
          <table:table-cell office:value-type="float" office:value="52.8721" calcext:value-type="float">
            <text:p>52.8721</text:p>
          </table:table-cell>
          <table:table-cell office:value-type="float" office:value="53.6244" calcext:value-type="float">
            <text:p>53.6244</text:p>
          </table:table-cell>
          <table:table-cell office:value-type="float" office:value="54.3756" calcext:value-type="float">
            <text:p>54.3756</text:p>
          </table:table-cell>
        </table:table-row>
        <table:table-row table:style-name="ro1">
          <table:table-cell office:value-type="float" office:value="0.185198" calcext:value-type="float">
            <text:p>0.185198</text:p>
          </table:table-cell>
          <table:table-cell office:value-type="float" office:value="0.94098" calcext:value-type="float">
            <text:p>0.94098</text:p>
          </table:table-cell>
          <table:table-cell office:value-type="float" office:value="-2.10696" calcext:value-type="float">
            <text:p>-2.10696</text:p>
          </table:table-cell>
          <table:table-cell/>
          <table:table-cell office:value-type="float" office:value="0.872413" calcext:value-type="float">
            <text:p>0.872413</text:p>
          </table:table-cell>
          <table:table-cell office:value-type="float" office:value="-0.317127" calcext:value-type="float">
            <text:p>-0.3171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1895" calcext:value-type="float">
            <text:p>55.1895</text:p>
          </table:table-cell>
          <table:table-cell office:value-type="float" office:value="52.8105" calcext:value-type="float">
            <text:p>52.8105</text:p>
          </table:table-cell>
          <table:table-cell office:value-type="float" office:value="53.4447" calcext:value-type="float">
            <text:p>53.4447</text:p>
          </table:table-cell>
          <table:table-cell office:value-type="float" office:value="54.5553" calcext:value-type="float">
            <text:p>54.5553</text:p>
          </table:table-cell>
        </table:table-row>
        <table:table-row table:style-name="ro1">
          <table:table-cell office:value-type="float" office:value="0.199113" calcext:value-type="float">
            <text:p>0.199113</text:p>
          </table:table-cell>
          <table:table-cell office:value-type="float" office:value="0.933716" calcext:value-type="float">
            <text:p>0.933716</text:p>
          </table:table-cell>
          <table:table-cell office:value-type="float" office:value="-2.11405" calcext:value-type="float">
            <text:p>-2.11405</text:p>
          </table:table-cell>
          <table:table-cell/>
          <table:table-cell office:value-type="float" office:value="0.936019" calcext:value-type="float">
            <text:p>0.936019</text:p>
          </table:table-cell>
          <table:table-cell office:value-type="float" office:value="-0.374877" calcext:value-type="float">
            <text:p>-0.3748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3109" calcext:value-type="float">
            <text:p>55.3109</text:p>
          </table:table-cell>
          <table:table-cell office:value-type="float" office:value="52.6891" calcext:value-type="float">
            <text:p>52.6891</text:p>
          </table:table-cell>
          <table:table-cell office:value-type="float" office:value="53.4389" calcext:value-type="float">
            <text:p>53.4389</text:p>
          </table:table-cell>
          <table:table-cell office:value-type="float" office:value="54.5611" calcext:value-type="float">
            <text:p>54.5611</text:p>
          </table:table-cell>
        </table:table-row>
        <table:table-row table:style-name="ro1">
          <table:table-cell office:value-type="float" office:value="0.107639" calcext:value-type="float">
            <text:p>0.107639</text:p>
          </table:table-cell>
          <table:table-cell office:value-type="float" office:value="0.893407" calcext:value-type="float">
            <text:p>0.893407</text:p>
          </table:table-cell>
          <table:table-cell office:value-type="float" office:value="-2.14124" calcext:value-type="float">
            <text:p>-2.14124</text:p>
          </table:table-cell>
          <table:table-cell/>
          <table:table-cell office:value-type="float" office:value="1.08743" calcext:value-type="float">
            <text:p>1.08743</text:p>
          </table:table-cell>
          <table:table-cell office:value-type="float" office:value="-0.259419" calcext:value-type="float">
            <text:p>-0.2594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3469" calcext:value-type="float">
            <text:p>55.3469</text:p>
          </table:table-cell>
          <table:table-cell office:value-type="float" office:value="52.6531" calcext:value-type="float">
            <text:p>52.6531</text:p>
          </table:table-cell>
          <table:table-cell office:value-type="float" office:value="53.172" calcext:value-type="float">
            <text:p>53.172</text:p>
          </table:table-cell>
          <table:table-cell office:value-type="float" office:value="54.828" calcext:value-type="float">
            <text:p>54.828</text:p>
          </table:table-cell>
        </table:table-row>
        <table:table-row table:style-name="ro1">
          <table:table-cell office:value-type="float" office:value="0.00970627" calcext:value-type="float">
            <text:p>0.00970627</text:p>
          </table:table-cell>
          <table:table-cell office:value-type="float" office:value="0.888241" calcext:value-type="float">
            <text:p>0.888241</text:p>
          </table:table-cell>
          <table:table-cell office:value-type="float" office:value="-2.15447" calcext:value-type="float">
            <text:p>-2.15447</text:p>
          </table:table-cell>
          <table:table-cell/>
          <table:table-cell office:value-type="float" office:value="1.0995" calcext:value-type="float">
            <text:p>1.0995</text:p>
          </table:table-cell>
          <table:table-cell office:value-type="float" office:value="-0.425345" calcext:value-type="float">
            <text:p>-0.4253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5248" calcext:value-type="float">
            <text:p>55.5248</text:p>
          </table:table-cell>
          <table:table-cell office:value-type="float" office:value="52.4752" calcext:value-type="float">
            <text:p>52.4752</text:p>
          </table:table-cell>
          <table:table-cell office:value-type="float" office:value="53.3258" calcext:value-type="float">
            <text:p>53.3258</text:p>
          </table:table-cell>
          <table:table-cell office:value-type="float" office:value="54.6742" calcext:value-type="float">
            <text:p>54.6742</text:p>
          </table:table-cell>
        </table:table-row>
        <table:table-row table:style-name="ro1">
          <table:table-cell office:value-type="float" office:value="-0.0670597" calcext:value-type="float">
            <text:p>-0.0670597</text:p>
          </table:table-cell>
          <table:table-cell office:value-type="float" office:value="0.889696" calcext:value-type="float">
            <text:p>0.889696</text:p>
          </table:table-cell>
          <table:table-cell office:value-type="float" office:value="-2.17485" calcext:value-type="float">
            <text:p>-2.17485</text:p>
          </table:table-cell>
          <table:table-cell/>
          <table:table-cell office:value-type="float" office:value="1.19849" calcext:value-type="float">
            <text:p>1.19849</text:p>
          </table:table-cell>
          <table:table-cell office:value-type="float" office:value="-0.478886" calcext:value-type="float">
            <text:p>-0.4788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6774" calcext:value-type="float">
            <text:p>55.6774</text:p>
          </table:table-cell>
          <table:table-cell office:value-type="float" office:value="52.3226" calcext:value-type="float">
            <text:p>52.3226</text:p>
          </table:table-cell>
          <table:table-cell office:value-type="float" office:value="53.2804" calcext:value-type="float">
            <text:p>53.2804</text:p>
          </table:table-cell>
          <table:table-cell office:value-type="float" office:value="54.7196" calcext:value-type="float">
            <text:p>54.7196</text:p>
          </table:table-cell>
        </table:table-row>
        <table:table-row table:style-name="ro1">
          <table:table-cell office:value-type="float" office:value="-0.0815774" calcext:value-type="float">
            <text:p>-0.0815774</text:p>
          </table:table-cell>
          <table:table-cell office:value-type="float" office:value="0.861991" calcext:value-type="float">
            <text:p>0.861991</text:p>
          </table:table-cell>
          <table:table-cell office:value-type="float" office:value="-2.17476" calcext:value-type="float">
            <text:p>-2.17476</text:p>
          </table:table-cell>
          <table:table-cell/>
          <table:table-cell office:value-type="float" office:value="1.1818" calcext:value-type="float">
            <text:p>1.1818</text:p>
          </table:table-cell>
          <table:table-cell office:value-type="float" office:value="-0.381177" calcext:value-type="float">
            <text:p>-0.3811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563" calcext:value-type="float">
            <text:p>55.563</text:p>
          </table:table-cell>
          <table:table-cell office:value-type="float" office:value="52.437" calcext:value-type="float">
            <text:p>52.437</text:p>
          </table:table-cell>
          <table:table-cell office:value-type="float" office:value="53.1994" calcext:value-type="float">
            <text:p>53.1994</text:p>
          </table:table-cell>
          <table:table-cell office:value-type="float" office:value="54.8006" calcext:value-type="float">
            <text:p>54.8006</text:p>
          </table:table-cell>
        </table:table-row>
        <table:table-row table:style-name="ro1">
          <table:table-cell office:value-type="float" office:value="-0.00511151" calcext:value-type="float">
            <text:p>-0.00511151</text:p>
          </table:table-cell>
          <table:table-cell office:value-type="float" office:value="0.825565" calcext:value-type="float">
            <text:p>0.825565</text:p>
          </table:table-cell>
          <table:table-cell office:value-type="float" office:value="-2.20331" calcext:value-type="float">
            <text:p>-2.20331</text:p>
          </table:table-cell>
          <table:table-cell/>
          <table:table-cell office:value-type="float" office:value="1.36961" calcext:value-type="float">
            <text:p>1.36961</text:p>
          </table:table-cell>
          <table:table-cell office:value-type="float" office:value="-0.361955" calcext:value-type="float">
            <text:p>-0.3619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7316" calcext:value-type="float">
            <text:p>55.7316</text:p>
          </table:table-cell>
          <table:table-cell office:value-type="float" office:value="52.2684" calcext:value-type="float">
            <text:p>52.2684</text:p>
          </table:table-cell>
          <table:table-cell office:value-type="float" office:value="52.9923" calcext:value-type="float">
            <text:p>52.9923</text:p>
          </table:table-cell>
          <table:table-cell office:value-type="float" office:value="55.0077" calcext:value-type="float">
            <text:p>55.0077</text:p>
          </table:table-cell>
        </table:table-row>
        <table:table-row table:style-name="ro1">
          <table:table-cell office:value-type="float" office:value="0.0857861" calcext:value-type="float">
            <text:p>0.0857861</text:p>
          </table:table-cell>
          <table:table-cell office:value-type="float" office:value="0.809849" calcext:value-type="float">
            <text:p>0.809849</text:p>
          </table:table-cell>
          <table:table-cell office:value-type="float" office:value="-2.23905" calcext:value-type="float">
            <text:p>-2.23905</text:p>
          </table:table-cell>
          <table:table-cell/>
          <table:table-cell office:value-type="float" office:value="1.4745" calcext:value-type="float">
            <text:p>1.4745</text:p>
          </table:table-cell>
          <table:table-cell office:value-type="float" office:value="-0.465164" calcext:value-type="float">
            <text:p>-0.4651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9397" calcext:value-type="float">
            <text:p>55.9397</text:p>
          </table:table-cell>
          <table:table-cell office:value-type="float" office:value="52.0603" calcext:value-type="float">
            <text:p>52.0603</text:p>
          </table:table-cell>
          <table:table-cell office:value-type="float" office:value="52.9907" calcext:value-type="float">
            <text:p>52.9907</text:p>
          </table:table-cell>
          <table:table-cell office:value-type="float" office:value="55.0093" calcext:value-type="float">
            <text:p>55.0093</text:p>
          </table:table-cell>
        </table:table-row>
        <table:table-row table:style-name="ro1">
          <table:table-cell office:value-type="float" office:value="0.280731" calcext:value-type="float">
            <text:p>0.280731</text:p>
          </table:table-cell>
          <table:table-cell office:value-type="float" office:value="0.735892" calcext:value-type="float">
            <text:p>0.735892</text:p>
          </table:table-cell>
          <table:table-cell office:value-type="float" office:value="-2.31717" calcext:value-type="float">
            <text:p>-2.31717</text:p>
          </table:table-cell>
          <table:table-cell/>
          <table:table-cell office:value-type="float" office:value="1.73305" calcext:value-type="float">
            <text:p>1.73305</text:p>
          </table:table-cell>
          <table:table-cell office:value-type="float" office:value="-0.235782" calcext:value-type="float">
            <text:p>-0.2357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9688" calcext:value-type="float">
            <text:p>55.9688</text:p>
          </table:table-cell>
          <table:table-cell office:value-type="float" office:value="52.0312" calcext:value-type="float">
            <text:p>52.0312</text:p>
          </table:table-cell>
          <table:table-cell office:value-type="float" office:value="52.5027" calcext:value-type="float">
            <text:p>52.5027</text:p>
          </table:table-cell>
          <table:table-cell office:value-type="float" office:value="55.4973" calcext:value-type="float">
            <text:p>55.4973</text:p>
          </table:table-cell>
        </table:table-row>
        <table:table-row table:style-name="ro1">
          <table:table-cell office:value-type="float" office:value="0.426034" calcext:value-type="float">
            <text:p>0.426034</text:p>
          </table:table-cell>
          <table:table-cell office:value-type="float" office:value="0.627625" calcext:value-type="float">
            <text:p>0.627625</text:p>
          </table:table-cell>
          <table:table-cell office:value-type="float" office:value="-2.4226" calcext:value-type="float">
            <text:p>-2.4226</text:p>
          </table:table-cell>
          <table:table-cell/>
          <table:table-cell office:value-type="float" office:value="1.9413" calcext:value-type="float">
            <text:p>1.9413</text:p>
          </table:table-cell>
          <table:table-cell office:value-type="float" office:value="-0.0903062" calcext:value-type="float">
            <text:p>-0.09030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0316" calcext:value-type="float">
            <text:p>56.0316</text:p>
          </table:table-cell>
          <table:table-cell office:value-type="float" office:value="51.9684" calcext:value-type="float">
            <text:p>51.9684</text:p>
          </table:table-cell>
          <table:table-cell office:value-type="float" office:value="52.149" calcext:value-type="float">
            <text:p>52.149</text:p>
          </table:table-cell>
          <table:table-cell office:value-type="float" office:value="55.851" calcext:value-type="float">
            <text:p>55.851</text:p>
          </table:table-cell>
        </table:table-row>
        <table:table-row table:style-name="ro1">
          <table:table-cell office:value-type="float" office:value="0.430651" calcext:value-type="float">
            <text:p>0.430651</text:p>
          </table:table-cell>
          <table:table-cell office:value-type="float" office:value="0.487086" calcext:value-type="float">
            <text:p>0.487086</text:p>
          </table:table-cell>
          <table:table-cell office:value-type="float" office:value="-2.56195" calcext:value-type="float">
            <text:p>-2.56195</text:p>
          </table:table-cell>
          <table:table-cell/>
          <table:table-cell office:value-type="float" office:value="2.1887" calcext:value-type="float">
            <text:p>2.1887</text:p>
          </table:table-cell>
          <table:table-cell office:value-type="float" office:value="0.0593027" calcext:value-type="float">
            <text:p>0.05930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1294" calcext:value-type="float">
            <text:p>56.1294</text:p>
          </table:table-cell>
          <table:table-cell office:value-type="float" office:value="51.8706" calcext:value-type="float">
            <text:p>51.8706</text:p>
          </table:table-cell>
          <table:table-cell office:value-type="float" office:value="51.752" calcext:value-type="float">
            <text:p>51.752</text:p>
          </table:table-cell>
          <table:table-cell office:value-type="float" office:value="56.248" calcext:value-type="float">
            <text:p>56.248</text:p>
          </table:table-cell>
        </table:table-row>
        <table:table-row table:style-name="ro1">
          <table:table-cell office:value-type="float" office:value="0.280622" calcext:value-type="float">
            <text:p>0.280622</text:p>
          </table:table-cell>
          <table:table-cell office:value-type="float" office:value="0.329214" calcext:value-type="float">
            <text:p>0.329214</text:p>
          </table:table-cell>
          <table:table-cell office:value-type="float" office:value="-2.70094" calcext:value-type="float">
            <text:p>-2.70094</text:p>
          </table:table-cell>
          <table:table-cell/>
          <table:table-cell office:value-type="float" office:value="2.30302" calcext:value-type="float">
            <text:p>2.30302</text:p>
          </table:table-cell>
          <table:table-cell office:value-type="float" office:value="0.158227" calcext:value-type="float">
            <text:p>0.1582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1448" calcext:value-type="float">
            <text:p>56.1448</text:p>
          </table:table-cell>
          <table:table-cell office:value-type="float" office:value="51.8552" calcext:value-type="float">
            <text:p>51.8552</text:p>
          </table:table-cell>
          <table:table-cell office:value-type="float" office:value="51.5388" calcext:value-type="float">
            <text:p>51.5388</text:p>
          </table:table-cell>
          <table:table-cell office:value-type="float" office:value="56.4612" calcext:value-type="float">
            <text:p>56.4612</text:p>
          </table:table-cell>
        </table:table-row>
        <table:table-row table:style-name="ro1">
          <table:table-cell office:value-type="float" office:value="0.0392517" calcext:value-type="float">
            <text:p>0.0392517</text:p>
          </table:table-cell>
          <table:table-cell office:value-type="float" office:value="0.173948" calcext:value-type="float">
            <text:p>0.173948</text:p>
          </table:table-cell>
          <table:table-cell office:value-type="float" office:value="-2.81207" calcext:value-type="float">
            <text:p>-2.81207</text:p>
          </table:table-cell>
          <table:table-cell/>
          <table:table-cell office:value-type="float" office:value="2.30374" calcext:value-type="float">
            <text:p>2.30374</text:p>
          </table:table-cell>
          <table:table-cell office:value-type="float" office:value="0.1814" calcext:value-type="float">
            <text:p>0.18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1223" calcext:value-type="float">
            <text:p>56.1223</text:p>
          </table:table-cell>
          <table:table-cell office:value-type="float" office:value="51.8777" calcext:value-type="float">
            <text:p>51.8777</text:p>
          </table:table-cell>
          <table:table-cell office:value-type="float" office:value="51.5149" calcext:value-type="float">
            <text:p>51.5149</text:p>
          </table:table-cell>
          <table:table-cell office:value-type="float" office:value="56.4851" calcext:value-type="float">
            <text:p>56.4851</text:p>
          </table:table-cell>
        </table:table-row>
        <table:table-row table:style-name="ro1">
          <table:table-cell office:value-type="float" office:value="-0.251361" calcext:value-type="float">
            <text:p>-0.251361</text:p>
          </table:table-cell>
          <table:table-cell office:value-type="float" office:value="0.0203156" calcext:value-type="float">
            <text:p>0.0203156</text:p>
          </table:table-cell>
          <table:table-cell office:value-type="float" office:value="-2.88189" calcext:value-type="float">
            <text:p>-2.88189</text:p>
          </table:table-cell>
          <table:table-cell/>
          <table:table-cell office:value-type="float" office:value="2.2424" calcext:value-type="float">
            <text:p>2.2424</text:p>
          </table:table-cell>
          <table:table-cell office:value-type="float" office:value="0.212664" calcext:value-type="float">
            <text:p>0.2126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0297" calcext:value-type="float">
            <text:p>56.0297</text:p>
          </table:table-cell>
          <table:table-cell office:value-type="float" office:value="51.9703" calcext:value-type="float">
            <text:p>51.9703</text:p>
          </table:table-cell>
          <table:table-cell office:value-type="float" office:value="51.5449" calcext:value-type="float">
            <text:p>51.5449</text:p>
          </table:table-cell>
          <table:table-cell office:value-type="float" office:value="56.4551" calcext:value-type="float">
            <text:p>56.4551</text:p>
          </table:table-cell>
        </table:table-row>
        <table:table-row table:style-name="ro1">
          <table:table-cell office:value-type="float" office:value="-0.555286" calcext:value-type="float">
            <text:p>-0.555286</text:p>
          </table:table-cell>
          <table:table-cell office:value-type="float" office:value="-0.0975044" calcext:value-type="float">
            <text:p>-0.0975044</text:p>
          </table:table-cell>
          <table:table-cell office:value-type="float" office:value="-2.98047" calcext:value-type="float">
            <text:p>-2.98047</text:p>
          </table:table-cell>
          <table:table-cell/>
          <table:table-cell office:value-type="float" office:value="2.47153" calcext:value-type="float">
            <text:p>2.47153</text:p>
          </table:table-cell>
          <table:table-cell office:value-type="float" office:value="0.101796" calcext:value-type="float">
            <text:p>0.1017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3697" calcext:value-type="float">
            <text:p>56.3697</text:p>
          </table:table-cell>
          <table:table-cell office:value-type="float" office:value="51.6303" calcext:value-type="float">
            <text:p>51.6303</text:p>
          </table:table-cell>
          <table:table-cell office:value-type="float" office:value="51.4267" calcext:value-type="float">
            <text:p>51.4267</text:p>
          </table:table-cell>
          <table:table-cell office:value-type="float" office:value="56.5733" calcext:value-type="float">
            <text:p>56.5733</text:p>
          </table:table-cell>
        </table:table-row>
        <table:table-row table:style-name="ro1">
          <table:table-cell office:value-type="float" office:value="-0.794334" calcext:value-type="float">
            <text:p>-0.794334</text:p>
          </table:table-cell>
          <table:table-cell office:value-type="float" office:value="-0.148081" calcext:value-type="float">
            <text:p>-0.148081</text:p>
          </table:table-cell>
          <table:table-cell office:value-type="float" office:value="-2.86216" calcext:value-type="float">
            <text:p>-2.86216</text:p>
          </table:table-cell>
          <table:table-cell/>
          <table:table-cell office:value-type="float" office:value="1.66021" calcext:value-type="float">
            <text:p>1.66021</text:p>
          </table:table-cell>
          <table:table-cell office:value-type="float" office:value="-0.150091" calcext:value-type="float">
            <text:p>-0.1500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8103" calcext:value-type="float">
            <text:p>55.8103</text:p>
          </table:table-cell>
          <table:table-cell office:value-type="float" office:value="52.1897" calcext:value-type="float">
            <text:p>52.1897</text:p>
          </table:table-cell>
          <table:table-cell office:value-type="float" office:value="52.4899" calcext:value-type="float">
            <text:p>52.4899</text:p>
          </table:table-cell>
          <table:table-cell office:value-type="float" office:value="55.5101" calcext:value-type="float">
            <text:p>55.5101</text:p>
          </table:table-cell>
        </table:table-row>
        <table:table-row table:style-name="ro1">
          <table:table-cell office:value-type="float" office:value="-1.00273" calcext:value-type="float">
            <text:p>-1.00273</text:p>
          </table:table-cell>
          <table:table-cell office:value-type="float" office:value="-0.0951171" calcext:value-type="float">
            <text:p>-0.0951171</text:p>
          </table:table-cell>
          <table:table-cell office:value-type="float" office:value="-2.72194" calcext:value-type="float">
            <text:p>-2.72194</text:p>
          </table:table-cell>
          <table:table-cell/>
          <table:table-cell office:value-type="float" office:value="1.61922" calcext:value-type="float">
            <text:p>1.61922</text:p>
          </table:table-cell>
          <table:table-cell office:value-type="float" office:value="-0.574641" calcext:value-type="float">
            <text:p>-0.5746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1939" calcext:value-type="float">
            <text:p>56.1939</text:p>
          </table:table-cell>
          <table:table-cell office:value-type="float" office:value="51.8061" calcext:value-type="float">
            <text:p>51.8061</text:p>
          </table:table-cell>
          <table:table-cell office:value-type="float" office:value="52.9554" calcext:value-type="float">
            <text:p>52.9554</text:p>
          </table:table-cell>
          <table:table-cell office:value-type="float" office:value="55.0446" calcext:value-type="float">
            <text:p>55.0446</text:p>
          </table:table-cell>
        </table:table-row>
        <table:table-row table:style-name="ro1">
          <table:table-cell office:value-type="float" office:value="-1.21067" calcext:value-type="float">
            <text:p>-1.21067</text:p>
          </table:table-cell>
          <table:table-cell office:value-type="float" office:value="-0.0146271" calcext:value-type="float">
            <text:p>-0.0146271</text:p>
          </table:table-cell>
          <table:table-cell office:value-type="float" office:value="-2.5884" calcext:value-type="float">
            <text:p>-2.5884</text:p>
          </table:table-cell>
          <table:table-cell/>
          <table:table-cell office:value-type="float" office:value="1.69019" calcext:value-type="float">
            <text:p>1.69019</text:p>
          </table:table-cell>
          <table:table-cell office:value-type="float" office:value="-0.704429" calcext:value-type="float">
            <text:p>-0.7044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3946" calcext:value-type="float">
            <text:p>56.3946</text:p>
          </table:table-cell>
          <table:table-cell office:value-type="float" office:value="51.6054" calcext:value-type="float">
            <text:p>51.6054</text:p>
          </table:table-cell>
          <table:table-cell office:value-type="float" office:value="53.0142" calcext:value-type="float">
            <text:p>53.0142</text:p>
          </table:table-cell>
          <table:table-cell office:value-type="float" office:value="54.9858" calcext:value-type="float">
            <text:p>54.9858</text:p>
          </table:table-cell>
        </table:table-row>
        <table:table-row table:style-name="ro1">
          <table:table-cell office:value-type="float" office:value="-1.35414" calcext:value-type="float">
            <text:p>-1.35414</text:p>
          </table:table-cell>
          <table:table-cell office:value-type="float" office:value="0.152776" calcext:value-type="float">
            <text:p>0.152776</text:p>
          </table:table-cell>
          <table:table-cell office:value-type="float" office:value="-2.27161" calcext:value-type="float">
            <text:p>-2.27161</text:p>
          </table:table-cell>
          <table:table-cell/>
          <table:table-cell office:value-type="float" office:value="0.946104" calcext:value-type="float">
            <text:p>0.946104</text:p>
          </table:table-cell>
          <table:table-cell office:value-type="float" office:value="-1.09852" calcext:value-type="float">
            <text:p>-1.098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0446" calcext:value-type="float">
            <text:p>56.0446</text:p>
          </table:table-cell>
          <table:table-cell office:value-type="float" office:value="51.9554" calcext:value-type="float">
            <text:p>51.9554</text:p>
          </table:table-cell>
          <table:table-cell office:value-type="float" office:value="54.1524" calcext:value-type="float">
            <text:p>54.1524</text:p>
          </table:table-cell>
          <table:table-cell office:value-type="float" office:value="53.8476" calcext:value-type="float">
            <text:p>53.8476</text:p>
          </table:table-cell>
        </table:table-row>
        <table:table-row table:style-name="ro1">
          <table:table-cell office:value-type="float" office:value="-1.5392" calcext:value-type="float">
            <text:p>-1.5392</text:p>
          </table:table-cell>
          <table:table-cell office:value-type="float" office:value="0.390692" calcext:value-type="float">
            <text:p>0.390692</text:p>
          </table:table-cell>
          <table:table-cell office:value-type="float" office:value="-2.00241" calcext:value-type="float">
            <text:p>-2.00241</text:p>
          </table:table-cell>
          <table:table-cell/>
          <table:table-cell office:value-type="float" office:value="1.12927" calcext:value-type="float">
            <text:p>1.12927</text:p>
          </table:table-cell>
          <table:table-cell office:value-type="float" office:value="-1.45177" calcext:value-type="float">
            <text:p>-1.451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581" calcext:value-type="float">
            <text:p>56.581</text:p>
          </table:table-cell>
          <table:table-cell office:value-type="float" office:value="51.419" calcext:value-type="float">
            <text:p>51.419</text:p>
          </table:table-cell>
          <table:table-cell office:value-type="float" office:value="54.3225" calcext:value-type="float">
            <text:p>54.3225</text:p>
          </table:table-cell>
          <table:table-cell office:value-type="float" office:value="53.6775" calcext:value-type="float">
            <text:p>53.6775</text:p>
          </table:table-cell>
        </table:table-row>
        <table:table-row table:style-name="ro1">
          <table:table-cell office:value-type="float" office:value="-1.67842" calcext:value-type="float">
            <text:p>-1.67842</text:p>
          </table:table-cell>
          <table:table-cell office:value-type="float" office:value="0.554085" calcext:value-type="float">
            <text:p>0.554085</text:p>
          </table:table-cell>
          <table:table-cell office:value-type="float" office:value="-1.53082" calcext:value-type="float">
            <text:p>-1.53082</text:p>
          </table:table-cell>
          <table:table-cell/>
          <table:table-cell office:value-type="float" office:value="0.247763" calcext:value-type="float">
            <text:p>0.247763</text:p>
          </table:table-cell>
          <table:table-cell office:value-type="float" office:value="-1.21115" calcext:value-type="float">
            <text:p>-1.211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4589" calcext:value-type="float">
            <text:p>55.4589</text:p>
          </table:table-cell>
          <table:table-cell office:value-type="float" office:value="52.5411" calcext:value-type="float">
            <text:p>52.5411</text:p>
          </table:table-cell>
          <table:table-cell office:value-type="float" office:value="54.9634" calcext:value-type="float">
            <text:p>54.9634</text:p>
          </table:table-cell>
          <table:table-cell office:value-type="float" office:value="53.0366" calcext:value-type="float">
            <text:p>53.0366</text:p>
          </table:table-cell>
        </table:table-row>
        <table:table-row table:style-name="ro1">
          <table:table-cell office:value-type="float" office:value="-1.86765" calcext:value-type="float">
            <text:p>-1.86765</text:p>
          </table:table-cell>
          <table:table-cell office:value-type="float" office:value="0.710952" calcext:value-type="float">
            <text:p>0.710952</text:p>
          </table:table-cell>
          <table:table-cell office:value-type="float" office:value="-1.12866" calcext:value-type="float">
            <text:p>-1.12866</text:p>
          </table:table-cell>
          <table:table-cell/>
          <table:table-cell office:value-type="float" office:value="0.458747" calcext:value-type="float">
            <text:p>0.458747</text:p>
          </table:table-cell>
          <table:table-cell office:value-type="float" office:value="-1.24559" calcext:value-type="float">
            <text:p>-1.245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7043" calcext:value-type="float">
            <text:p>55.7043</text:p>
          </table:table-cell>
          <table:table-cell office:value-type="float" office:value="52.2957" calcext:value-type="float">
            <text:p>52.2957</text:p>
          </table:table-cell>
          <table:table-cell office:value-type="float" office:value="54.7868" calcext:value-type="float">
            <text:p>54.7868</text:p>
          </table:table-cell>
          <table:table-cell office:value-type="float" office:value="53.2132" calcext:value-type="float">
            <text:p>53.2132</text:p>
          </table:table-cell>
        </table:table-row>
        <table:table-row table:style-name="ro1">
          <table:table-cell office:value-type="float" office:value="-2.02427" calcext:value-type="float">
            <text:p>-2.02427</text:p>
          </table:table-cell>
          <table:table-cell office:value-type="float" office:value="0.780506" calcext:value-type="float">
            <text:p>0.780506</text:p>
          </table:table-cell>
          <table:table-cell office:value-type="float" office:value="-0.622804" calcext:value-type="float">
            <text:p>-0.622804</text:p>
          </table:table-cell>
          <table:table-cell/>
          <table:table-cell office:value-type="float" office:value="-0.0637781" calcext:value-type="float">
            <text:p>-0.0637781</text:p>
          </table:table-cell>
          <table:table-cell office:value-type="float" office:value="-0.937142" calcext:value-type="float">
            <text:p>-0.9371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8734" calcext:value-type="float">
            <text:p>54.8734</text:p>
          </table:table-cell>
          <table:table-cell office:value-type="float" office:value="53.1266" calcext:value-type="float">
            <text:p>53.1266</text:p>
          </table:table-cell>
          <table:table-cell office:value-type="float" office:value="55.0009" calcext:value-type="float">
            <text:p>55.0009</text:p>
          </table:table-cell>
          <table:table-cell office:value-type="float" office:value="52.9991" calcext:value-type="float">
            <text:p>52.9991</text:p>
          </table:table-cell>
        </table:table-row>
        <table:table-row table:style-name="ro1">
          <table:table-cell office:value-type="float" office:value="-2.174" calcext:value-type="float">
            <text:p>-2.174</text:p>
          </table:table-cell>
          <table:table-cell office:value-type="float" office:value="0.843002" calcext:value-type="float">
            <text:p>0.843002</text:p>
          </table:table-cell>
          <table:table-cell office:value-type="float" office:value="-0.186877" calcext:value-type="float">
            <text:p>-0.186877</text:p>
          </table:table-cell>
          <table:table-cell/>
          <table:table-cell office:value-type="float" office:value="0.112551" calcext:value-type="float">
            <text:p>0.112551</text:p>
          </table:table-cell>
          <table:table-cell office:value-type="float" office:value="-0.949821" calcext:value-type="float">
            <text:p>-0.9498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0624" calcext:value-type="float">
            <text:p>55.0624</text:p>
          </table:table-cell>
          <table:table-cell office:value-type="float" office:value="52.9376" calcext:value-type="float">
            <text:p>52.9376</text:p>
          </table:table-cell>
          <table:table-cell office:value-type="float" office:value="54.8373" calcext:value-type="float">
            <text:p>54.8373</text:p>
          </table:table-cell>
          <table:table-cell office:value-type="float" office:value="53.1627" calcext:value-type="float">
            <text:p>53.1627</text:p>
          </table:table-cell>
        </table:table-row>
        <table:table-row table:style-name="ro1">
          <table:table-cell office:value-type="float" office:value="-2.32364" calcext:value-type="float">
            <text:p>-2.32364</text:p>
          </table:table-cell>
          <table:table-cell office:value-type="float" office:value="0.857022" calcext:value-type="float">
            <text:p>0.857022</text:p>
          </table:table-cell>
          <table:table-cell office:value-type="float" office:value="0.171293" calcext:value-type="float">
            <text:p>0.171293</text:p>
          </table:table-cell>
          <table:table-cell/>
          <table:table-cell office:value-type="float" office:value="0.328895" calcext:value-type="float">
            <text:p>0.328895</text:p>
          </table:table-cell>
          <table:table-cell office:value-type="float" office:value="-0.78513" calcext:value-type="float">
            <text:p>-0.785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114" calcext:value-type="float">
            <text:p>55.114</text:p>
          </table:table-cell>
          <table:table-cell office:value-type="float" office:value="52.886" calcext:value-type="float">
            <text:p>52.886</text:p>
          </table:table-cell>
          <table:table-cell office:value-type="float" office:value="54.4562" calcext:value-type="float">
            <text:p>54.4562</text:p>
          </table:table-cell>
          <table:table-cell office:value-type="float" office:value="53.5438" calcext:value-type="float">
            <text:p>53.5438</text:p>
          </table:table-cell>
        </table:table-row>
        <table:table-row table:style-name="ro1">
          <table:table-cell office:value-type="float" office:value="-2.4025" calcext:value-type="float">
            <text:p>-2.4025</text:p>
          </table:table-cell>
          <table:table-cell office:value-type="float" office:value="0.75939" calcext:value-type="float">
            <text:p>0.75939</text:p>
          </table:table-cell>
          <table:table-cell office:value-type="float" office:value="0.484655" calcext:value-type="float">
            <text:p>0.484655</text:p>
          </table:table-cell>
          <table:table-cell/>
          <table:table-cell office:value-type="float" office:value="0.415251" calcext:value-type="float">
            <text:p>0.415251</text:p>
          </table:table-cell>
          <table:table-cell office:value-type="float" office:value="-0.336899" calcext:value-type="float">
            <text:p>-0.3368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7522" calcext:value-type="float">
            <text:p>54.7522</text:p>
          </table:table-cell>
          <table:table-cell office:value-type="float" office:value="53.2478" calcext:value-type="float">
            <text:p>53.2478</text:p>
          </table:table-cell>
          <table:table-cell office:value-type="float" office:value="53.9216" calcext:value-type="float">
            <text:p>53.9216</text:p>
          </table:table-cell>
          <table:table-cell office:value-type="float" office:value="54.0784" calcext:value-type="float">
            <text:p>54.0784</text:p>
          </table:table-cell>
        </table:table-row>
        <table:table-row table:style-name="ro1">
          <table:table-cell office:value-type="float" office:value="-2.52177" calcext:value-type="float">
            <text:p>-2.52177</text:p>
          </table:table-cell>
          <table:table-cell office:value-type="float" office:value="0.693475" calcext:value-type="float">
            <text:p>0.693475</text:p>
          </table:table-cell>
          <table:table-cell office:value-type="float" office:value="0.595929" calcext:value-type="float">
            <text:p>0.595929</text:p>
          </table:table-cell>
          <table:table-cell/>
          <table:table-cell office:value-type="float" office:value="1.1779" calcext:value-type="float">
            <text:p>1.1779</text:p>
          </table:table-cell>
          <table:table-cell office:value-type="float" office:value="-0.46809" calcext:value-type="float">
            <text:p>-0.468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646" calcext:value-type="float">
            <text:p>55.646</text:p>
          </table:table-cell>
          <table:table-cell office:value-type="float" office:value="52.354" calcext:value-type="float">
            <text:p>52.354</text:p>
          </table:table-cell>
          <table:table-cell office:value-type="float" office:value="53.2902" calcext:value-type="float">
            <text:p>53.2902</text:p>
          </table:table-cell>
          <table:table-cell office:value-type="float" office:value="54.7098" calcext:value-type="float">
            <text:p>54.7098</text:p>
          </table:table-cell>
        </table:table-row>
        <table:table-row table:style-name="ro1">
          <table:table-cell office:value-type="float" office:value="-2.57095" calcext:value-type="float">
            <text:p>-2.57095</text:p>
          </table:table-cell>
          <table:table-cell office:value-type="float" office:value="0.585539" calcext:value-type="float">
            <text:p>0.585539</text:p>
          </table:table-cell>
          <table:table-cell office:value-type="float" office:value="0.719772" calcext:value-type="float">
            <text:p>0.719772</text:p>
          </table:table-cell>
          <table:table-cell/>
          <table:table-cell office:value-type="float" office:value="1.07507" calcext:value-type="float">
            <text:p>1.07507</text:p>
          </table:table-cell>
          <table:table-cell office:value-type="float" office:value="-0.290593" calcext:value-type="float">
            <text:p>-0.2905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3657" calcext:value-type="float">
            <text:p>55.3657</text:p>
          </table:table-cell>
          <table:table-cell office:value-type="float" office:value="52.6343" calcext:value-type="float">
            <text:p>52.6343</text:p>
          </table:table-cell>
          <table:table-cell office:value-type="float" office:value="53.2155" calcext:value-type="float">
            <text:p>53.2155</text:p>
          </table:table-cell>
          <table:table-cell office:value-type="float" office:value="54.7845" calcext:value-type="float">
            <text:p>54.7845</text:p>
          </table:table-cell>
        </table:table-row>
        <table:table-row table:style-name="ro1">
          <table:table-cell office:value-type="float" office:value="-2.64008" calcext:value-type="float">
            <text:p>-2.64008</text:p>
          </table:table-cell>
          <table:table-cell office:value-type="float" office:value="0.488167" calcext:value-type="float">
            <text:p>0.488167</text:p>
          </table:table-cell>
          <table:table-cell office:value-type="float" office:value="0.675904" calcext:value-type="float">
            <text:p>0.675904</text:p>
          </table:table-cell>
          <table:table-cell/>
          <table:table-cell office:value-type="float" office:value="1.73661" calcext:value-type="float">
            <text:p>1.73661</text:p>
          </table:table-cell>
          <table:table-cell office:value-type="float" office:value="-0.323148" calcext:value-type="float">
            <text:p>-0.3231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0598" calcext:value-type="float">
            <text:p>56.0598</text:p>
          </table:table-cell>
          <table:table-cell office:value-type="float" office:value="51.9402" calcext:value-type="float">
            <text:p>51.9402</text:p>
          </table:table-cell>
          <table:table-cell office:value-type="float" office:value="52.5865" calcext:value-type="float">
            <text:p>52.5865</text:p>
          </table:table-cell>
          <table:table-cell office:value-type="float" office:value="55.4135" calcext:value-type="float">
            <text:p>55.4135</text:p>
          </table:table-cell>
        </table:table-row>
        <table:table-row table:style-name="ro1">
          <table:table-cell office:value-type="float" office:value="-2.66751" calcext:value-type="float">
            <text:p>-2.66751</text:p>
          </table:table-cell>
          <table:table-cell office:value-type="float" office:value="0.382463" calcext:value-type="float">
            <text:p>0.382463</text:p>
          </table:table-cell>
          <table:table-cell office:value-type="float" office:value="0.701545" calcext:value-type="float">
            <text:p>0.701545</text:p>
          </table:table-cell>
          <table:table-cell/>
          <table:table-cell office:value-type="float" office:value="1.43112" calcext:value-type="float">
            <text:p>1.43112</text:p>
          </table:table-cell>
          <table:table-cell office:value-type="float" office:value="-0.274867" calcext:value-type="float">
            <text:p>-0.2748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706" calcext:value-type="float">
            <text:p>55.706</text:p>
          </table:table-cell>
          <table:table-cell office:value-type="float" office:value="52.294" calcext:value-type="float">
            <text:p>52.294</text:p>
          </table:table-cell>
          <table:table-cell office:value-type="float" office:value="52.8438" calcext:value-type="float">
            <text:p>52.8438</text:p>
          </table:table-cell>
          <table:table-cell office:value-type="float" office:value="55.1562" calcext:value-type="float">
            <text:p>55.1562</text:p>
          </table:table-cell>
        </table:table-row>
        <table:table-row table:style-name="ro1">
          <table:table-cell office:value-type="float" office:value="-2.6882" calcext:value-type="float">
            <text:p>-2.6882</text:p>
          </table:table-cell>
          <table:table-cell office:value-type="float" office:value="0.325902" calcext:value-type="float">
            <text:p>0.325902</text:p>
          </table:table-cell>
          <table:table-cell office:value-type="float" office:value="0.721276" calcext:value-type="float">
            <text:p>0.721276</text:p>
          </table:table-cell>
          <table:table-cell/>
          <table:table-cell office:value-type="float" office:value="1.42819" calcext:value-type="float">
            <text:p>1.42819</text:p>
          </table:table-cell>
          <table:table-cell office:value-type="float" office:value="-0.467077" calcext:value-type="float">
            <text:p>-0.467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8953" calcext:value-type="float">
            <text:p>55.8953</text:p>
          </table:table-cell>
          <table:table-cell office:value-type="float" office:value="52.1047" calcext:value-type="float">
            <text:p>52.1047</text:p>
          </table:table-cell>
          <table:table-cell office:value-type="float" office:value="53.0389" calcext:value-type="float">
            <text:p>53.0389</text:p>
          </table:table-cell>
          <table:table-cell office:value-type="float" office:value="54.9611" calcext:value-type="float">
            <text:p>54.9611</text:p>
          </table:table-cell>
        </table:table-row>
        <table:table-row table:style-name="ro1">
          <table:table-cell office:value-type="float" office:value="-2.7302" calcext:value-type="float">
            <text:p>-2.7302</text:p>
          </table:table-cell>
          <table:table-cell office:value-type="float" office:value="0.339953" calcext:value-type="float">
            <text:p>0.339953</text:p>
          </table:table-cell>
          <table:table-cell office:value-type="float" office:value="0.707738" calcext:value-type="float">
            <text:p>0.707738</text:p>
          </table:table-cell>
          <table:table-cell/>
          <table:table-cell office:value-type="float" office:value="1.54341" calcext:value-type="float">
            <text:p>1.54341</text:p>
          </table:table-cell>
          <table:table-cell office:value-type="float" office:value="-0.763235" calcext:value-type="float">
            <text:p>-0.7632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3067" calcext:value-type="float">
            <text:p>56.3067</text:p>
          </table:table-cell>
          <table:table-cell office:value-type="float" office:value="51.6933" calcext:value-type="float">
            <text:p>51.6933</text:p>
          </table:table-cell>
          <table:table-cell office:value-type="float" office:value="53.2198" calcext:value-type="float">
            <text:p>53.2198</text:p>
          </table:table-cell>
          <table:table-cell office:value-type="float" office:value="54.7802" calcext:value-type="float">
            <text:p>54.7802</text:p>
          </table:table-cell>
        </table:table-row>
        <table:table-row table:style-name="ro1">
          <table:table-cell office:value-type="float" office:value="-2.74483" calcext:value-type="float">
            <text:p>-2.74483</text:p>
          </table:table-cell>
          <table:table-cell office:value-type="float" office:value="0.364146" calcext:value-type="float">
            <text:p>0.364146</text:p>
          </table:table-cell>
          <table:table-cell office:value-type="float" office:value="0.862276" calcext:value-type="float">
            <text:p>0.862276</text:p>
          </table:table-cell>
          <table:table-cell/>
          <table:table-cell office:value-type="float" office:value="0.806607" calcext:value-type="float">
            <text:p>0.806607</text:p>
          </table:table-cell>
          <table:table-cell office:value-type="float" office:value="-0.820776" calcext:value-type="float">
            <text:p>-0.8207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6274" calcext:value-type="float">
            <text:p>55.6274</text:p>
          </table:table-cell>
          <table:table-cell office:value-type="float" office:value="52.3726" calcext:value-type="float">
            <text:p>52.3726</text:p>
          </table:table-cell>
          <table:table-cell office:value-type="float" office:value="54.0142" calcext:value-type="float">
            <text:p>54.0142</text:p>
          </table:table-cell>
          <table:table-cell office:value-type="float" office:value="53.9858" calcext:value-type="float">
            <text:p>53.9858</text:p>
          </table:table-cell>
        </table:table-row>
        <table:table-row table:style-name="ro1">
          <table:table-cell office:value-type="float" office:value="-2.79515" calcext:value-type="float">
            <text:p>-2.79515</text:p>
          </table:table-cell>
          <table:table-cell office:value-type="float" office:value="0.466116" calcext:value-type="float">
            <text:p>0.466116</text:p>
          </table:table-cell>
          <table:table-cell office:value-type="float" office:value="0.969922" calcext:value-type="float">
            <text:p>0.969922</text:p>
          </table:table-cell>
          <table:table-cell/>
          <table:table-cell office:value-type="float" office:value="0.938163" calcext:value-type="float">
            <text:p>0.938163</text:p>
          </table:table-cell>
          <table:table-cell office:value-type="float" office:value="-1.17136" calcext:value-type="float">
            <text:p>-1.171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1095" calcext:value-type="float">
            <text:p>56.1095</text:p>
          </table:table-cell>
          <table:table-cell office:value-type="float" office:value="51.8905" calcext:value-type="float">
            <text:p>51.8905</text:p>
          </table:table-cell>
          <table:table-cell office:value-type="float" office:value="54.2332" calcext:value-type="float">
            <text:p>54.2332</text:p>
          </table:table-cell>
          <table:table-cell office:value-type="float" office:value="53.7668" calcext:value-type="float">
            <text:p>53.7668</text:p>
          </table:table-cell>
        </table:table-row>
        <table:table-row table:style-name="ro1">
          <table:table-cell office:value-type="float" office:value="-2.79042" calcext:value-type="float">
            <text:p>-2.79042</text:p>
          </table:table-cell>
          <table:table-cell office:value-type="float" office:value="0.608233" calcext:value-type="float">
            <text:p>0.608233</text:p>
          </table:table-cell>
          <table:table-cell office:value-type="float" office:value="1.16926" calcext:value-type="float">
            <text:p>1.16926</text:p>
          </table:table-cell>
          <table:table-cell/>
          <table:table-cell office:value-type="float" office:value="0.486484" calcext:value-type="float">
            <text:p>0.486484</text:p>
          </table:table-cell>
          <table:table-cell office:value-type="float" office:value="-1.38572" calcext:value-type="float">
            <text:p>-1.385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8722" calcext:value-type="float">
            <text:p>55.8722</text:p>
          </table:table-cell>
          <table:table-cell office:value-type="float" office:value="52.1278" calcext:value-type="float">
            <text:p>52.1278</text:p>
          </table:table-cell>
          <table:table-cell office:value-type="float" office:value="54.8992" calcext:value-type="float">
            <text:p>54.8992</text:p>
          </table:table-cell>
          <table:table-cell office:value-type="float" office:value="53.1008" calcext:value-type="float">
            <text:p>53.1008</text:p>
          </table:table-cell>
        </table:table-row>
        <table:table-row table:style-name="ro1">
          <table:table-cell office:value-type="float" office:value="-2.81461" calcext:value-type="float">
            <text:p>-2.81461</text:p>
          </table:table-cell>
          <table:table-cell office:value-type="float" office:value="0.792141" calcext:value-type="float">
            <text:p>0.792141</text:p>
          </table:table-cell>
          <table:table-cell office:value-type="float" office:value="1.3628" calcext:value-type="float">
            <text:p>1.3628</text:p>
          </table:table-cell>
          <table:table-cell/>
          <table:table-cell office:value-type="float" office:value="0.420408" calcext:value-type="float">
            <text:p>0.420408</text:p>
          </table:table-cell>
          <table:table-cell office:value-type="float" office:value="-1.62263" calcext:value-type="float">
            <text:p>-1.622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043" calcext:value-type="float">
            <text:p>56.043</text:p>
          </table:table-cell>
          <table:table-cell office:value-type="float" office:value="51.957" calcext:value-type="float">
            <text:p>51.957</text:p>
          </table:table-cell>
          <table:table-cell office:value-type="float" office:value="55.2022" calcext:value-type="float">
            <text:p>55.2022</text:p>
          </table:table-cell>
          <table:table-cell office:value-type="float" office:value="52.7978" calcext:value-type="float">
            <text:p>52.7978</text:p>
          </table:table-cell>
        </table:table-row>
        <table:table-row table:style-name="ro1">
          <table:table-cell office:value-type="float" office:value="-2.839" calcext:value-type="float">
            <text:p>-2.839</text:p>
          </table:table-cell>
          <table:table-cell office:value-type="float" office:value="0.912218" calcext:value-type="float">
            <text:p>0.912218</text:p>
          </table:table-cell>
          <table:table-cell office:value-type="float" office:value="1.5899" calcext:value-type="float">
            <text:p>1.5899</text:p>
          </table:table-cell>
          <table:table-cell/>
          <table:table-cell office:value-type="float" office:value="0.181678" calcext:value-type="float">
            <text:p>0.181678</text:p>
          </table:table-cell>
          <table:table-cell office:value-type="float" office:value="-1.42469" calcext:value-type="float">
            <text:p>-1.424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6064" calcext:value-type="float">
            <text:p>55.6064</text:p>
          </table:table-cell>
          <table:table-cell office:value-type="float" office:value="52.3936" calcext:value-type="float">
            <text:p>52.3936</text:p>
          </table:table-cell>
          <table:table-cell office:value-type="float" office:value="55.243" calcext:value-type="float">
            <text:p>55.243</text:p>
          </table:table-cell>
          <table:table-cell office:value-type="float" office:value="52.757" calcext:value-type="float">
            <text:p>52.757</text:p>
          </table:table-cell>
        </table:table-row>
        <table:table-row table:style-name="ro1">
          <table:table-cell office:value-type="float" office:value="-2.82846" calcext:value-type="float">
            <text:p>-2.82846</text:p>
          </table:table-cell>
          <table:table-cell office:value-type="float" office:value="0.975448" calcext:value-type="float">
            <text:p>0.975448</text:p>
          </table:table-cell>
          <table:table-cell office:value-type="float" office:value="1.87132" calcext:value-type="float">
            <text:p>1.87132</text:p>
          </table:table-cell>
          <table:table-cell/>
          <table:table-cell office:value-type="float" office:value="-0.16208" calcext:value-type="float">
            <text:p>-0.16208</text:p>
          </table:table-cell>
          <table:table-cell office:value-type="float" office:value="-1.24237" calcext:value-type="float">
            <text:p>-1.242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0803" calcext:value-type="float">
            <text:p>55.0803</text:p>
          </table:table-cell>
          <table:table-cell office:value-type="float" office:value="52.9197" calcext:value-type="float">
            <text:p>52.9197</text:p>
          </table:table-cell>
          <table:table-cell office:value-type="float" office:value="55.4044" calcext:value-type="float">
            <text:p>55.4044</text:p>
          </table:table-cell>
          <table:table-cell office:value-type="float" office:value="52.5956" calcext:value-type="float">
            <text:p>52.5956</text:p>
          </table:table-cell>
        </table:table-row>
        <table:table-row table:style-name="ro1">
          <table:table-cell office:value-type="float" office:value="-2.84506" calcext:value-type="float">
            <text:p>-2.84506</text:p>
          </table:table-cell>
          <table:table-cell office:value-type="float" office:value="0.960251" calcext:value-type="float">
            <text:p>0.960251</text:p>
          </table:table-cell>
          <table:table-cell office:value-type="float" office:value="2.19302" calcext:value-type="float">
            <text:p>2.19302</text:p>
          </table:table-cell>
          <table:table-cell/>
          <table:table-cell office:value-type="float" office:value="-0.469387" calcext:value-type="float">
            <text:p>-0.469387</text:p>
          </table:table-cell>
          <table:table-cell office:value-type="float" office:value="-0.953677" calcext:value-type="float">
            <text:p>-0.9536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4843" calcext:value-type="float">
            <text:p>54.4843</text:p>
          </table:table-cell>
          <table:table-cell office:value-type="float" office:value="53.5157" calcext:value-type="float">
            <text:p>53.5157</text:p>
          </table:table-cell>
          <table:table-cell office:value-type="float" office:value="55.4231" calcext:value-type="float">
            <text:p>55.4231</text:p>
          </table:table-cell>
          <table:table-cell office:value-type="float" office:value="52.5769" calcext:value-type="float">
            <text:p>52.5769</text:p>
          </table:table-cell>
        </table:table-row>
        <table:table-row table:style-name="ro1">
          <table:table-cell office:value-type="float" office:value="-2.84593" calcext:value-type="float">
            <text:p>-2.84593</text:p>
          </table:table-cell>
          <table:table-cell office:value-type="float" office:value="0.853172" calcext:value-type="float">
            <text:p>0.853172</text:p>
          </table:table-cell>
          <table:table-cell office:value-type="float" office:value="2.56127" calcext:value-type="float">
            <text:p>2.56127</text:p>
          </table:table-cell>
          <table:table-cell/>
          <table:table-cell office:value-type="float" office:value="-0.824507" calcext:value-type="float">
            <text:p>-0.824507</text:p>
          </table:table-cell>
          <table:table-cell office:value-type="float" office:value="-0.58497" calcext:value-type="float">
            <text:p>-0.584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7605" calcext:value-type="float">
            <text:p>53.7605</text:p>
          </table:table-cell>
          <table:table-cell office:value-type="float" office:value="54.2395" calcext:value-type="float">
            <text:p>54.2395</text:p>
          </table:table-cell>
          <table:table-cell office:value-type="float" office:value="55.4095" calcext:value-type="float">
            <text:p>55.4095</text:p>
          </table:table-cell>
          <table:table-cell office:value-type="float" office:value="52.5905" calcext:value-type="float">
            <text:p>52.5905</text:p>
          </table:table-cell>
        </table:table-row>
        <table:table-row table:style-name="ro1">
          <table:table-cell office:value-type="float" office:value="-2.83068" calcext:value-type="float">
            <text:p>-2.83068</text:p>
          </table:table-cell>
          <table:table-cell office:value-type="float" office:value="0.720884" calcext:value-type="float">
            <text:p>0.720884</text:p>
          </table:table-cell>
          <table:table-cell office:value-type="float" office:value="2.83068" calcext:value-type="float">
            <text:p>2.83068</text:p>
          </table:table-cell>
          <table:table-cell/>
          <table:table-cell office:value-type="float" office:value="-0.581443" calcext:value-type="float">
            <text:p>-0.581443</text:p>
          </table:table-cell>
          <table:table-cell office:value-type="float" office:value="-0.472691" calcext:value-type="float">
            <text:p>-0.4726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8912" calcext:value-type="float">
            <text:p>53.8912</text:p>
          </table:table-cell>
          <table:table-cell office:value-type="float" office:value="54.1088" calcext:value-type="float">
            <text:p>54.1088</text:p>
          </table:table-cell>
          <table:table-cell office:value-type="float" office:value="55.0541" calcext:value-type="float">
            <text:p>55.0541</text:p>
          </table:table-cell>
          <table:table-cell office:value-type="float" office:value="52.9459" calcext:value-type="float">
            <text:p>52.9459</text:p>
          </table:table-cell>
        </table:table-row>
        <table:table-row table:style-name="ro1">
          <table:table-cell office:value-type="float" office:value="-2.79935" calcext:value-type="float">
            <text:p>-2.79935</text:p>
          </table:table-cell>
          <table:table-cell office:value-type="float" office:value="0.525843" calcext:value-type="float">
            <text:p>0.525843</text:p>
          </table:table-cell>
          <table:table-cell office:value-type="float" office:value="3.11266" calcext:value-type="float">
            <text:p>3.11266</text:p>
          </table:table-cell>
          <table:table-cell/>
          <table:table-cell office:value-type="float" office:value="-0.795572" calcext:value-type="float">
            <text:p>-0.795572</text:p>
          </table:table-cell>
          <table:table-cell office:value-type="float" office:value="-0.188697" calcext:value-type="float">
            <text:p>-0.1886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3931" calcext:value-type="float">
            <text:p>53.3931</text:p>
          </table:table-cell>
          <table:table-cell office:value-type="float" office:value="54.6069" calcext:value-type="float">
            <text:p>54.6069</text:p>
          </table:table-cell>
          <table:table-cell office:value-type="float" office:value="54.9843" calcext:value-type="float">
            <text:p>54.9843</text:p>
          </table:table-cell>
          <table:table-cell office:value-type="float" office:value="53.0157" calcext:value-type="float">
            <text:p>53.0157</text:p>
          </table:table-cell>
        </table:table-row>
        <table:table-row table:style-name="ro1">
          <table:table-cell office:value-type="float" office:value="-2.76701" calcext:value-type="float">
            <text:p>-2.76701</text:p>
          </table:table-cell>
          <table:table-cell office:value-type="float" office:value="0.340656" calcext:value-type="float">
            <text:p>0.340656</text:p>
          </table:table-cell>
          <table:table-cell office:value-type="float" office:value="3.28308" calcext:value-type="float">
            <text:p>3.28308</text:p>
          </table:table-cell>
          <table:table-cell/>
          <table:table-cell office:value-type="float" office:value="-0.490435" calcext:value-type="float">
            <text:p>-0.490435</text:p>
          </table:table-cell>
          <table:table-cell office:value-type="float" office:value="-0.192033" calcext:value-type="float">
            <text:p>-0.1920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7016" calcext:value-type="float">
            <text:p>53.7016</text:p>
          </table:table-cell>
          <table:table-cell office:value-type="float" office:value="54.2984" calcext:value-type="float">
            <text:p>54.2984</text:p>
          </table:table-cell>
          <table:table-cell office:value-type="float" office:value="54.6825" calcext:value-type="float">
            <text:p>54.6825</text:p>
          </table:table-cell>
          <table:table-cell office:value-type="float" office:value="53.3175" calcext:value-type="float">
            <text:p>53.3175</text:p>
          </table:table-cell>
        </table:table-row>
        <table:table-row table:style-name="ro1">
          <table:table-cell office:value-type="float" office:value="-2.71621" calcext:value-type="float">
            <text:p>-2.71621</text:p>
          </table:table-cell>
          <table:table-cell office:value-type="float" office:value="0.0313283" calcext:value-type="float">
            <text:p>0.0313283</text:p>
          </table:table-cell>
          <table:table-cell office:value-type="float" office:value="3.40148" calcext:value-type="float">
            <text:p>3.40148</text:p>
          </table:table-cell>
          <table:table-cell/>
          <table:table-cell office:value-type="float" office:value="-0.413998" calcext:value-type="float">
            <text:p>-0.413998</text:p>
          </table:table-cell>
          <table:table-cell office:value-type="float" office:value="0.380923" calcext:value-type="float">
            <text:p>0.3809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2051" calcext:value-type="float">
            <text:p>53.2051</text:p>
          </table:table-cell>
          <table:table-cell office:value-type="float" office:value="54.7949" calcext:value-type="float">
            <text:p>54.7949</text:p>
          </table:table-cell>
          <table:table-cell office:value-type="float" office:value="54.0331" calcext:value-type="float">
            <text:p>54.0331</text:p>
          </table:table-cell>
          <table:table-cell office:value-type="float" office:value="53.9669" calcext:value-type="float">
            <text:p>53.9669</text:p>
          </table:table-cell>
        </table:table-row>
        <table:table-row table:style-name="ro1">
          <table:table-cell office:value-type="float" office:value="-2.66553" calcext:value-type="float">
            <text:p>-2.66553</text:p>
          </table:table-cell>
          <table:table-cell office:value-type="float" office:value="-0.261309" calcext:value-type="float">
            <text:p>-0.261309</text:p>
          </table:table-cell>
          <table:table-cell office:value-type="float" office:value="3.40864" calcext:value-type="float">
            <text:p>3.40864</text:p>
          </table:table-cell>
          <table:table-cell/>
          <table:table-cell office:value-type="float" office:value="-0.0731119" calcext:value-type="float">
            <text:p>-0.0731119</text:p>
          </table:table-cell>
          <table:table-cell office:value-type="float" office:value="0.395159" calcext:value-type="float">
            <text:p>0.3951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5317" calcext:value-type="float">
            <text:p>53.5317</text:p>
          </table:table-cell>
          <table:table-cell office:value-type="float" office:value="54.4683" calcext:value-type="float">
            <text:p>54.4683</text:p>
          </table:table-cell>
          <table:table-cell office:value-type="float" office:value="53.678" calcext:value-type="float">
            <text:p>53.678</text:p>
          </table:table-cell>
          <table:table-cell office:value-type="float" office:value="54.322" calcext:value-type="float">
            <text:p>54.322</text:p>
          </table:table-cell>
        </table:table-row>
        <table:table-row table:style-name="ro1">
          <table:table-cell office:value-type="float" office:value="-147.492" calcext:value-type="float">
            <text:p>-147.492</text:p>
          </table:table-cell>
          <table:table-cell office:value-type="float" office:value="-0.624941" calcext:value-type="float">
            <text:p>-0.624941</text:p>
          </table:table-cell>
          <table:table-cell office:value-type="float" office:value="3.33001" calcext:value-type="float">
            <text:p>3.33001</text:p>
          </table:table-cell>
          <table:table-cell/>
          <table:table-cell office:value-type="float" office:value="0.18982" calcext:value-type="float">
            <text:p>0.18982</text:p>
          </table:table-cell>
          <table:table-cell office:value-type="float" office:value="0.788792" calcext:value-type="float">
            <text:p>0.7887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401" calcext:value-type="float">
            <text:p>53.401</text:p>
          </table:table-cell>
          <table:table-cell office:value-type="float" office:value="54.599" calcext:value-type="float">
            <text:p>54.599</text:p>
          </table:table-cell>
          <table:table-cell office:value-type="float" office:value="53.0214" calcext:value-type="float">
            <text:p>53.0214</text:p>
          </table:table-cell>
          <table:table-cell office:value-type="float" office:value="54.9786" calcext:value-type="float">
            <text:p>54.9786</text:p>
          </table:table-cell>
        </table:table-row>
        <table:table-row table:style-name="ro1">
          <table:table-cell office:value-type="float" office:value="-147.425" calcext:value-type="float">
            <text:p>-147.425</text:p>
          </table:table-cell>
          <table:table-cell office:value-type="float" office:value="-0.993884" calcext:value-type="float">
            <text:p>-0.993884</text:p>
          </table:table-cell>
          <table:table-cell office:value-type="float" office:value="3.18368" calcext:value-type="float">
            <text:p>3.18368</text:p>
          </table:table-cell>
          <table:table-cell/>
          <table:table-cell office:value-type="float" office:value="0.401696" calcext:value-type="float">
            <text:p>0.401696</text:p>
          </table:table-cell>
          <table:table-cell office:value-type="float" office:value="0.932092" calcext:value-type="float">
            <text:p>0.9320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4696" calcext:value-type="float">
            <text:p>53.4696</text:p>
          </table:table-cell>
          <table:table-cell office:value-type="float" office:value="54.5304" calcext:value-type="float">
            <text:p>54.5304</text:p>
          </table:table-cell>
          <table:table-cell office:value-type="float" office:value="52.6662" calcext:value-type="float">
            <text:p>52.6662</text:p>
          </table:table-cell>
          <table:table-cell office:value-type="float" office:value="55.3338" calcext:value-type="float">
            <text:p>55.3338</text:p>
          </table:table-cell>
        </table:table-row>
        <table:table-row table:style-name="ro1">
          <table:table-cell office:value-type="float" office:value="-147.367" calcext:value-type="float">
            <text:p>-147.367</text:p>
          </table:table-cell>
          <table:table-cell office:value-type="float" office:value="-1.35914" calcext:value-type="float">
            <text:p>-1.35914</text:p>
          </table:table-cell>
          <table:table-cell office:value-type="float" office:value="2.92724" calcext:value-type="float">
            <text:p>2.92724</text:p>
          </table:table-cell>
          <table:table-cell/>
          <table:table-cell office:value-type="float" office:value="0.818438" calcext:value-type="float">
            <text:p>0.818438</text:p>
          </table:table-cell>
          <table:table-cell office:value-type="float" office:value="1.04944" calcext:value-type="float">
            <text:p>1.049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769" calcext:value-type="float">
            <text:p>53.769</text:p>
          </table:table-cell>
          <table:table-cell office:value-type="float" office:value="54.231" calcext:value-type="float">
            <text:p>54.231</text:p>
          </table:table-cell>
          <table:table-cell office:value-type="float" office:value="52.1321" calcext:value-type="float">
            <text:p>52.1321</text:p>
          </table:table-cell>
          <table:table-cell office:value-type="float" office:value="55.8679" calcext:value-type="float">
            <text:p>55.8679</text:p>
          </table:table-cell>
        </table:table-row>
        <table:table-row table:style-name="ro1">
          <table:table-cell office:value-type="float" office:value="-147.444" calcext:value-type="float">
            <text:p>-147.444</text:p>
          </table:table-cell>
          <table:table-cell office:value-type="float" office:value="-1.71737" calcext:value-type="float">
            <text:p>-1.71737</text:p>
          </table:table-cell>
          <table:table-cell office:value-type="float" office:value="2.62954" calcext:value-type="float">
            <text:p>2.62954</text:p>
          </table:table-cell>
          <table:table-cell/>
          <table:table-cell office:value-type="float" office:value="0.978981" calcext:value-type="float">
            <text:p>0.978981</text:p>
          </table:table-cell>
          <table:table-cell office:value-type="float" office:value="1.16237" calcext:value-type="float">
            <text:p>1.162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8166" calcext:value-type="float">
            <text:p>53.8166</text:p>
          </table:table-cell>
          <table:table-cell office:value-type="float" office:value="54.1834" calcext:value-type="float">
            <text:p>54.1834</text:p>
          </table:table-cell>
          <table:table-cell office:value-type="float" office:value="51.8586" calcext:value-type="float">
            <text:p>51.8586</text:p>
          </table:table-cell>
          <table:table-cell office:value-type="float" office:value="56.1414" calcext:value-type="float">
            <text:p>56.1414</text:p>
          </table:table-cell>
        </table:table-row>
        <table:table-row table:style-name="ro1">
          <table:table-cell office:value-type="float" office:value="-147.381" calcext:value-type="float">
            <text:p>-147.381</text:p>
          </table:table-cell>
          <table:table-cell office:value-type="float" office:value="-1.96635" calcext:value-type="float">
            <text:p>-1.96635</text:p>
          </table:table-cell>
          <table:table-cell office:value-type="float" office:value="2.22276" calcext:value-type="float">
            <text:p>2.22276</text:p>
          </table:table-cell>
          <table:table-cell/>
          <table:table-cell office:value-type="float" office:value="1.45035" calcext:value-type="float">
            <text:p>1.45035</text:p>
          </table:table-cell>
          <table:table-cell office:value-type="float" office:value="0.846677" calcext:value-type="float">
            <text:p>0.8466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6037" calcext:value-type="float">
            <text:p>54.6037</text:p>
          </table:table-cell>
          <table:table-cell office:value-type="float" office:value="53.3963" calcext:value-type="float">
            <text:p>53.3963</text:p>
          </table:table-cell>
          <table:table-cell office:value-type="float" office:value="51.703" calcext:value-type="float">
            <text:p>51.703</text:p>
          </table:table-cell>
          <table:table-cell office:value-type="float" office:value="56.297" calcext:value-type="float">
            <text:p>56.297</text:p>
          </table:table-cell>
        </table:table-row>
        <table:table-row table:style-name="ro1">
          <table:table-cell office:value-type="float" office:value="-147.61" calcext:value-type="float">
            <text:p>-147.61</text:p>
          </table:table-cell>
          <table:table-cell office:value-type="float" office:value="-2.23998" calcext:value-type="float">
            <text:p>-2.23998</text:p>
          </table:table-cell>
          <table:table-cell office:value-type="float" office:value="1.74346" calcext:value-type="float">
            <text:p>1.74346</text:p>
          </table:table-cell>
          <table:table-cell/>
          <table:table-cell office:value-type="float" office:value="1.80797" calcext:value-type="float">
            <text:p>1.80797</text:p>
          </table:table-cell>
          <table:table-cell office:value-type="float" office:value="1.08085" calcext:value-type="float">
            <text:p>1.080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7271" calcext:value-type="float">
            <text:p>54.7271</text:p>
          </table:table-cell>
          <table:table-cell office:value-type="float" office:value="53.2729" calcext:value-type="float">
            <text:p>53.2729</text:p>
          </table:table-cell>
          <table:table-cell office:value-type="float" office:value="51.1112" calcext:value-type="float">
            <text:p>51.1112</text:p>
          </table:table-cell>
          <table:table-cell office:value-type="float" office:value="56.8888" calcext:value-type="float">
            <text:p>56.8888</text:p>
          </table:table-cell>
        </table:table-row>
        <table:table-row table:style-name="ro1">
          <table:table-cell office:value-type="float" office:value="-147.538" calcext:value-type="float">
            <text:p>-147.538</text:p>
          </table:table-cell>
          <table:table-cell office:value-type="float" office:value="-2.45374" calcext:value-type="float">
            <text:p>-2.45374</text:p>
          </table:table-cell>
          <table:table-cell office:value-type="float" office:value="1.23185" calcext:value-type="float">
            <text:p>1.23185</text:p>
          </table:table-cell>
          <table:table-cell/>
          <table:table-cell office:value-type="float" office:value="2.02813" calcext:value-type="float">
            <text:p>2.02813</text:p>
          </table:table-cell>
          <table:table-cell office:value-type="float" office:value="0.968402" calcext:value-type="float">
            <text:p>0.9684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0597" calcext:value-type="float">
            <text:p>55.0597</text:p>
          </table:table-cell>
          <table:table-cell office:value-type="float" office:value="52.9403" calcext:value-type="float">
            <text:p>52.9403</text:p>
          </table:table-cell>
          <table:table-cell office:value-type="float" office:value="51.0035" calcext:value-type="float">
            <text:p>51.0035</text:p>
          </table:table-cell>
          <table:table-cell office:value-type="float" office:value="56.9965" calcext:value-type="float">
            <text:p>56.9965</text:p>
          </table:table-cell>
        </table:table-row>
        <table:table-row table:style-name="ro1">
          <table:table-cell office:value-type="float" office:value="-147.479" calcext:value-type="float">
            <text:p>-147.479</text:p>
          </table:table-cell>
          <table:table-cell office:value-type="float" office:value="-2.58306" calcext:value-type="float">
            <text:p>-2.58306</text:p>
          </table:table-cell>
          <table:table-cell office:value-type="float" office:value="0.637023" calcext:value-type="float">
            <text:p>0.637023</text:p>
          </table:table-cell>
          <table:table-cell/>
          <table:table-cell office:value-type="float" office:value="2.49058" calcext:value-type="float">
            <text:p>2.49058</text:p>
          </table:table-cell>
          <table:table-cell office:value-type="float" office:value="0.740492" calcext:value-type="float">
            <text:p>0.7404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7501" calcext:value-type="float">
            <text:p>55.7501</text:p>
          </table:table-cell>
          <table:table-cell office:value-type="float" office:value="52.2499" calcext:value-type="float">
            <text:p>52.2499</text:p>
          </table:table-cell>
          <table:table-cell office:value-type="float" office:value="50.7689" calcext:value-type="float">
            <text:p>50.7689</text:p>
          </table:table-cell>
          <table:table-cell office:value-type="float" office:value="57.2311" calcext:value-type="float">
            <text:p>57.2311</text:p>
          </table:table-cell>
        </table:table-row>
        <table:table-row table:style-name="ro1">
          <table:table-cell office:value-type="float" office:value="-147.49" calcext:value-type="float">
            <text:p>-147.49</text:p>
          </table:table-cell>
          <table:table-cell office:value-type="float" office:value="-2.70827" calcext:value-type="float">
            <text:p>-2.70827</text:p>
          </table:table-cell>
          <table:table-cell office:value-type="float" office:value="0.0829798" calcext:value-type="float">
            <text:p>0.0829798</text:p>
          </table:table-cell>
          <table:table-cell/>
          <table:table-cell office:value-type="float" office:value="2.46348" calcext:value-type="float">
            <text:p>2.46348</text:p>
          </table:table-cell>
          <table:table-cell office:value-type="float" office:value="0.836601" calcext:value-type="float">
            <text:p>0.8366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6269" calcext:value-type="float">
            <text:p>55.6269</text:p>
          </table:table-cell>
          <table:table-cell office:value-type="float" office:value="52.3731" calcext:value-type="float">
            <text:p>52.3731</text:p>
          </table:table-cell>
          <table:table-cell office:value-type="float" office:value="50.6999" calcext:value-type="float">
            <text:p>50.6999</text:p>
          </table:table-cell>
          <table:table-cell office:value-type="float" office:value="57.3001" calcext:value-type="float">
            <text:p>57.3001</text:p>
          </table:table-cell>
        </table:table-row>
        <table:table-row table:style-name="ro1">
          <table:table-cell office:value-type="float" office:value="-147.409" calcext:value-type="float">
            <text:p>-147.409</text:p>
          </table:table-cell>
          <table:table-cell office:value-type="float" office:value="-2.76291" calcext:value-type="float">
            <text:p>-2.76291</text:p>
          </table:table-cell>
          <table:table-cell office:value-type="float" office:value="-0.526021" calcext:value-type="float">
            <text:p>-0.526021</text:p>
          </table:table-cell>
          <table:table-cell/>
          <table:table-cell office:value-type="float" office:value="2.85134" calcext:value-type="float">
            <text:p>2.85134</text:p>
          </table:table-cell>
          <table:table-cell office:value-type="float" office:value="0.650834" calcext:value-type="float">
            <text:p>0.6508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2005" calcext:value-type="float">
            <text:p>56.2005</text:p>
          </table:table-cell>
          <table:table-cell office:value-type="float" office:value="51.7995" calcext:value-type="float">
            <text:p>51.7995</text:p>
          </table:table-cell>
          <table:table-cell office:value-type="float" office:value="50.4978" calcext:value-type="float">
            <text:p>50.4978</text:p>
          </table:table-cell>
          <table:table-cell office:value-type="float" office:value="57.5022" calcext:value-type="float">
            <text:p>57.5022</text:p>
          </table:table-cell>
        </table:table-row>
        <table:table-row table:style-name="ro1">
          <table:table-cell office:value-type="float" office:value="-147.545" calcext:value-type="float">
            <text:p>-147.545</text:p>
          </table:table-cell>
          <table:table-cell office:value-type="float" office:value="-2.84102" calcext:value-type="float">
            <text:p>-2.84102</text:p>
          </table:table-cell>
          <table:table-cell office:value-type="float" office:value="-1.07483" calcext:value-type="float">
            <text:p>-1.07483</text:p>
          </table:table-cell>
          <table:table-cell/>
          <table:table-cell office:value-type="float" office:value="2.78002" calcext:value-type="float">
            <text:p>2.78002</text:p>
          </table:table-cell>
          <table:table-cell office:value-type="float" office:value="0.849527" calcext:value-type="float">
            <text:p>0.8495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9305" calcext:value-type="float">
            <text:p>55.9305</text:p>
          </table:table-cell>
          <table:table-cell office:value-type="float" office:value="52.0695" calcext:value-type="float">
            <text:p>52.0695</text:p>
          </table:table-cell>
          <table:table-cell office:value-type="float" office:value="50.3705" calcext:value-type="float">
            <text:p>50.3705</text:p>
          </table:table-cell>
          <table:table-cell office:value-type="float" office:value="57.6295" calcext:value-type="float">
            <text:p>57.6295</text:p>
          </table:table-cell>
        </table:table-row>
        <table:table-row table:style-name="ro1">
          <table:table-cell office:value-type="float" office:value="-147.469" calcext:value-type="float">
            <text:p>-147.469</text:p>
          </table:table-cell>
          <table:table-cell office:value-type="float" office:value="-2.84748" calcext:value-type="float">
            <text:p>-2.84748</text:p>
          </table:table-cell>
          <table:table-cell office:value-type="float" office:value="-1.56691" calcext:value-type="float">
            <text:p>-1.56691</text:p>
          </table:table-cell>
          <table:table-cell/>
          <table:table-cell office:value-type="float" office:value="2.72313" calcext:value-type="float">
            <text:p>2.72313</text:p>
          </table:table-cell>
          <table:table-cell office:value-type="float" office:value="0.649914" calcext:value-type="float">
            <text:p>0.6499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0732" calcext:value-type="float">
            <text:p>56.0732</text:p>
          </table:table-cell>
          <table:table-cell office:value-type="float" office:value="51.9268" calcext:value-type="float">
            <text:p>51.9268</text:p>
          </table:table-cell>
          <table:table-cell office:value-type="float" office:value="50.627" calcext:value-type="float">
            <text:p>50.627</text:p>
          </table:table-cell>
          <table:table-cell office:value-type="float" office:value="57.373" calcext:value-type="float">
            <text:p>57.373</text:p>
          </table:table-cell>
        </table:table-row>
        <table:table-row table:style-name="ro1">
          <table:table-cell office:value-type="float" office:value="-147.391" calcext:value-type="float">
            <text:p>-147.391</text:p>
          </table:table-cell>
          <table:table-cell office:value-type="float" office:value="-2.89146" calcext:value-type="float">
            <text:p>-2.89146</text:p>
          </table:table-cell>
          <table:table-cell office:value-type="float" office:value="-1.96066" calcext:value-type="float">
            <text:p>-1.96066</text:p>
          </table:table-cell>
          <table:table-cell/>
          <table:table-cell office:value-type="float" office:value="2.48708" calcext:value-type="float">
            <text:p>2.48708</text:p>
          </table:table-cell>
          <table:table-cell office:value-type="float" office:value="0.897769" calcext:value-type="float">
            <text:p>0.897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5893" calcext:value-type="float">
            <text:p>55.5893</text:p>
          </table:table-cell>
          <table:table-cell office:value-type="float" office:value="52.4107" calcext:value-type="float">
            <text:p>52.4107</text:p>
          </table:table-cell>
          <table:table-cell office:value-type="float" office:value="50.6151" calcext:value-type="float">
            <text:p>50.6151</text:p>
          </table:table-cell>
          <table:table-cell office:value-type="float" office:value="57.3849" calcext:value-type="float">
            <text:p>57.3849</text:p>
          </table:table-cell>
        </table:table-row>
        <table:table-row table:style-name="ro1">
          <table:table-cell office:value-type="float" office:value="-147.689" calcext:value-type="float">
            <text:p>-147.689</text:p>
          </table:table-cell>
          <table:table-cell office:value-type="float" office:value="-2.877" calcext:value-type="float">
            <text:p>-2.877</text:p>
          </table:table-cell>
          <table:table-cell office:value-type="float" office:value="-2.26231" calcext:value-type="float">
            <text:p>-2.26231</text:p>
          </table:table-cell>
          <table:table-cell/>
          <table:table-cell office:value-type="float" office:value="2.26192" calcext:value-type="float">
            <text:p>2.26192</text:p>
          </table:table-cell>
          <table:table-cell office:value-type="float" office:value="0.74668" calcext:value-type="float">
            <text:p>0.746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5152" calcext:value-type="float">
            <text:p>55.5152</text:p>
          </table:table-cell>
          <table:table-cell office:value-type="float" office:value="52.4848" calcext:value-type="float">
            <text:p>52.4848</text:p>
          </table:table-cell>
          <table:table-cell office:value-type="float" office:value="50.9914" calcext:value-type="float">
            <text:p>50.9914</text:p>
          </table:table-cell>
          <table:table-cell office:value-type="float" office:value="57.0086" calcext:value-type="float">
            <text:p>57.0086</text:p>
          </table:table-cell>
        </table:table-row>
        <table:table-row table:style-name="ro1">
          <table:table-cell office:value-type="float" office:value="-147.595" calcext:value-type="float">
            <text:p>-147.595</text:p>
          </table:table-cell>
          <table:table-cell office:value-type="float" office:value="-2.78963" calcext:value-type="float">
            <text:p>-2.78963</text:p>
          </table:table-cell>
          <table:table-cell office:value-type="float" office:value="-2.45364" calcext:value-type="float">
            <text:p>-2.45364</text:p>
          </table:table-cell>
          <table:table-cell/>
          <table:table-cell office:value-type="float" office:value="1.94214" calcext:value-type="float">
            <text:p>1.94214</text:p>
          </table:table-cell>
          <table:table-cell office:value-type="float" office:value="0.516917" calcext:value-type="float">
            <text:p>0.5169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4252" calcext:value-type="float">
            <text:p>55.4252</text:p>
          </table:table-cell>
          <table:table-cell office:value-type="float" office:value="52.5748" calcext:value-type="float">
            <text:p>52.5748</text:p>
          </table:table-cell>
          <table:table-cell office:value-type="float" office:value="51.5409" calcext:value-type="float">
            <text:p>51.5409</text:p>
          </table:table-cell>
          <table:table-cell office:value-type="float" office:value="56.4591" calcext:value-type="float">
            <text:p>56.4591</text:p>
          </table:table-cell>
        </table:table-row>
        <table:table-row table:style-name="ro1">
          <table:table-cell office:value-type="float" office:value="-147.662" calcext:value-type="float">
            <text:p>-147.662</text:p>
          </table:table-cell>
          <table:table-cell office:value-type="float" office:value="-2.68777" calcext:value-type="float">
            <text:p>-2.68777</text:p>
          </table:table-cell>
          <table:table-cell office:value-type="float" office:value="-2.58629" calcext:value-type="float">
            <text:p>-2.58629</text:p>
          </table:table-cell>
          <table:table-cell/>
          <table:table-cell office:value-type="float" office:value="1.81812" calcext:value-type="float">
            <text:p>1.81812</text:p>
          </table:table-cell>
          <table:table-cell office:value-type="float" office:value="0.514103" calcext:value-type="float">
            <text:p>0.5141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304" calcext:value-type="float">
            <text:p>55.304</text:p>
          </table:table-cell>
          <table:table-cell office:value-type="float" office:value="52.696" calcext:value-type="float">
            <text:p>52.696</text:p>
          </table:table-cell>
          <table:table-cell office:value-type="float" office:value="51.6678" calcext:value-type="float">
            <text:p>51.6678</text:p>
          </table:table-cell>
          <table:table-cell office:value-type="float" office:value="56.3322" calcext:value-type="float">
            <text:p>56.3322</text:p>
          </table:table-cell>
        </table:table-row>
        <table:table-row table:style-name="ro1">
          <table:table-cell office:value-type="float" office:value="-147.581" calcext:value-type="float">
            <text:p>-147.581</text:p>
          </table:table-cell>
          <table:table-cell office:value-type="float" office:value="-2.55548" calcext:value-type="float">
            <text:p>-2.55548</text:p>
          </table:table-cell>
          <table:table-cell office:value-type="float" office:value="-2.67434" calcext:value-type="float">
            <text:p>-2.67434</text:p>
          </table:table-cell>
          <table:table-cell/>
          <table:table-cell office:value-type="float" office:value="1.74197" calcext:value-type="float">
            <text:p>1.74197</text:p>
          </table:table-cell>
          <table:table-cell office:value-type="float" office:value="0.435953" calcext:value-type="float">
            <text:p>0.4359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306" calcext:value-type="float">
            <text:p>55.306</text:p>
          </table:table-cell>
          <table:table-cell office:value-type="float" office:value="52.694" calcext:value-type="float">
            <text:p>52.694</text:p>
          </table:table-cell>
          <table:table-cell office:value-type="float" office:value="51.8221" calcext:value-type="float">
            <text:p>51.8221</text:p>
          </table:table-cell>
          <table:table-cell office:value-type="float" office:value="56.1779" calcext:value-type="float">
            <text:p>56.1779</text:p>
          </table:table-cell>
        </table:table-row>
        <table:table-row table:style-name="ro1">
          <table:table-cell office:value-type="float" office:value="-147.498" calcext:value-type="float">
            <text:p>-147.498</text:p>
          </table:table-cell>
          <table:table-cell office:value-type="float" office:value="-2.36741" calcext:value-type="float">
            <text:p>-2.36741</text:p>
          </table:table-cell>
          <table:table-cell office:value-type="float" office:value="-2.72054" calcext:value-type="float">
            <text:p>-2.72054</text:p>
          </table:table-cell>
          <table:table-cell/>
          <table:table-cell office:value-type="float" office:value="1.66778" calcext:value-type="float">
            <text:p>1.66778</text:p>
          </table:table-cell>
          <table:table-cell office:value-type="float" office:value="0.236859" calcext:value-type="float">
            <text:p>0.2368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4309" calcext:value-type="float">
            <text:p>55.4309</text:p>
          </table:table-cell>
          <table:table-cell office:value-type="float" office:value="52.5691" calcext:value-type="float">
            <text:p>52.5691</text:p>
          </table:table-cell>
          <table:table-cell office:value-type="float" office:value="52.0954" calcext:value-type="float">
            <text:p>52.0954</text:p>
          </table:table-cell>
          <table:table-cell office:value-type="float" office:value="55.9046" calcext:value-type="float">
            <text:p>55.9046</text:p>
          </table:table-cell>
        </table:table-row>
        <table:table-row table:style-name="ro1">
          <table:table-cell office:value-type="float" office:value="-147.354" calcext:value-type="float">
            <text:p>-147.354</text:p>
          </table:table-cell>
          <table:table-cell office:value-type="float" office:value="-2.11023" calcext:value-type="float">
            <text:p>-2.11023</text:p>
          </table:table-cell>
          <table:table-cell office:value-type="float" office:value="-2.69903" calcext:value-type="float">
            <text:p>-2.69903</text:p>
          </table:table-cell>
          <table:table-cell/>
          <table:table-cell office:value-type="float" office:value="1.4725" calcext:value-type="float">
            <text:p>1.4725</text:p>
          </table:table-cell>
          <table:table-cell office:value-type="float" office:value="-0.0405524" calcext:value-type="float">
            <text:p>-0.04055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5131" calcext:value-type="float">
            <text:p>55.5131</text:p>
          </table:table-cell>
          <table:table-cell office:value-type="float" office:value="52.4869" calcext:value-type="float">
            <text:p>52.4869</text:p>
          </table:table-cell>
          <table:table-cell office:value-type="float" office:value="52.5681" calcext:value-type="float">
            <text:p>52.5681</text:p>
          </table:table-cell>
          <table:table-cell office:value-type="float" office:value="55.4319" calcext:value-type="float">
            <text:p>55.4319</text:p>
          </table:table-cell>
        </table:table-row>
        <table:table-row table:style-name="ro1">
          <table:table-cell office:value-type="float" office:value="-147.262" calcext:value-type="float">
            <text:p>-147.262</text:p>
          </table:table-cell>
          <table:table-cell office:value-type="float" office:value="-1.89119" calcext:value-type="float">
            <text:p>-1.89119</text:p>
          </table:table-cell>
          <table:table-cell office:value-type="float" office:value="-2.56521" calcext:value-type="float">
            <text:p>-2.56521</text:p>
          </table:table-cell>
          <table:table-cell/>
          <table:table-cell office:value-type="float" office:value="1.06677" calcext:value-type="float">
            <text:p>1.06677</text:p>
          </table:table-cell>
          <table:table-cell office:value-type="float" office:value="0.113972" calcext:value-type="float">
            <text:p>0.1139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9528" calcext:value-type="float">
            <text:p>54.9528</text:p>
          </table:table-cell>
          <table:table-cell office:value-type="float" office:value="53.0472" calcext:value-type="float">
            <text:p>53.0472</text:p>
          </table:table-cell>
          <table:table-cell office:value-type="float" office:value="52.8193" calcext:value-type="float">
            <text:p>52.8193</text:p>
          </table:table-cell>
          <table:table-cell office:value-type="float" office:value="55.1807" calcext:value-type="float">
            <text:p>55.1807</text:p>
          </table:table-cell>
        </table:table-row>
        <table:table-row table:style-name="ro1">
          <table:table-cell office:value-type="float" office:value="-147.234" calcext:value-type="float">
            <text:p>-147.234</text:p>
          </table:table-cell>
          <table:table-cell office:value-type="float" office:value="-1.59015" calcext:value-type="float">
            <text:p>-1.59015</text:p>
          </table:table-cell>
          <table:table-cell office:value-type="float" office:value="-2.45645" calcext:value-type="float">
            <text:p>-2.45645</text:p>
          </table:table-cell>
          <table:table-cell/>
          <table:table-cell office:value-type="float" office:value="1.21352" calcext:value-type="float">
            <text:p>1.21352</text:p>
          </table:table-cell>
          <table:table-cell office:value-type="float" office:value="-0.241607" calcext:value-type="float">
            <text:p>-0.2416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4551" calcext:value-type="float">
            <text:p>55.4551</text:p>
          </table:table-cell>
          <table:table-cell office:value-type="float" office:value="52.5449" calcext:value-type="float">
            <text:p>52.5449</text:p>
          </table:table-cell>
          <table:table-cell office:value-type="float" office:value="53.0281" calcext:value-type="float">
            <text:p>53.0281</text:p>
          </table:table-cell>
          <table:table-cell office:value-type="float" office:value="54.9719" calcext:value-type="float">
            <text:p>54.9719</text:p>
          </table:table-cell>
        </table:table-row>
        <table:table-row table:style-name="ro1">
          <table:table-cell office:value-type="float" office:value="-147.124" calcext:value-type="float">
            <text:p>-147.124</text:p>
          </table:table-cell>
          <table:table-cell office:value-type="float" office:value="-1.25704" calcext:value-type="float">
            <text:p>-1.25704</text:p>
          </table:table-cell>
          <table:table-cell office:value-type="float" office:value="-2.23288" calcext:value-type="float">
            <text:p>-2.23288</text:p>
          </table:table-cell>
          <table:table-cell/>
          <table:table-cell office:value-type="float" office:value="0.765343" calcext:value-type="float">
            <text:p>0.765343</text:p>
          </table:table-cell>
          <table:table-cell office:value-type="float" office:value="-0.415402" calcext:value-type="float">
            <text:p>-0.4154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1807" calcext:value-type="float">
            <text:p>55.1807</text:p>
          </table:table-cell>
          <table:table-cell office:value-type="float" office:value="52.8193" calcext:value-type="float">
            <text:p>52.8193</text:p>
          </table:table-cell>
          <table:table-cell office:value-type="float" office:value="53.6501" calcext:value-type="float">
            <text:p>53.6501</text:p>
          </table:table-cell>
          <table:table-cell office:value-type="float" office:value="54.3499" calcext:value-type="float">
            <text:p>54.3499</text:p>
          </table:table-cell>
        </table:table-row>
        <table:table-row table:style-name="ro1">
          <table:table-cell office:value-type="float" office:value="-147.038" calcext:value-type="float">
            <text:p>-147.038</text:p>
          </table:table-cell>
          <table:table-cell office:value-type="float" office:value="-0.860499" calcext:value-type="float">
            <text:p>-0.860499</text:p>
          </table:table-cell>
          <table:table-cell office:value-type="float" office:value="-2.09429" calcext:value-type="float">
            <text:p>-2.09429</text:p>
          </table:table-cell>
          <table:table-cell/>
          <table:table-cell office:value-type="float" office:value="1.13347" calcext:value-type="float">
            <text:p>1.13347</text:p>
          </table:table-cell>
          <table:table-cell office:value-type="float" office:value="-0.742489" calcext:value-type="float">
            <text:p>-0.7424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876" calcext:value-type="float">
            <text:p>55.876</text:p>
          </table:table-cell>
          <table:table-cell office:value-type="float" office:value="52.124" calcext:value-type="float">
            <text:p>52.124</text:p>
          </table:table-cell>
          <table:table-cell office:value-type="float" office:value="53.609" calcext:value-type="float">
            <text:p>53.609</text:p>
          </table:table-cell>
          <table:table-cell office:value-type="float" office:value="54.391" calcext:value-type="float">
            <text:p>54.391</text:p>
          </table:table-cell>
        </table:table-row>
        <table:table-row table:style-name="ro1">
          <table:table-cell office:value-type="float" office:value="-147.111" calcext:value-type="float">
            <text:p>-147.111</text:p>
          </table:table-cell>
          <table:table-cell office:value-type="float" office:value="-0.432134" calcext:value-type="float">
            <text:p>-0.432134</text:p>
          </table:table-cell>
          <table:table-cell office:value-type="float" office:value="-1.83431" calcext:value-type="float">
            <text:p>-1.83431</text:p>
          </table:table-cell>
          <table:table-cell/>
          <table:table-cell office:value-type="float" office:value="0.637921" calcext:value-type="float">
            <text:p>0.637921</text:p>
          </table:table-cell>
          <table:table-cell office:value-type="float" office:value="-0.963898" calcext:value-type="float">
            <text:p>-0.9638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6018" calcext:value-type="float">
            <text:p>55.6018</text:p>
          </table:table-cell>
          <table:table-cell office:value-type="float" office:value="52.3982" calcext:value-type="float">
            <text:p>52.3982</text:p>
          </table:table-cell>
          <table:table-cell office:value-type="float" office:value="54.326" calcext:value-type="float">
            <text:p>54.326</text:p>
          </table:table-cell>
          <table:table-cell office:value-type="float" office:value="53.674" calcext:value-type="float">
            <text:p>53.674</text:p>
          </table:table-cell>
        </table:table-row>
        <table:table-row table:style-name="ro1">
          <table:table-cell office:value-type="float" office:value="-147.033" calcext:value-type="float">
            <text:p>-147.033</text:p>
          </table:table-cell>
          <table:table-cell office:value-type="float" office:value="-0.027548" calcext:value-type="float">
            <text:p>-0.027548</text:p>
          </table:table-cell>
          <table:table-cell office:value-type="float" office:value="-1.59661" calcext:value-type="float">
            <text:p>-1.59661</text:p>
          </table:table-cell>
          <table:table-cell/>
          <table:table-cell office:value-type="float" office:value="0.715552" calcext:value-type="float">
            <text:p>0.715552</text:p>
          </table:table-cell>
          <table:table-cell office:value-type="float" office:value="-0.969104" calcext:value-type="float">
            <text:p>-0.9691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6847" calcext:value-type="float">
            <text:p>55.6847</text:p>
          </table:table-cell>
          <table:table-cell office:value-type="float" office:value="52.3153" calcext:value-type="float">
            <text:p>52.3153</text:p>
          </table:table-cell>
          <table:table-cell office:value-type="float" office:value="54.2536" calcext:value-type="float">
            <text:p>54.2536</text:p>
          </table:table-cell>
          <table:table-cell office:value-type="float" office:value="53.7464" calcext:value-type="float">
            <text:p>53.7464</text:p>
          </table:table-cell>
        </table:table-row>
        <table:table-row table:style-name="ro1">
          <table:table-cell office:value-type="float" office:value="-146.919" calcext:value-type="float">
            <text:p>-146.919</text:p>
          </table:table-cell>
          <table:table-cell office:value-type="float" office:value="0.432329" calcext:value-type="float">
            <text:p>0.432329</text:p>
          </table:table-cell>
          <table:table-cell office:value-type="float" office:value="-1.29585" calcext:value-type="float">
            <text:p>-1.29585</text:p>
          </table:table-cell>
          <table:table-cell/>
          <table:table-cell office:value-type="float" office:value="0.426956" calcext:value-type="float">
            <text:p>0.426956</text:p>
          </table:table-cell>
          <table:table-cell office:value-type="float" office:value="-1.31821" calcext:value-type="float">
            <text:p>-1.318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7452" calcext:value-type="float">
            <text:p>55.7452</text:p>
          </table:table-cell>
          <table:table-cell office:value-type="float" office:value="52.2548" calcext:value-type="float">
            <text:p>52.2548</text:p>
          </table:table-cell>
          <table:table-cell office:value-type="float" office:value="54.8913" calcext:value-type="float">
            <text:p>54.8913</text:p>
          </table:table-cell>
          <table:table-cell office:value-type="float" office:value="53.1087" calcext:value-type="float">
            <text:p>53.1087</text:p>
          </table:table-cell>
        </table:table-row>
        <table:table-row table:style-name="ro1">
          <table:table-cell office:value-type="float" office:value="-146.834" calcext:value-type="float">
            <text:p>-146.834</text:p>
          </table:table-cell>
          <table:table-cell office:value-type="float" office:value="0.878531" calcext:value-type="float">
            <text:p>0.878531</text:p>
          </table:table-cell>
          <table:table-cell office:value-type="float" office:value="-1.09368" calcext:value-type="float">
            <text:p>-1.09368</text:p>
          </table:table-cell>
          <table:table-cell/>
          <table:table-cell office:value-type="float" office:value="0.803629" calcext:value-type="float">
            <text:p>0.803629</text:p>
          </table:table-cell>
          <table:table-cell office:value-type="float" office:value="-1.40141" calcext:value-type="float">
            <text:p>-1.401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205" calcext:value-type="float">
            <text:p>56.205</text:p>
          </table:table-cell>
          <table:table-cell office:value-type="float" office:value="51.795" calcext:value-type="float">
            <text:p>51.795</text:p>
          </table:table-cell>
          <table:table-cell office:value-type="float" office:value="54.5978" calcext:value-type="float">
            <text:p>54.5978</text:p>
          </table:table-cell>
          <table:table-cell office:value-type="float" office:value="53.4022" calcext:value-type="float">
            <text:p>53.4022</text:p>
          </table:table-cell>
        </table:table-row>
        <table:table-row table:style-name="ro1">
          <table:table-cell office:value-type="float" office:value="-146.725" calcext:value-type="float">
            <text:p>-146.725</text:p>
          </table:table-cell>
          <table:table-cell office:value-type="float" office:value="1.27647" calcext:value-type="float">
            <text:p>1.27647</text:p>
          </table:table-cell>
          <table:table-cell office:value-type="float" office:value="-0.83414" calcext:value-type="float">
            <text:p>-0.83414</text:p>
          </table:table-cell>
          <table:table-cell/>
          <table:table-cell office:value-type="float" office:value="0.534256" calcext:value-type="float">
            <text:p>0.534256</text:p>
          </table:table-cell>
          <table:table-cell office:value-type="float" office:value="-1.34614" calcext:value-type="float">
            <text:p>-1.346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8804" calcext:value-type="float">
            <text:p>55.8804</text:p>
          </table:table-cell>
          <table:table-cell office:value-type="float" office:value="52.1196" calcext:value-type="float">
            <text:p>52.1196</text:p>
          </table:table-cell>
          <table:table-cell office:value-type="float" office:value="54.8119" calcext:value-type="float">
            <text:p>54.8119</text:p>
          </table:table-cell>
          <table:table-cell office:value-type="float" office:value="53.1881" calcext:value-type="float">
            <text:p>53.1881</text:p>
          </table:table-cell>
        </table:table-row>
        <table:table-row table:style-name="ro1">
          <table:table-cell office:value-type="float" office:value="-146.751" calcext:value-type="float">
            <text:p>-146.751</text:p>
          </table:table-cell>
          <table:table-cell office:value-type="float" office:value="1.6885" calcext:value-type="float">
            <text:p>1.6885</text:p>
          </table:table-cell>
          <table:table-cell office:value-type="float" office:value="-0.628353" calcext:value-type="float">
            <text:p>-0.628353</text:p>
          </table:table-cell>
          <table:table-cell/>
          <table:table-cell office:value-type="float" office:value="0.716684" calcext:value-type="float">
            <text:p>0.716684</text:p>
          </table:table-cell>
          <table:table-cell office:value-type="float" office:value="-1.55615" calcext:value-type="float">
            <text:p>-1.556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2728" calcext:value-type="float">
            <text:p>56.2728</text:p>
          </table:table-cell>
          <table:table-cell office:value-type="float" office:value="51.7272" calcext:value-type="float">
            <text:p>51.7272</text:p>
          </table:table-cell>
          <table:table-cell office:value-type="float" office:value="54.8395" calcext:value-type="float">
            <text:p>54.8395</text:p>
          </table:table-cell>
          <table:table-cell office:value-type="float" office:value="53.1605" calcext:value-type="float">
            <text:p>53.1605</text:p>
          </table:table-cell>
        </table:table-row>
        <table:table-row table:style-name="ro1">
          <table:table-cell office:value-type="float" office:value="-146.641" calcext:value-type="float">
            <text:p>-146.641</text:p>
          </table:table-cell>
          <table:table-cell office:value-type="float" office:value="2.15479" calcext:value-type="float">
            <text:p>2.15479</text:p>
          </table:table-cell>
          <table:table-cell office:value-type="float" office:value="-0.485127" calcext:value-type="float">
            <text:p>-0.485127</text:p>
          </table:table-cell>
          <table:table-cell/>
          <table:table-cell office:value-type="float" office:value="0.945673" calcext:value-type="float">
            <text:p>0.945673</text:p>
          </table:table-cell>
          <table:table-cell office:value-type="float" office:value="-1.95445" calcext:value-type="float">
            <text:p>-1.954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9001" calcext:value-type="float">
            <text:p>56.9001</text:p>
          </table:table-cell>
          <table:table-cell office:value-type="float" office:value="51.0999" calcext:value-type="float">
            <text:p>51.0999</text:p>
          </table:table-cell>
          <table:table-cell office:value-type="float" office:value="55.0088" calcext:value-type="float">
            <text:p>55.0088</text:p>
          </table:table-cell>
          <table:table-cell office:value-type="float" office:value="52.9912" calcext:value-type="float">
            <text:p>52.9912</text:p>
          </table:table-cell>
        </table:table-row>
        <table:table-row table:style-name="ro1">
          <table:table-cell office:value-type="float" office:value="-146.538" calcext:value-type="float">
            <text:p>-146.538</text:p>
          </table:table-cell>
          <table:table-cell office:value-type="float" office:value="2.56244" calcext:value-type="float">
            <text:p>2.56244</text:p>
          </table:table-cell>
          <table:table-cell office:value-type="float" office:value="-0.368725" calcext:value-type="float">
            <text:p>-0.368725</text:p>
          </table:table-cell>
          <table:table-cell/>
          <table:table-cell office:value-type="float" office:value="1.03493" calcext:value-type="float">
            <text:p>1.03493</text:p>
          </table:table-cell>
          <table:table-cell office:value-type="float" office:value="-1.89862" calcext:value-type="float">
            <text:p>-1.898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9336" calcext:value-type="float">
            <text:p>56.9336</text:p>
          </table:table-cell>
          <table:table-cell office:value-type="float" office:value="51.0664" calcext:value-type="float">
            <text:p>51.0664</text:p>
          </table:table-cell>
          <table:table-cell office:value-type="float" office:value="54.8637" calcext:value-type="float">
            <text:p>54.8637</text:p>
          </table:table-cell>
          <table:table-cell office:value-type="float" office:value="53.1363" calcext:value-type="float">
            <text:p>53.1363</text:p>
          </table:table-cell>
        </table:table-row>
        <table:table-row table:style-name="ro1">
          <table:table-cell office:value-type="float" office:value="-146.438" calcext:value-type="float">
            <text:p>-146.438</text:p>
          </table:table-cell>
          <table:table-cell office:value-type="float" office:value="2.99578" calcext:value-type="float">
            <text:p>2.99578</text:p>
          </table:table-cell>
          <table:table-cell office:value-type="float" office:value="-0.362941" calcext:value-type="float">
            <text:p>-0.362941</text:p>
          </table:table-cell>
          <table:table-cell/>
          <table:table-cell office:value-type="float" office:value="1.48684" calcext:value-type="float">
            <text:p>1.48684</text:p>
          </table:table-cell>
          <table:table-cell office:value-type="float" office:value="-2.19964" calcext:value-type="float">
            <text:p>-2.199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6865" calcext:value-type="float">
            <text:p>57.6865</text:p>
          </table:table-cell>
          <table:table-cell office:value-type="float" office:value="50.3135" calcext:value-type="float">
            <text:p>50.3135</text:p>
          </table:table-cell>
          <table:table-cell office:value-type="float" office:value="54.7128" calcext:value-type="float">
            <text:p>54.7128</text:p>
          </table:table-cell>
          <table:table-cell office:value-type="float" office:value="53.2872" calcext:value-type="float">
            <text:p>53.2872</text:p>
          </table:table-cell>
        </table:table-row>
        <table:table-row table:style-name="ro1">
          <table:table-cell office:value-type="float" office:value="-146.303" calcext:value-type="float">
            <text:p>-146.303</text:p>
          </table:table-cell>
          <table:table-cell office:value-type="float" office:value="3.38819" calcext:value-type="float">
            <text:p>3.38819</text:p>
          </table:table-cell>
          <table:table-cell office:value-type="float" office:value="-0.324645" calcext:value-type="float">
            <text:p>-0.324645</text:p>
          </table:table-cell>
          <table:table-cell/>
          <table:table-cell office:value-type="float" office:value="1.35696" calcext:value-type="float">
            <text:p>1.35696</text:p>
          </table:table-cell>
          <table:table-cell office:value-type="float" office:value="-2.23563" calcext:value-type="float">
            <text:p>-2.235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5926" calcext:value-type="float">
            <text:p>57.5926</text:p>
          </table:table-cell>
          <table:table-cell office:value-type="float" office:value="50.4074" calcext:value-type="float">
            <text:p>50.4074</text:p>
          </table:table-cell>
          <table:table-cell office:value-type="float" office:value="54.8787" calcext:value-type="float">
            <text:p>54.8787</text:p>
          </table:table-cell>
          <table:table-cell office:value-type="float" office:value="53.1213" calcext:value-type="float">
            <text:p>53.1213</text:p>
          </table:table-cell>
        </table:table-row>
        <table:table-row table:style-name="ro1">
          <table:table-cell office:value-type="float" office:value="-146.251" calcext:value-type="float">
            <text:p>-146.251</text:p>
          </table:table-cell>
          <table:table-cell office:value-type="float" office:value="3.78403" calcext:value-type="float">
            <text:p>3.78403</text:p>
          </table:table-cell>
          <table:table-cell office:value-type="float" office:value="-0.395145" calcext:value-type="float">
            <text:p>-0.395145</text:p>
          </table:table-cell>
          <table:table-cell/>
          <table:table-cell office:value-type="float" office:value="1.82162" calcext:value-type="float">
            <text:p>1.82162</text:p>
          </table:table-cell>
          <table:table-cell office:value-type="float" office:value="-2.46185" calcext:value-type="float">
            <text:p>-2.46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2835" calcext:value-type="float">
            <text:p>58.2835</text:p>
          </table:table-cell>
          <table:table-cell office:value-type="float" office:value="49.7165" calcext:value-type="float">
            <text:p>49.7165</text:p>
          </table:table-cell>
          <table:table-cell office:value-type="float" office:value="54.6402" calcext:value-type="float">
            <text:p>54.6402</text:p>
          </table:table-cell>
          <table:table-cell office:value-type="float" office:value="53.3598" calcext:value-type="float">
            <text:p>53.3598</text:p>
          </table:table-cell>
        </table:table-row>
        <table:table-row table:style-name="ro1">
          <table:table-cell office:value-type="float" office:value="-146.107" calcext:value-type="float">
            <text:p>-146.107</text:p>
          </table:table-cell>
          <table:table-cell office:value-type="float" office:value="4.08096" calcext:value-type="float">
            <text:p>4.08096</text:p>
          </table:table-cell>
          <table:table-cell office:value-type="float" office:value="-0.432055" calcext:value-type="float">
            <text:p>-0.432055</text:p>
          </table:table-cell>
          <table:table-cell/>
          <table:table-cell office:value-type="float" office:value="1.70945" calcext:value-type="float">
            <text:p>1.70945</text:p>
          </table:table-cell>
          <table:table-cell office:value-type="float" office:value="-2.26285" calcext:value-type="float">
            <text:p>-2.262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9723" calcext:value-type="float">
            <text:p>57.9723</text:p>
          </table:table-cell>
          <table:table-cell office:value-type="float" office:value="50.0277" calcext:value-type="float">
            <text:p>50.0277</text:p>
          </table:table-cell>
          <table:table-cell office:value-type="float" office:value="54.5534" calcext:value-type="float">
            <text:p>54.5534</text:p>
          </table:table-cell>
          <table:table-cell office:value-type="float" office:value="53.4466" calcext:value-type="float">
            <text:p>53.4466</text:p>
          </table:table-cell>
        </table:table-row>
        <table:table-row table:style-name="ro1">
          <table:table-cell office:value-type="float" office:value="-145.976" calcext:value-type="float">
            <text:p>-145.976</text:p>
          </table:table-cell>
          <table:table-cell office:value-type="float" office:value="4.34512" calcext:value-type="float">
            <text:p>4.34512</text:p>
          </table:table-cell>
          <table:table-cell office:value-type="float" office:value="-0.481128" calcext:value-type="float">
            <text:p>-0.481128</text:p>
          </table:table-cell>
          <table:table-cell/>
          <table:table-cell office:value-type="float" office:value="1.78481" calcext:value-type="float">
            <text:p>1.78481</text:p>
          </table:table-cell>
          <table:table-cell office:value-type="float" office:value="-2.32818" calcext:value-type="float">
            <text:p>-2.328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113" calcext:value-type="float">
            <text:p>58.113</text:p>
          </table:table-cell>
          <table:table-cell office:value-type="float" office:value="49.887" calcext:value-type="float">
            <text:p>49.887</text:p>
          </table:table-cell>
          <table:table-cell office:value-type="float" office:value="54.5434" calcext:value-type="float">
            <text:p>54.5434</text:p>
          </table:table-cell>
          <table:table-cell office:value-type="float" office:value="53.4566" calcext:value-type="float">
            <text:p>53.4566</text:p>
          </table:table-cell>
        </table:table-row>
        <table:table-row table:style-name="ro1">
          <table:table-cell office:value-type="float" office:value="-145.835" calcext:value-type="float">
            <text:p>-145.835</text:p>
          </table:table-cell>
          <table:table-cell office:value-type="float" office:value="4.51054" calcext:value-type="float">
            <text:p>4.51054</text:p>
          </table:table-cell>
          <table:table-cell office:value-type="float" office:value="-0.49362" calcext:value-type="float">
            <text:p>-0.49362</text:p>
          </table:table-cell>
          <table:table-cell/>
          <table:table-cell office:value-type="float" office:value="1.65641" calcext:value-type="float">
            <text:p>1.65641</text:p>
          </table:table-cell>
          <table:table-cell office:value-type="float" office:value="-2.10993" calcext:value-type="float">
            <text:p>-2.109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7663" calcext:value-type="float">
            <text:p>57.7663</text:p>
          </table:table-cell>
          <table:table-cell office:value-type="float" office:value="50.2337" calcext:value-type="float">
            <text:p>50.2337</text:p>
          </table:table-cell>
          <table:table-cell office:value-type="float" office:value="54.4535" calcext:value-type="float">
            <text:p>54.4535</text:p>
          </table:table-cell>
          <table:table-cell office:value-type="float" office:value="53.5465" calcext:value-type="float">
            <text:p>53.5465</text:p>
          </table:table-cell>
        </table:table-row>
        <table:table-row table:style-name="ro1">
          <table:table-cell office:value-type="float" office:value="-145.715" calcext:value-type="float">
            <text:p>-145.715</text:p>
          </table:table-cell>
          <table:table-cell office:value-type="float" office:value="4.55038" calcext:value-type="float">
            <text:p>4.55038</text:p>
          </table:table-cell>
          <table:table-cell office:value-type="float" office:value="-0.510767" calcext:value-type="float">
            <text:p>-0.510767</text:p>
          </table:table-cell>
          <table:table-cell/>
          <table:table-cell office:value-type="float" office:value="1.69465" calcext:value-type="float">
            <text:p>1.69465</text:p>
          </table:table-cell>
          <table:table-cell office:value-type="float" office:value="-1.75402" calcext:value-type="float">
            <text:p>-1.754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4487" calcext:value-type="float">
            <text:p>57.4487</text:p>
          </table:table-cell>
          <table:table-cell office:value-type="float" office:value="50.5513" calcext:value-type="float">
            <text:p>50.5513</text:p>
          </table:table-cell>
          <table:table-cell office:value-type="float" office:value="54.0594" calcext:value-type="float">
            <text:p>54.0594</text:p>
          </table:table-cell>
          <table:table-cell office:value-type="float" office:value="53.9406" calcext:value-type="float">
            <text:p>53.9406</text:p>
          </table:table-cell>
        </table:table-row>
        <table:table-row table:style-name="ro1">
          <table:table-cell office:value-type="float" office:value="-145.731" calcext:value-type="float">
            <text:p>-145.731</text:p>
          </table:table-cell>
          <table:table-cell office:value-type="float" office:value="4.51696" calcext:value-type="float">
            <text:p>4.51696</text:p>
          </table:table-cell>
          <table:table-cell office:value-type="float" office:value="-0.499806" calcext:value-type="float">
            <text:p>-0.499806</text:p>
          </table:table-cell>
          <table:table-cell/>
          <table:table-cell office:value-type="float" office:value="1.59447" calcext:value-type="float">
            <text:p>1.59447</text:p>
          </table:table-cell>
          <table:table-cell office:value-type="float" office:value="-1.58814" calcext:value-type="float">
            <text:p>-1.588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1826" calcext:value-type="float">
            <text:p>57.1826</text:p>
          </table:table-cell>
          <table:table-cell office:value-type="float" office:value="50.8174" calcext:value-type="float">
            <text:p>50.8174</text:p>
          </table:table-cell>
          <table:table-cell office:value-type="float" office:value="53.9937" calcext:value-type="float">
            <text:p>53.9937</text:p>
          </table:table-cell>
          <table:table-cell office:value-type="float" office:value="54.0063" calcext:value-type="float">
            <text:p>54.0063</text:p>
          </table:table-cell>
        </table:table-row>
        <table:table-row table:style-name="ro1">
          <table:table-cell office:value-type="float" office:value="-145.59" calcext:value-type="float">
            <text:p>-145.59</text:p>
          </table:table-cell>
          <table:table-cell office:value-type="float" office:value="4.38203" calcext:value-type="float">
            <text:p>4.38203</text:p>
          </table:table-cell>
          <table:table-cell office:value-type="float" office:value="-0.441803" calcext:value-type="float">
            <text:p>-0.441803</text:p>
          </table:table-cell>
          <table:table-cell/>
          <table:table-cell office:value-type="float" office:value="1.40505" calcext:value-type="float">
            <text:p>1.40505</text:p>
          </table:table-cell>
          <table:table-cell office:value-type="float" office:value="-1.27987" calcext:value-type="float">
            <text:p>-1.279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6849" calcext:value-type="float">
            <text:p>56.6849</text:p>
          </table:table-cell>
          <table:table-cell office:value-type="float" office:value="51.3151" calcext:value-type="float">
            <text:p>51.3151</text:p>
          </table:table-cell>
          <table:table-cell office:value-type="float" office:value="53.8748" calcext:value-type="float">
            <text:p>53.8748</text:p>
          </table:table-cell>
          <table:table-cell office:value-type="float" office:value="54.1252" calcext:value-type="float">
            <text:p>54.1252</text:p>
          </table:table-cell>
        </table:table-row>
        <table:table-row table:style-name="ro1">
          <table:table-cell office:value-type="float" office:value="-145.451" calcext:value-type="float">
            <text:p>-145.451</text:p>
          </table:table-cell>
          <table:table-cell office:value-type="float" office:value="4.15546" calcext:value-type="float">
            <text:p>4.15546</text:p>
          </table:table-cell>
          <table:table-cell office:value-type="float" office:value="-0.325478" calcext:value-type="float">
            <text:p>-0.325478</text:p>
          </table:table-cell>
          <table:table-cell/>
          <table:table-cell office:value-type="float" office:value="1.15245" calcext:value-type="float">
            <text:p>1.15245</text:p>
          </table:table-cell>
          <table:table-cell office:value-type="float" office:value="-0.981285" calcext:value-type="float">
            <text:p>-0.9812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1337" calcext:value-type="float">
            <text:p>56.1337</text:p>
          </table:table-cell>
          <table:table-cell office:value-type="float" office:value="51.8663" calcext:value-type="float">
            <text:p>51.8663</text:p>
          </table:table-cell>
          <table:table-cell office:value-type="float" office:value="53.8288" calcext:value-type="float">
            <text:p>53.8288</text:p>
          </table:table-cell>
          <table:table-cell office:value-type="float" office:value="54.1712" calcext:value-type="float">
            <text:p>54.1712</text:p>
          </table:table-cell>
        </table:table-row>
        <table:table-row table:style-name="ro1">
          <table:table-cell office:value-type="float" office:value="-145.313" calcext:value-type="float">
            <text:p>-145.313</text:p>
          </table:table-cell>
          <table:table-cell office:value-type="float" office:value="3.86661" calcext:value-type="float">
            <text:p>3.86661</text:p>
          </table:table-cell>
          <table:table-cell office:value-type="float" office:value="-0.174366" calcext:value-type="float">
            <text:p>-0.174366</text:p>
          </table:table-cell>
          <table:table-cell/>
          <table:table-cell office:value-type="float" office:value="0.980753" calcext:value-type="float">
            <text:p>0.980753</text:p>
          </table:table-cell>
          <table:table-cell office:value-type="float" office:value="-0.775979" calcext:value-type="float">
            <text:p>-0.7759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7567" calcext:value-type="float">
            <text:p>55.7567</text:p>
          </table:table-cell>
          <table:table-cell office:value-type="float" office:value="52.2433" calcext:value-type="float">
            <text:p>52.2433</text:p>
          </table:table-cell>
          <table:table-cell office:value-type="float" office:value="53.7952" calcext:value-type="float">
            <text:p>53.7952</text:p>
          </table:table-cell>
          <table:table-cell office:value-type="float" office:value="54.2048" calcext:value-type="float">
            <text:p>54.2048</text:p>
          </table:table-cell>
        </table:table-row>
        <table:table-row table:style-name="ro1">
          <table:table-cell office:value-type="float" office:value="-145.164" calcext:value-type="float">
            <text:p>-145.164</text:p>
          </table:table-cell>
          <table:table-cell office:value-type="float" office:value="3.52306" calcext:value-type="float">
            <text:p>3.52306</text:p>
          </table:table-cell>
          <table:table-cell office:value-type="float" office:value="0.0823424" calcext:value-type="float">
            <text:p>0.0823424</text:p>
          </table:table-cell>
          <table:table-cell/>
          <table:table-cell office:value-type="float" office:value="0.491719" calcext:value-type="float">
            <text:p>0.491719</text:p>
          </table:table-cell>
          <table:table-cell office:value-type="float" office:value="-0.576964" calcext:value-type="float">
            <text:p>-0.5769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0687" calcext:value-type="float">
            <text:p>55.0687</text:p>
          </table:table-cell>
          <table:table-cell office:value-type="float" office:value="52.9313" calcext:value-type="float">
            <text:p>52.9313</text:p>
          </table:table-cell>
          <table:table-cell office:value-type="float" office:value="54.0852" calcext:value-type="float">
            <text:p>54.0852</text:p>
          </table:table-cell>
          <table:table-cell office:value-type="float" office:value="53.9148" calcext:value-type="float">
            <text:p>53.9148</text:p>
          </table:table-cell>
        </table:table-row>
        <table:table-row table:style-name="ro1">
          <table:table-cell office:value-type="float" office:value="-145.103" calcext:value-type="float">
            <text:p>-145.103</text:p>
          </table:table-cell>
          <table:table-cell office:value-type="float" office:value="3.12405" calcext:value-type="float">
            <text:p>3.12405</text:p>
          </table:table-cell>
          <table:table-cell office:value-type="float" office:value="0.374551" calcext:value-type="float">
            <text:p>0.374551</text:p>
          </table:table-cell>
          <table:table-cell/>
          <table:table-cell office:value-type="float" office:value="0.265431" calcext:value-type="float">
            <text:p>0.265431</text:p>
          </table:table-cell>
          <table:table-cell office:value-type="float" office:value="-0.34911" calcext:value-type="float">
            <text:p>-0.349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6145" calcext:value-type="float">
            <text:p>54.6145</text:p>
          </table:table-cell>
          <table:table-cell office:value-type="float" office:value="53.3855" calcext:value-type="float">
            <text:p>53.3855</text:p>
          </table:table-cell>
          <table:table-cell office:value-type="float" office:value="54.0837" calcext:value-type="float">
            <text:p>54.0837</text:p>
          </table:table-cell>
          <table:table-cell office:value-type="float" office:value="53.9163" calcext:value-type="float">
            <text:p>53.9163</text:p>
          </table:table-cell>
        </table:table-row>
        <table:table-row table:style-name="ro1">
          <table:table-cell office:value-type="float" office:value="-144.944" calcext:value-type="float">
            <text:p>-144.944</text:p>
          </table:table-cell>
          <table:table-cell office:value-type="float" office:value="2.75171" calcext:value-type="float">
            <text:p>2.75171</text:p>
          </table:table-cell>
          <table:table-cell office:value-type="float" office:value="0.722748" calcext:value-type="float">
            <text:p>0.722748</text:p>
          </table:table-cell>
          <table:table-cell/>
          <table:table-cell office:value-type="float" office:value="-0.0672579" calcext:value-type="float">
            <text:p>-0.0672579</text:p>
          </table:table-cell>
          <table:table-cell office:value-type="float" office:value="-0.445251" calcext:value-type="float">
            <text:p>-0.4452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378" calcext:value-type="float">
            <text:p>54.378</text:p>
          </table:table-cell>
          <table:table-cell office:value-type="float" office:value="53.622" calcext:value-type="float">
            <text:p>53.622</text:p>
          </table:table-cell>
          <table:table-cell office:value-type="float" office:value="54.5125" calcext:value-type="float">
            <text:p>54.5125</text:p>
          </table:table-cell>
          <table:table-cell office:value-type="float" office:value="53.4875" calcext:value-type="float">
            <text:p>53.4875</text:p>
          </table:table-cell>
        </table:table-row>
        <table:table-row table:style-name="ro1">
          <table:table-cell office:value-type="float" office:value="-144.586" calcext:value-type="float">
            <text:p>-144.586</text:p>
          </table:table-cell>
          <table:table-cell office:value-type="float" office:value="1.68432" calcext:value-type="float">
            <text:p>1.68432</text:p>
          </table:table-cell>
          <table:table-cell office:value-type="float" office:value="1.68721" calcext:value-type="float">
            <text:p>1.68721</text:p>
          </table:table-cell>
          <table:table-cell/>
          <table:table-cell office:value-type="float" office:value="-2.82406" calcext:value-type="float">
            <text:p>-2.82406</text:p>
          </table:table-cell>
          <table:table-cell office:value-type="float" office:value="2.55125" calcext:value-type="float">
            <text:p>2.55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.6247" calcext:value-type="float">
            <text:p>48.6247</text:p>
          </table:table-cell>
          <table:table-cell office:value-type="float" office:value="59.3753" calcext:value-type="float">
            <text:p>59.3753</text:p>
          </table:table-cell>
          <table:table-cell office:value-type="float" office:value="54.2728" calcext:value-type="float">
            <text:p>54.2728</text:p>
          </table:table-cell>
          <table:table-cell office:value-type="float" office:value="53.7272" calcext:value-type="float">
            <text:p>53.7272</text:p>
          </table:table-cell>
        </table:table-row>
        <table:table-row table:style-name="ro1">
          <table:table-cell office:value-type="float" office:value="-144.452" calcext:value-type="float">
            <text:p>-144.452</text:p>
          </table:table-cell>
          <table:table-cell office:value-type="float" office:value="1.29267" calcext:value-type="float">
            <text:p>1.29267</text:p>
          </table:table-cell>
          <table:table-cell office:value-type="float" office:value="2.06118" calcext:value-type="float">
            <text:p>2.06118</text:p>
          </table:table-cell>
          <table:table-cell/>
          <table:table-cell office:value-type="float" office:value="-0.617395" calcext:value-type="float">
            <text:p>-0.617395</text:p>
          </table:table-cell>
          <table:table-cell office:value-type="float" office:value="-0.0925469" calcext:value-type="float">
            <text:p>-0.09254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4752" calcext:value-type="float">
            <text:p>53.4752</text:p>
          </table:table-cell>
          <table:table-cell office:value-type="float" office:value="54.5248" calcext:value-type="float">
            <text:p>54.5248</text:p>
          </table:table-cell>
          <table:table-cell office:value-type="float" office:value="54.7099" calcext:value-type="float">
            <text:p>54.7099</text:p>
          </table:table-cell>
          <table:table-cell office:value-type="float" office:value="53.2901" calcext:value-type="float">
            <text:p>53.2901</text:p>
          </table:table-cell>
        </table:table-row>
        <table:table-row table:style-name="ro1">
          <table:table-cell office:value-type="float" office:value="-144.355" calcext:value-type="float">
            <text:p>-144.355</text:p>
          </table:table-cell>
          <table:table-cell office:value-type="float" office:value="1.11579" calcext:value-type="float">
            <text:p>1.11579</text:p>
          </table:table-cell>
          <table:table-cell office:value-type="float" office:value="2.21298" calcext:value-type="float">
            <text:p>2.21298</text:p>
          </table:table-cell>
          <table:table-cell/>
          <table:table-cell office:value-type="float" office:value="0.166932" calcext:value-type="float">
            <text:p>0.166932</text:p>
          </table:table-cell>
          <table:table-cell office:value-type="float" office:value="-0.940911" calcext:value-type="float">
            <text:p>-0.9409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1078" calcext:value-type="float">
            <text:p>55.1078</text:p>
          </table:table-cell>
          <table:table-cell office:value-type="float" office:value="52.8922" calcext:value-type="float">
            <text:p>52.8922</text:p>
          </table:table-cell>
          <table:table-cell office:value-type="float" office:value="54.774" calcext:value-type="float">
            <text:p>54.774</text:p>
          </table:table-cell>
          <table:table-cell office:value-type="float" office:value="53.226" calcext:value-type="float">
            <text:p>53.226</text:p>
          </table:table-cell>
        </table:table-row>
        <table:table-row table:style-name="ro1">
          <table:table-cell office:value-type="float" office:value="-144.209" calcext:value-type="float">
            <text:p>-144.209</text:p>
          </table:table-cell>
          <table:table-cell office:value-type="float" office:value="0.790589" calcext:value-type="float">
            <text:p>0.790589</text:p>
          </table:table-cell>
          <table:table-cell office:value-type="float" office:value="2.51601" calcext:value-type="float">
            <text:p>2.51601</text:p>
          </table:table-cell>
          <table:table-cell/>
          <table:table-cell office:value-type="float" office:value="-0.589201" calcext:value-type="float">
            <text:p>-0.589201</text:p>
          </table:table-cell>
          <table:table-cell office:value-type="float" office:value="-0.290021" calcext:value-type="float">
            <text:p>-0.290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7008" calcext:value-type="float">
            <text:p>53.7008</text:p>
          </table:table-cell>
          <table:table-cell office:value-type="float" office:value="54.2992" calcext:value-type="float">
            <text:p>54.2992</text:p>
          </table:table-cell>
          <table:table-cell office:value-type="float" office:value="54.8792" calcext:value-type="float">
            <text:p>54.8792</text:p>
          </table:table-cell>
          <table:table-cell office:value-type="float" office:value="53.1208" calcext:value-type="float">
            <text:p>53.1208</text:p>
          </table:table-cell>
        </table:table-row>
        <table:table-row table:style-name="ro1">
          <table:table-cell office:value-type="float" office:value="-144.141" calcext:value-type="float">
            <text:p>-144.141</text:p>
          </table:table-cell>
          <table:table-cell office:value-type="float" office:value="0.653695" calcext:value-type="float">
            <text:p>0.653695</text:p>
          </table:table-cell>
          <table:table-cell office:value-type="float" office:value="2.65586" calcext:value-type="float">
            <text:p>2.65586</text:p>
          </table:table-cell>
          <table:table-cell/>
          <table:table-cell office:value-type="float" office:value="-0.0511574" calcext:value-type="float">
            <text:p>-0.0511574</text:p>
          </table:table-cell>
          <table:table-cell office:value-type="float" office:value="-1.02865" calcext:value-type="float">
            <text:p>-1.028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9775" calcext:value-type="float">
            <text:p>54.9775</text:p>
          </table:table-cell>
          <table:table-cell office:value-type="float" office:value="53.0225" calcext:value-type="float">
            <text:p>53.0225</text:p>
          </table:table-cell>
          <table:table-cell office:value-type="float" office:value="55.0798" calcext:value-type="float">
            <text:p>55.0798</text:p>
          </table:table-cell>
          <table:table-cell office:value-type="float" office:value="52.9202" calcext:value-type="float">
            <text:p>52.9202</text:p>
          </table:table-cell>
        </table:table-row>
        <table:table-row table:style-name="ro1">
          <table:table-cell office:value-type="float" office:value="-144.027" calcext:value-type="float">
            <text:p>-144.027</text:p>
          </table:table-cell>
          <table:table-cell office:value-type="float" office:value="0.478152" calcext:value-type="float">
            <text:p>0.478152</text:p>
          </table:table-cell>
          <table:table-cell office:value-type="float" office:value="2.80863" calcext:value-type="float">
            <text:p>2.80863</text:p>
          </table:table-cell>
          <table:table-cell/>
          <table:table-cell office:value-type="float" office:value="-0.225277" calcext:value-type="float">
            <text:p>-0.225277</text:p>
          </table:table-cell>
          <table:table-cell office:value-type="float" office:value="-0.844504" calcext:value-type="float">
            <text:p>-0.8445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6192" calcext:value-type="float">
            <text:p>54.6192</text:p>
          </table:table-cell>
          <table:table-cell office:value-type="float" office:value="53.3808" calcext:value-type="float">
            <text:p>53.3808</text:p>
          </table:table-cell>
          <table:table-cell office:value-type="float" office:value="55.0698" calcext:value-type="float">
            <text:p>55.0698</text:p>
          </table:table-cell>
          <table:table-cell office:value-type="float" office:value="52.9302" calcext:value-type="float">
            <text:p>52.9302</text:p>
          </table:table-cell>
        </table:table-row>
        <table:table-row table:style-name="ro1">
          <table:table-cell office:value-type="float" office:value="-143.891" calcext:value-type="float">
            <text:p>-143.891</text:p>
          </table:table-cell>
          <table:table-cell office:value-type="float" office:value="0.339634" calcext:value-type="float">
            <text:p>0.339634</text:p>
          </table:table-cell>
          <table:table-cell office:value-type="float" office:value="2.84695" calcext:value-type="float">
            <text:p>2.84695</text:p>
          </table:table-cell>
          <table:table-cell/>
          <table:table-cell office:value-type="float" office:value="0.137541" calcext:value-type="float">
            <text:p>0.137541</text:p>
          </table:table-cell>
          <table:table-cell office:value-type="float" office:value="-0.968168" calcext:value-type="float">
            <text:p>-0.9681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1057" calcext:value-type="float">
            <text:p>55.1057</text:p>
          </table:table-cell>
          <table:table-cell office:value-type="float" office:value="52.8943" calcext:value-type="float">
            <text:p>52.8943</text:p>
          </table:table-cell>
          <table:table-cell office:value-type="float" office:value="54.8306" calcext:value-type="float">
            <text:p>54.8306</text:p>
          </table:table-cell>
          <table:table-cell office:value-type="float" office:value="53.1694" calcext:value-type="float">
            <text:p>53.1694</text:p>
          </table:table-cell>
        </table:table-row>
        <table:table-row table:style-name="ro1">
          <table:table-cell office:value-type="float" office:value="-143.749" calcext:value-type="float">
            <text:p>-143.749</text:p>
          </table:table-cell>
          <table:table-cell office:value-type="float" office:value="0.257065" calcext:value-type="float">
            <text:p>0.257065</text:p>
          </table:table-cell>
          <table:table-cell office:value-type="float" office:value="2.80844" calcext:value-type="float">
            <text:p>2.80844</text:p>
          </table:table-cell>
          <table:table-cell/>
          <table:table-cell office:value-type="float" office:value="0.370216" calcext:value-type="float">
            <text:p>0.370216</text:p>
          </table:table-cell>
          <table:table-cell office:value-type="float" office:value="-1.17903" calcext:value-type="float">
            <text:p>-1.179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5492" calcext:value-type="float">
            <text:p>55.5492</text:p>
          </table:table-cell>
          <table:table-cell office:value-type="float" office:value="52.4508" calcext:value-type="float">
            <text:p>52.4508</text:p>
          </table:table-cell>
          <table:table-cell office:value-type="float" office:value="54.8088" calcext:value-type="float">
            <text:p>54.8088</text:p>
          </table:table-cell>
          <table:table-cell office:value-type="float" office:value="53.1912" calcext:value-type="float">
            <text:p>53.1912</text:p>
          </table:table-cell>
        </table:table-row>
        <table:table-row table:style-name="ro1">
          <table:table-cell office:value-type="float" office:value="-143.617" calcext:value-type="float">
            <text:p>-143.617</text:p>
          </table:table-cell>
          <table:table-cell office:value-type="float" office:value="0.199226" calcext:value-type="float">
            <text:p>0.199226</text:p>
          </table:table-cell>
          <table:table-cell office:value-type="float" office:value="2.5999" calcext:value-type="float">
            <text:p>2.5999</text:p>
          </table:table-cell>
          <table:table-cell/>
          <table:table-cell office:value-type="float" office:value="1.02452" calcext:value-type="float">
            <text:p>1.02452</text:p>
          </table:table-cell>
          <table:table-cell office:value-type="float" office:value="-1.26947" calcext:value-type="float">
            <text:p>-1.269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294" calcext:value-type="float">
            <text:p>56.294</text:p>
          </table:table-cell>
          <table:table-cell office:value-type="float" office:value="51.706" calcext:value-type="float">
            <text:p>51.706</text:p>
          </table:table-cell>
          <table:table-cell office:value-type="float" office:value="54.2449" calcext:value-type="float">
            <text:p>54.2449</text:p>
          </table:table-cell>
          <table:table-cell office:value-type="float" office:value="53.7551" calcext:value-type="float">
            <text:p>53.7551</text:p>
          </table:table-cell>
        </table:table-row>
        <table:table-row table:style-name="ro1">
          <table:table-cell office:value-type="float" office:value="-143.453" calcext:value-type="float">
            <text:p>-143.453</text:p>
          </table:table-cell>
          <table:table-cell office:value-type="float" office:value="0.135167" calcext:value-type="float">
            <text:p>0.135167</text:p>
          </table:table-cell>
          <table:table-cell office:value-type="float" office:value="2.30528" calcext:value-type="float">
            <text:p>2.30528</text:p>
          </table:table-cell>
          <table:table-cell/>
          <table:table-cell office:value-type="float" office:value="1.37328" calcext:value-type="float">
            <text:p>1.37328</text:p>
          </table:table-cell>
          <table:table-cell office:value-type="float" office:value="-1.23263" calcext:value-type="float">
            <text:p>-1.232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6059" calcext:value-type="float">
            <text:p>56.6059</text:p>
          </table:table-cell>
          <table:table-cell office:value-type="float" office:value="51.3941" calcext:value-type="float">
            <text:p>51.3941</text:p>
          </table:table-cell>
          <table:table-cell office:value-type="float" office:value="53.8594" calcext:value-type="float">
            <text:p>53.8594</text:p>
          </table:table-cell>
          <table:table-cell office:value-type="float" office:value="54.1406" calcext:value-type="float">
            <text:p>54.1406</text:p>
          </table:table-cell>
        </table:table-row>
        <table:table-row table:style-name="ro1">
          <table:table-cell office:value-type="float" office:value="-143.337" calcext:value-type="float">
            <text:p>-143.337</text:p>
          </table:table-cell>
          <table:table-cell office:value-type="float" office:value="0.0918369" calcext:value-type="float">
            <text:p>0.0918369</text:p>
          </table:table-cell>
          <table:table-cell office:value-type="float" office:value="1.85598" calcext:value-type="float">
            <text:p>1.85598</text:p>
          </table:table-cell>
          <table:table-cell/>
          <table:table-cell office:value-type="float" office:value="2.04869" calcext:value-type="float">
            <text:p>2.04869</text:p>
          </table:table-cell>
          <table:table-cell office:value-type="float" office:value="-1.30747" calcext:value-type="float">
            <text:p>-1.307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3562" calcext:value-type="float">
            <text:p>57.3562</text:p>
          </table:table-cell>
          <table:table-cell office:value-type="float" office:value="50.6438" calcext:value-type="float">
            <text:p>50.6438</text:p>
          </table:table-cell>
          <table:table-cell office:value-type="float" office:value="53.2588" calcext:value-type="float">
            <text:p>53.2588</text:p>
          </table:table-cell>
          <table:table-cell office:value-type="float" office:value="54.7412" calcext:value-type="float">
            <text:p>54.7412</text:p>
          </table:table-cell>
        </table:table-row>
        <table:table-row table:style-name="ro1">
          <table:table-cell office:value-type="float" office:value="-143.17" calcext:value-type="float">
            <text:p>-143.17</text:p>
          </table:table-cell>
          <table:table-cell office:value-type="float" office:value="0.0194553" calcext:value-type="float">
            <text:p>0.0194553</text:p>
          </table:table-cell>
          <table:table-cell office:value-type="float" office:value="1.45316" calcext:value-type="float">
            <text:p>1.45316</text:p>
          </table:table-cell>
          <table:table-cell/>
          <table:table-cell office:value-type="float" office:value="1.91986" calcext:value-type="float">
            <text:p>1.91986</text:p>
          </table:table-cell>
          <table:table-cell office:value-type="float" office:value="-1.17375" calcext:value-type="float">
            <text:p>-1.173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0936" calcext:value-type="float">
            <text:p>57.0936</text:p>
          </table:table-cell>
          <table:table-cell office:value-type="float" office:value="50.9064" calcext:value-type="float">
            <text:p>50.9064</text:p>
          </table:table-cell>
          <table:table-cell office:value-type="float" office:value="53.2539" calcext:value-type="float">
            <text:p>53.2539</text:p>
          </table:table-cell>
          <table:table-cell office:value-type="float" office:value="54.7461" calcext:value-type="float">
            <text:p>54.7461</text:p>
          </table:table-cell>
        </table:table-row>
        <table:table-row table:style-name="ro1">
          <table:table-cell office:value-type="float" office:value="-143.001" calcext:value-type="float">
            <text:p>-143.001</text:p>
          </table:table-cell>
          <table:table-cell office:value-type="float" office:value="-0.0454288" calcext:value-type="float">
            <text:p>-0.0454288</text:p>
          </table:table-cell>
          <table:table-cell office:value-type="float" office:value="0.878132" calcext:value-type="float">
            <text:p>0.878132</text:p>
          </table:table-cell>
          <table:table-cell/>
          <table:table-cell office:value-type="float" office:value="2.72609" calcext:value-type="float">
            <text:p>2.72609</text:p>
          </table:table-cell>
          <table:table-cell office:value-type="float" office:value="-1.18616" calcext:value-type="float">
            <text:p>-1.186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9123" calcext:value-type="float">
            <text:p>57.9123</text:p>
          </table:table-cell>
          <table:table-cell office:value-type="float" office:value="50.0877" calcext:value-type="float">
            <text:p>50.0877</text:p>
          </table:table-cell>
          <table:table-cell office:value-type="float" office:value="52.4601" calcext:value-type="float">
            <text:p>52.4601</text:p>
          </table:table-cell>
          <table:table-cell office:value-type="float" office:value="55.5399" calcext:value-type="float">
            <text:p>55.5399</text:p>
          </table:table-cell>
        </table:table-row>
        <table:table-row table:style-name="ro1">
          <table:table-cell office:value-type="float" office:value="-142.84" calcext:value-type="float">
            <text:p>-142.84</text:p>
          </table:table-cell>
          <table:table-cell office:value-type="float" office:value="-0.189291" calcext:value-type="float">
            <text:p>-0.189291</text:p>
          </table:table-cell>
          <table:table-cell office:value-type="float" office:value="0.358795" calcext:value-type="float">
            <text:p>0.358795</text:p>
          </table:table-cell>
          <table:table-cell/>
          <table:table-cell office:value-type="float" office:value="2.62241" calcext:value-type="float">
            <text:p>2.62241</text:p>
          </table:table-cell>
          <table:table-cell office:value-type="float" office:value="-0.828601" calcext:value-type="float">
            <text:p>-0.8286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451" calcext:value-type="float">
            <text:p>57.451</text:p>
          </table:table-cell>
          <table:table-cell office:value-type="float" office:value="50.549" calcext:value-type="float">
            <text:p>50.549</text:p>
          </table:table-cell>
          <table:table-cell office:value-type="float" office:value="52.2062" calcext:value-type="float">
            <text:p>52.2062</text:p>
          </table:table-cell>
          <table:table-cell office:value-type="float" office:value="55.7938" calcext:value-type="float">
            <text:p>55.7938</text:p>
          </table:table-cell>
        </table:table-row>
        <table:table-row table:style-name="ro1">
          <table:table-cell office:value-type="float" office:value="-142.671" calcext:value-type="float">
            <text:p>-142.671</text:p>
          </table:table-cell>
          <table:table-cell office:value-type="float" office:value="-0.394539" calcext:value-type="float">
            <text:p>-0.394539</text:p>
          </table:table-cell>
          <table:table-cell office:value-type="float" office:value="-0.206315" calcext:value-type="float">
            <text:p>-0.206315</text:p>
          </table:table-cell>
          <table:table-cell/>
          <table:table-cell office:value-type="float" office:value="2.95297" calcext:value-type="float">
            <text:p>2.95297</text:p>
          </table:table-cell>
          <table:table-cell office:value-type="float" office:value="-0.519906" calcext:value-type="float">
            <text:p>-0.5199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4729" calcext:value-type="float">
            <text:p>57.4729</text:p>
          </table:table-cell>
          <table:table-cell office:value-type="float" office:value="50.5271" calcext:value-type="float">
            <text:p>50.5271</text:p>
          </table:table-cell>
          <table:table-cell office:value-type="float" office:value="51.5669" calcext:value-type="float">
            <text:p>51.5669</text:p>
          </table:table-cell>
          <table:table-cell office:value-type="float" office:value="56.4331" calcext:value-type="float">
            <text:p>56.4331</text:p>
          </table:table-cell>
        </table:table-row>
        <table:table-row table:style-name="ro1">
          <table:table-cell office:value-type="float" office:value="-142.577" calcext:value-type="float">
            <text:p>-142.577</text:p>
          </table:table-cell>
          <table:table-cell office:value-type="float" office:value="-0.680672" calcext:value-type="float">
            <text:p>-0.680672</text:p>
          </table:table-cell>
          <table:table-cell office:value-type="float" office:value="-0.788544" calcext:value-type="float">
            <text:p>-0.788544</text:p>
          </table:table-cell>
          <table:table-cell/>
          <table:table-cell office:value-type="float" office:value="3.19066" calcext:value-type="float">
            <text:p>3.19066</text:p>
          </table:table-cell>
          <table:table-cell office:value-type="float" office:value="-0.104415" calcext:value-type="float">
            <text:p>-0.1044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2951" calcext:value-type="float">
            <text:p>57.2951</text:p>
          </table:table-cell>
          <table:table-cell office:value-type="float" office:value="50.7049" calcext:value-type="float">
            <text:p>50.7049</text:p>
          </table:table-cell>
          <table:table-cell office:value-type="float" office:value="50.9138" calcext:value-type="float">
            <text:p>50.9138</text:p>
          </table:table-cell>
          <table:table-cell office:value-type="float" office:value="57.0862" calcext:value-type="float">
            <text:p>57.0862</text:p>
          </table:table-cell>
        </table:table-row>
        <table:table-row table:style-name="ro1">
          <table:table-cell office:value-type="float" office:value="-142.405" calcext:value-type="float">
            <text:p>-142.405</text:p>
          </table:table-cell>
          <table:table-cell office:value-type="float" office:value="-1.01465" calcext:value-type="float">
            <text:p>-1.01465</text:p>
          </table:table-cell>
          <table:table-cell office:value-type="float" office:value="-1.28753" calcext:value-type="float">
            <text:p>-1.28753</text:p>
          </table:table-cell>
          <table:table-cell/>
          <table:table-cell office:value-type="float" office:value="3.02106" calcext:value-type="float">
            <text:p>3.02106</text:p>
          </table:table-cell>
          <table:table-cell office:value-type="float" office:value="0.200904" calcext:value-type="float">
            <text:p>0.2009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8202" calcext:value-type="float">
            <text:p>56.8202</text:p>
          </table:table-cell>
          <table:table-cell office:value-type="float" office:value="51.1798" calcext:value-type="float">
            <text:p>51.1798</text:p>
          </table:table-cell>
          <table:table-cell office:value-type="float" office:value="50.778" calcext:value-type="float">
            <text:p>50.778</text:p>
          </table:table-cell>
          <table:table-cell office:value-type="float" office:value="57.222" calcext:value-type="float">
            <text:p>57.222</text:p>
          </table:table-cell>
        </table:table-row>
        <table:table-row table:style-name="ro1">
          <table:table-cell office:value-type="float" office:value="-142.411" calcext:value-type="float">
            <text:p>-142.411</text:p>
          </table:table-cell>
          <table:table-cell office:value-type="float" office:value="-1.38323" calcext:value-type="float">
            <text:p>-1.38323</text:p>
          </table:table-cell>
          <table:table-cell office:value-type="float" office:value="-1.84944" calcext:value-type="float">
            <text:p>-1.84944</text:p>
          </table:table-cell>
          <table:table-cell/>
          <table:table-cell office:value-type="float" office:value="3.46872" calcext:value-type="float">
            <text:p>3.46872</text:p>
          </table:table-cell>
          <table:table-cell office:value-type="float" office:value="0.472947" calcext:value-type="float">
            <text:p>0.4729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9958" calcext:value-type="float">
            <text:p>56.9958</text:p>
          </table:table-cell>
          <table:table-cell office:value-type="float" office:value="51.0042" calcext:value-type="float">
            <text:p>51.0042</text:p>
          </table:table-cell>
          <table:table-cell office:value-type="float" office:value="50.0583" calcext:value-type="float">
            <text:p>50.0583</text:p>
          </table:table-cell>
          <table:table-cell office:value-type="float" office:value="57.9417" calcext:value-type="float">
            <text:p>57.9417</text:p>
          </table:table-cell>
        </table:table-row>
        <table:table-row table:style-name="ro1">
          <table:table-cell office:value-type="float" office:value="-142.236" calcext:value-type="float">
            <text:p>-142.236</text:p>
          </table:table-cell>
          <table:table-cell office:value-type="float" office:value="-1.78552" calcext:value-type="float">
            <text:p>-1.78552</text:p>
          </table:table-cell>
          <table:table-cell office:value-type="float" office:value="-2.28008" calcext:value-type="float">
            <text:p>-2.28008</text:p>
          </table:table-cell>
          <table:table-cell/>
          <table:table-cell office:value-type="float" office:value="3.11968" calcext:value-type="float">
            <text:p>3.11968</text:p>
          </table:table-cell>
          <table:table-cell office:value-type="float" office:value="0.761937" calcext:value-type="float">
            <text:p>0.7619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3577" calcext:value-type="float">
            <text:p>56.3577</text:p>
          </table:table-cell>
          <table:table-cell office:value-type="float" office:value="51.6423" calcext:value-type="float">
            <text:p>51.6423</text:p>
          </table:table-cell>
          <table:table-cell office:value-type="float" office:value="50.1184" calcext:value-type="float">
            <text:p>50.1184</text:p>
          </table:table-cell>
          <table:table-cell office:value-type="float" office:value="57.8816" calcext:value-type="float">
            <text:p>57.8816</text:p>
          </table:table-cell>
        </table:table-row>
        <table:table-row table:style-name="ro1">
          <table:table-cell office:value-type="float" office:value="-142.075" calcext:value-type="float">
            <text:p>-142.075</text:p>
          </table:table-cell>
          <table:table-cell office:value-type="float" office:value="-2.21075" calcext:value-type="float">
            <text:p>-2.21075</text:p>
          </table:table-cell>
          <table:table-cell office:value-type="float" office:value="-2.66558" calcext:value-type="float">
            <text:p>-2.66558</text:p>
          </table:table-cell>
          <table:table-cell/>
          <table:table-cell office:value-type="float" office:value="3.11549" calcext:value-type="float">
            <text:p>3.11549</text:p>
          </table:table-cell>
          <table:table-cell office:value-type="float" office:value="1.02631" calcext:value-type="float">
            <text:p>1.026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0892" calcext:value-type="float">
            <text:p>56.0892</text:p>
          </table:table-cell>
          <table:table-cell office:value-type="float" office:value="51.9108" calcext:value-type="float">
            <text:p>51.9108</text:p>
          </table:table-cell>
          <table:table-cell office:value-type="float" office:value="49.8582" calcext:value-type="float">
            <text:p>49.8582</text:p>
          </table:table-cell>
          <table:table-cell office:value-type="float" office:value="58.1418" calcext:value-type="float">
            <text:p>58.1418</text:p>
          </table:table-cell>
        </table:table-row>
        <table:table-row table:style-name="ro1">
          <table:table-cell office:value-type="float" office:value="-141.921" calcext:value-type="float">
            <text:p>-141.921</text:p>
          </table:table-cell>
          <table:table-cell office:value-type="float" office:value="-2.65914" calcext:value-type="float">
            <text:p>-2.65914</text:p>
          </table:table-cell>
          <table:table-cell office:value-type="float" office:value="-2.85736" calcext:value-type="float">
            <text:p>-2.85736</text:p>
          </table:table-cell>
          <table:table-cell/>
          <table:table-cell office:value-type="float" office:value="2.47428" calcext:value-type="float">
            <text:p>2.47428</text:p>
          </table:table-cell>
          <table:table-cell office:value-type="float" office:value="1.31081" calcext:value-type="float">
            <text:p>1.310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1635" calcext:value-type="float">
            <text:p>55.1635</text:p>
          </table:table-cell>
          <table:table-cell office:value-type="float" office:value="52.8365" calcext:value-type="float">
            <text:p>52.8365</text:p>
          </table:table-cell>
          <table:table-cell office:value-type="float" office:value="50.2149" calcext:value-type="float">
            <text:p>50.2149</text:p>
          </table:table-cell>
          <table:table-cell office:value-type="float" office:value="57.7851" calcext:value-type="float">
            <text:p>57.7851</text:p>
          </table:table-cell>
        </table:table-row>
        <table:table-row table:style-name="ro1">
          <table:table-cell office:value-type="float" office:value="-141.76" calcext:value-type="float">
            <text:p>-141.76</text:p>
          </table:table-cell>
          <table:table-cell office:value-type="float" office:value="-3.09166" calcext:value-type="float">
            <text:p>-3.09166</text:p>
          </table:table-cell>
          <table:table-cell office:value-type="float" office:value="-2.9572" calcext:value-type="float">
            <text:p>-2.9572</text:p>
          </table:table-cell>
          <table:table-cell/>
          <table:table-cell office:value-type="float" office:value="2.2202" calcext:value-type="float">
            <text:p>2.2202</text:p>
          </table:table-cell>
          <table:table-cell office:value-type="float" office:value="1.44824" calcext:value-type="float">
            <text:p>1.448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772" calcext:value-type="float">
            <text:p>54.772</text:p>
          </table:table-cell>
          <table:table-cell office:value-type="float" office:value="53.228" calcext:value-type="float">
            <text:p>53.228</text:p>
          </table:table-cell>
          <table:table-cell office:value-type="float" office:value="50.3316" calcext:value-type="float">
            <text:p>50.3316</text:p>
          </table:table-cell>
          <table:table-cell office:value-type="float" office:value="57.6684" calcext:value-type="float">
            <text:p>57.6684</text:p>
          </table:table-cell>
        </table:table-row>
        <table:table-row table:style-name="ro1">
          <table:table-cell office:value-type="float" office:value="-141.824" calcext:value-type="float">
            <text:p>-141.824</text:p>
          </table:table-cell>
          <table:table-cell office:value-type="float" office:value="-3.44959" calcext:value-type="float">
            <text:p>-3.44959</text:p>
          </table:table-cell>
          <table:table-cell office:value-type="float" office:value="-2.86425" calcext:value-type="float">
            <text:p>-2.86425</text:p>
          </table:table-cell>
          <table:table-cell/>
          <table:table-cell office:value-type="float" office:value="1.51169" calcext:value-type="float">
            <text:p>1.51169</text:p>
          </table:table-cell>
          <table:table-cell office:value-type="float" office:value="1.34286" calcext:value-type="float">
            <text:p>1.342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1688" calcext:value-type="float">
            <text:p>54.1688</text:p>
          </table:table-cell>
          <table:table-cell office:value-type="float" office:value="53.8312" calcext:value-type="float">
            <text:p>53.8312</text:p>
          </table:table-cell>
          <table:table-cell office:value-type="float" office:value="51.1454" calcext:value-type="float">
            <text:p>51.1454</text:p>
          </table:table-cell>
          <table:table-cell office:value-type="float" office:value="56.8546" calcext:value-type="float">
            <text:p>56.8546</text:p>
          </table:table-cell>
        </table:table-row>
        <table:table-row table:style-name="ro1">
          <table:table-cell office:value-type="float" office:value="-141.662" calcext:value-type="float">
            <text:p>-141.662</text:p>
          </table:table-cell>
          <table:table-cell office:value-type="float" office:value="-3.77192" calcext:value-type="float">
            <text:p>-3.77192</text:p>
          </table:table-cell>
          <table:table-cell office:value-type="float" office:value="-2.66727" calcext:value-type="float">
            <text:p>-2.66727</text:p>
          </table:table-cell>
          <table:table-cell/>
          <table:table-cell office:value-type="float" office:value="1.12638" calcext:value-type="float">
            <text:p>1.12638</text:p>
          </table:table-cell>
          <table:table-cell office:value-type="float" office:value="1.39415" calcext:value-type="float">
            <text:p>1.394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7322" calcext:value-type="float">
            <text:p>53.7322</text:p>
          </table:table-cell>
          <table:table-cell office:value-type="float" office:value="54.2678" calcext:value-type="float">
            <text:p>54.2678</text:p>
          </table:table-cell>
          <table:table-cell office:value-type="float" office:value="51.4795" calcext:value-type="float">
            <text:p>51.4795</text:p>
          </table:table-cell>
          <table:table-cell office:value-type="float" office:value="56.5205" calcext:value-type="float">
            <text:p>56.5205</text:p>
          </table:table-cell>
        </table:table-row>
        <table:table-row table:style-name="ro1">
          <table:table-cell office:value-type="float" office:value="-141.452" calcext:value-type="float">
            <text:p>-141.452</text:p>
          </table:table-cell>
          <table:table-cell office:value-type="float" office:value="-4.04066" calcext:value-type="float">
            <text:p>-4.04066</text:p>
          </table:table-cell>
          <table:table-cell office:value-type="float" office:value="-2.2494" calcext:value-type="float">
            <text:p>-2.2494</text:p>
          </table:table-cell>
          <table:table-cell/>
          <table:table-cell office:value-type="float" office:value="0.205833" calcext:value-type="float">
            <text:p>0.205833</text:p>
          </table:table-cell>
          <table:table-cell office:value-type="float" office:value="1.36824" calcext:value-type="float">
            <text:p>1.368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8376" calcext:value-type="float">
            <text:p>52.8376</text:p>
          </table:table-cell>
          <table:table-cell office:value-type="float" office:value="55.1624" calcext:value-type="float">
            <text:p>55.1624</text:p>
          </table:table-cell>
          <table:table-cell office:value-type="float" office:value="52.4259" calcext:value-type="float">
            <text:p>52.4259</text:p>
          </table:table-cell>
          <table:table-cell office:value-type="float" office:value="55.5741" calcext:value-type="float">
            <text:p>55.5741</text:p>
          </table:table-cell>
        </table:table-row>
        <table:table-row table:style-name="ro1">
          <table:table-cell office:value-type="float" office:value="-141.44" calcext:value-type="float">
            <text:p>-141.44</text:p>
          </table:table-cell>
          <table:table-cell office:value-type="float" office:value="-4.23164" calcext:value-type="float">
            <text:p>-4.23164</text:p>
          </table:table-cell>
          <table:table-cell office:value-type="float" office:value="-1.84117" calcext:value-type="float">
            <text:p>-1.84117</text:p>
          </table:table-cell>
          <table:table-cell/>
          <table:table-cell office:value-type="float" office:value="0.197562" calcext:value-type="float">
            <text:p>0.197562</text:p>
          </table:table-cell>
          <table:table-cell office:value-type="float" office:value="1.23186" calcext:value-type="float">
            <text:p>1.23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9657" calcext:value-type="float">
            <text:p>52.9657</text:p>
          </table:table-cell>
          <table:table-cell office:value-type="float" office:value="55.0343" calcext:value-type="float">
            <text:p>55.0343</text:p>
          </table:table-cell>
          <table:table-cell office:value-type="float" office:value="52.5706" calcext:value-type="float">
            <text:p>52.5706</text:p>
          </table:table-cell>
          <table:table-cell office:value-type="float" office:value="55.4294" calcext:value-type="float">
            <text:p>55.4294</text:p>
          </table:table-cell>
        </table:table-row>
        <table:table-row table:style-name="ro1">
          <table:table-cell office:value-type="float" office:value="-141.22" calcext:value-type="float">
            <text:p>-141.22</text:p>
          </table:table-cell>
          <table:table-cell office:value-type="float" office:value="-4.3224" calcext:value-type="float">
            <text:p>-4.3224</text:p>
          </table:table-cell>
          <table:table-cell office:value-type="float" office:value="-1.2383" calcext:value-type="float">
            <text:p>-1.2383</text:p>
          </table:table-cell>
          <table:table-cell/>
          <table:table-cell office:value-type="float" office:value="-0.694561" calcext:value-type="float">
            <text:p>-0.694561</text:p>
          </table:table-cell>
          <table:table-cell office:value-type="float" office:value="0.983361" calcext:value-type="float">
            <text:p>0.9833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3221" calcext:value-type="float">
            <text:p>52.3221</text:p>
          </table:table-cell>
          <table:table-cell office:value-type="float" office:value="55.6779" calcext:value-type="float">
            <text:p>55.6779</text:p>
          </table:table-cell>
          <table:table-cell office:value-type="float" office:value="53.7112" calcext:value-type="float">
            <text:p>53.7112</text:p>
          </table:table-cell>
          <table:table-cell office:value-type="float" office:value="54.2888" calcext:value-type="float">
            <text:p>54.2888</text:p>
          </table:table-cell>
        </table:table-row>
        <table:table-row table:style-name="ro1">
          <table:table-cell office:value-type="float" office:value="-141.023" calcext:value-type="float">
            <text:p>-141.023</text:p>
          </table:table-cell>
          <table:table-cell office:value-type="float" office:value="-4.33333" calcext:value-type="float">
            <text:p>-4.33333</text:p>
          </table:table-cell>
          <table:table-cell office:value-type="float" office:value="-0.648423" calcext:value-type="float">
            <text:p>-0.648423</text:p>
          </table:table-cell>
          <table:table-cell/>
          <table:table-cell office:value-type="float" office:value="-0.770626" calcext:value-type="float">
            <text:p>-0.770626</text:p>
          </table:table-cell>
          <table:table-cell office:value-type="float" office:value="0.796767" calcext:value-type="float">
            <text:p>0.7967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4326" calcext:value-type="float">
            <text:p>52.4326</text:p>
          </table:table-cell>
          <table:table-cell office:value-type="float" office:value="55.5674" calcext:value-type="float">
            <text:p>55.5674</text:p>
          </table:table-cell>
          <table:table-cell office:value-type="float" office:value="53.9739" calcext:value-type="float">
            <text:p>53.9739</text:p>
          </table:table-cell>
          <table:table-cell office:value-type="float" office:value="54.0261" calcext:value-type="float">
            <text:p>54.0261</text:p>
          </table:table-cell>
        </table:table-row>
        <table:table-row table:style-name="ro1">
          <table:table-cell office:value-type="float" office:value="-140.799" calcext:value-type="float">
            <text:p>-140.799</text:p>
          </table:table-cell>
          <table:table-cell office:value-type="float" office:value="-4.25932" calcext:value-type="float">
            <text:p>-4.25932</text:p>
          </table:table-cell>
          <table:table-cell office:value-type="float" office:value="0.00937899" calcext:value-type="float">
            <text:p>0.00937899</text:p>
          </table:table-cell>
          <table:table-cell/>
          <table:table-cell office:value-type="float" office:value="-1.20704" calcext:value-type="float">
            <text:p>-1.20704</text:p>
          </table:table-cell>
          <table:table-cell office:value-type="float" office:value="0.566313" calcext:value-type="float">
            <text:p>0.5663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2266" calcext:value-type="float">
            <text:p>52.2266</text:p>
          </table:table-cell>
          <table:table-cell office:value-type="float" office:value="55.7734" calcext:value-type="float">
            <text:p>55.7734</text:p>
          </table:table-cell>
          <table:table-cell office:value-type="float" office:value="54.6407" calcext:value-type="float">
            <text:p>54.6407</text:p>
          </table:table-cell>
          <table:table-cell office:value-type="float" office:value="53.3593" calcext:value-type="float">
            <text:p>53.3593</text:p>
          </table:table-cell>
        </table:table-row>
        <table:table-row table:style-name="ro1">
          <table:table-cell office:value-type="float" office:value="-140.567" calcext:value-type="float">
            <text:p>-140.567</text:p>
          </table:table-cell>
          <table:table-cell office:value-type="float" office:value="-4.12315" calcext:value-type="float">
            <text:p>-4.12315</text:p>
          </table:table-cell>
          <table:table-cell office:value-type="float" office:value="0.668022" calcext:value-type="float">
            <text:p>0.668022</text:p>
          </table:table-cell>
          <table:table-cell/>
          <table:table-cell office:value-type="float" office:value="-1.39511" calcext:value-type="float">
            <text:p>-1.39511</text:p>
          </table:table-cell>
          <table:table-cell office:value-type="float" office:value="0.407291" calcext:value-type="float">
            <text:p>0.4072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1976" calcext:value-type="float">
            <text:p>52.1976</text:p>
          </table:table-cell>
          <table:table-cell office:value-type="float" office:value="55.8024" calcext:value-type="float">
            <text:p>55.8024</text:p>
          </table:table-cell>
          <table:table-cell office:value-type="float" office:value="54.9878" calcext:value-type="float">
            <text:p>54.9878</text:p>
          </table:table-cell>
          <table:table-cell office:value-type="float" office:value="53.0122" calcext:value-type="float">
            <text:p>53.0122</text:p>
          </table:table-cell>
        </table:table-row>
        <table:table-row table:style-name="ro1">
          <table:table-cell office:value-type="float" office:value="-140.334" calcext:value-type="float">
            <text:p>-140.334</text:p>
          </table:table-cell>
          <table:table-cell office:value-type="float" office:value="-3.8956" calcext:value-type="float">
            <text:p>-3.8956</text:p>
          </table:table-cell>
          <table:table-cell office:value-type="float" office:value="1.242" calcext:value-type="float">
            <text:p>1.242</text:p>
          </table:table-cell>
          <table:table-cell/>
          <table:table-cell office:value-type="float" office:value="-1.2372" calcext:value-type="float">
            <text:p>-1.2372</text:p>
          </table:table-cell>
          <table:table-cell office:value-type="float" office:value="0.10178" calcext:value-type="float">
            <text:p>0.101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661" calcext:value-type="float">
            <text:p>52.661</text:p>
          </table:table-cell>
          <table:table-cell office:value-type="float" office:value="55.339" calcext:value-type="float">
            <text:p>55.339</text:p>
          </table:table-cell>
          <table:table-cell office:value-type="float" office:value="55.1354" calcext:value-type="float">
            <text:p>55.1354</text:p>
          </table:table-cell>
          <table:table-cell office:value-type="float" office:value="52.8646" calcext:value-type="float">
            <text:p>52.8646</text:p>
          </table:table-cell>
        </table:table-row>
        <table:table-row table:style-name="ro1">
          <table:table-cell office:value-type="float" office:value="-140.093" calcext:value-type="float">
            <text:p>-140.093</text:p>
          </table:table-cell>
          <table:table-cell office:value-type="float" office:value="-3.56925" calcext:value-type="float">
            <text:p>-3.56925</text:p>
          </table:table-cell>
          <table:table-cell office:value-type="float" office:value="1.77274" calcext:value-type="float">
            <text:p>1.77274</text:p>
          </table:table-cell>
          <table:table-cell/>
          <table:table-cell office:value-type="float" office:value="-1.25012" calcext:value-type="float">
            <text:p>-1.25012</text:p>
          </table:table-cell>
          <table:table-cell office:value-type="float" office:value="-0.26798" calcext:value-type="float">
            <text:p>-0.267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0179" calcext:value-type="float">
            <text:p>53.0179</text:p>
          </table:table-cell>
          <table:table-cell office:value-type="float" office:value="54.9821" calcext:value-type="float">
            <text:p>54.9821</text:p>
          </table:table-cell>
          <table:table-cell office:value-type="float" office:value="55.5181" calcext:value-type="float">
            <text:p>55.5181</text:p>
          </table:table-cell>
          <table:table-cell office:value-type="float" office:value="52.4819" calcext:value-type="float">
            <text:p>52.4819</text:p>
          </table:table-cell>
        </table:table-row>
        <table:table-row table:style-name="ro1">
          <table:table-cell office:value-type="float" office:value="-139.857" calcext:value-type="float">
            <text:p>-139.857</text:p>
          </table:table-cell>
          <table:table-cell office:value-type="float" office:value="-3.22679" calcext:value-type="float">
            <text:p>-3.22679</text:p>
          </table:table-cell>
          <table:table-cell office:value-type="float" office:value="2.17762" calcext:value-type="float">
            <text:p>2.17762</text:p>
          </table:table-cell>
          <table:table-cell/>
          <table:table-cell office:value-type="float" office:value="-0.913224" calcext:value-type="float">
            <text:p>-0.913224</text:p>
          </table:table-cell>
          <table:table-cell office:value-type="float" office:value="-0.321199" calcext:value-type="float">
            <text:p>-0.3211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408" calcext:value-type="float">
            <text:p>53.408</text:p>
          </table:table-cell>
          <table:table-cell office:value-type="float" office:value="54.592" calcext:value-type="float">
            <text:p>54.592</text:p>
          </table:table-cell>
          <table:table-cell office:value-type="float" office:value="55.2344" calcext:value-type="float">
            <text:p>55.2344</text:p>
          </table:table-cell>
          <table:table-cell office:value-type="float" office:value="52.7656" calcext:value-type="float">
            <text:p>52.7656</text:p>
          </table:table-cell>
        </table:table-row>
        <table:table-row table:style-name="ro1">
          <table:table-cell office:value-type="float" office:value="-139.62" calcext:value-type="float">
            <text:p>-139.62</text:p>
          </table:table-cell>
          <table:table-cell office:value-type="float" office:value="-2.80444" calcext:value-type="float">
            <text:p>-2.80444</text:p>
          </table:table-cell>
          <table:table-cell office:value-type="float" office:value="2.52991" calcext:value-type="float">
            <text:p>2.52991</text:p>
          </table:table-cell>
          <table:table-cell/>
          <table:table-cell office:value-type="float" office:value="-0.866825" calcext:value-type="float">
            <text:p>-0.866825</text:p>
          </table:table-cell>
          <table:table-cell office:value-type="float" office:value="-0.662187" calcext:value-type="float">
            <text:p>-0.6621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7954" calcext:value-type="float">
            <text:p>53.7954</text:p>
          </table:table-cell>
          <table:table-cell office:value-type="float" office:value="54.2046" calcext:value-type="float">
            <text:p>54.2046</text:p>
          </table:table-cell>
          <table:table-cell office:value-type="float" office:value="55.529" calcext:value-type="float">
            <text:p>55.529</text:p>
          </table:table-cell>
          <table:table-cell office:value-type="float" office:value="52.471" calcext:value-type="float">
            <text:p>52.471</text:p>
          </table:table-cell>
        </table:table-row>
        <table:table-row table:style-name="ro1">
          <table:table-cell office:value-type="float" office:value="-139.372" calcext:value-type="float">
            <text:p>-139.372</text:p>
          </table:table-cell>
          <table:table-cell office:value-type="float" office:value="-2.38304" calcext:value-type="float">
            <text:p>-2.38304</text:p>
          </table:table-cell>
          <table:table-cell office:value-type="float" office:value="2.73244" calcext:value-type="float">
            <text:p>2.73244</text:p>
          </table:table-cell>
          <table:table-cell/>
          <table:table-cell office:value-type="float" office:value="-0.40043" calcext:value-type="float">
            <text:p>-0.40043</text:p>
          </table:table-cell>
          <table:table-cell office:value-type="float" office:value="-0.692262" calcext:value-type="float">
            <text:p>-0.6922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2918" calcext:value-type="float">
            <text:p>54.2918</text:p>
          </table:table-cell>
          <table:table-cell office:value-type="float" office:value="53.7082" calcext:value-type="float">
            <text:p>53.7082</text:p>
          </table:table-cell>
          <table:table-cell office:value-type="float" office:value="55.0927" calcext:value-type="float">
            <text:p>55.0927</text:p>
          </table:table-cell>
          <table:table-cell office:value-type="float" office:value="52.9073" calcext:value-type="float">
            <text:p>52.9073</text:p>
          </table:table-cell>
        </table:table-row>
        <table:table-row table:style-name="ro1">
          <table:table-cell office:value-type="float" office:value="-139.117" calcext:value-type="float">
            <text:p>-139.117</text:p>
          </table:table-cell>
          <table:table-cell office:value-type="float" office:value="-1.91599" calcext:value-type="float">
            <text:p>-1.91599</text:p>
          </table:table-cell>
          <table:table-cell office:value-type="float" office:value="2.8121" calcext:value-type="float">
            <text:p>2.8121</text:p>
          </table:table-cell>
          <table:table-cell/>
          <table:table-cell office:value-type="float" office:value="-0.0132071" calcext:value-type="float">
            <text:p>-0.0132071</text:p>
          </table:table-cell>
          <table:table-cell office:value-type="float" office:value="-0.934166" calcext:value-type="float">
            <text:p>-0.9341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921" calcext:value-type="float">
            <text:p>54.921</text:p>
          </table:table-cell>
          <table:table-cell office:value-type="float" office:value="53.079" calcext:value-type="float">
            <text:p>53.079</text:p>
          </table:table-cell>
          <table:table-cell office:value-type="float" office:value="54.9474" calcext:value-type="float">
            <text:p>54.9474</text:p>
          </table:table-cell>
          <table:table-cell office:value-type="float" office:value="53.0526" calcext:value-type="float">
            <text:p>53.0526</text:p>
          </table:table-cell>
        </table:table-row>
        <table:table-row table:style-name="ro1">
          <table:table-cell office:value-type="float" office:value="-138.864" calcext:value-type="float">
            <text:p>-138.864</text:p>
          </table:table-cell>
          <table:table-cell office:value-type="float" office:value="-1.43397" calcext:value-type="float">
            <text:p>-1.43397</text:p>
          </table:table-cell>
          <table:table-cell office:value-type="float" office:value="2.74968" calcext:value-type="float">
            <text:p>2.74968</text:p>
          </table:table-cell>
          <table:table-cell/>
          <table:table-cell office:value-type="float" office:value="0.488251" calcext:value-type="float">
            <text:p>0.488251</text:p>
          </table:table-cell>
          <table:table-cell office:value-type="float" office:value="-1.07155" calcext:value-type="float">
            <text:p>-1.071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5598" calcext:value-type="float">
            <text:p>55.5598</text:p>
          </table:table-cell>
          <table:table-cell office:value-type="float" office:value="52.4402" calcext:value-type="float">
            <text:p>52.4402</text:p>
          </table:table-cell>
          <table:table-cell office:value-type="float" office:value="54.5833" calcext:value-type="float">
            <text:p>54.5833</text:p>
          </table:table-cell>
          <table:table-cell office:value-type="float" office:value="53.4167" calcext:value-type="float">
            <text:p>53.4167</text:p>
          </table:table-cell>
        </table:table-row>
        <table:table-row table:style-name="ro1">
          <table:table-cell office:value-type="float" office:value="-138.596" calcext:value-type="float">
            <text:p>-138.596</text:p>
          </table:table-cell>
          <table:table-cell office:value-type="float" office:value="-0.974313" calcext:value-type="float">
            <text:p>-0.974313</text:p>
          </table:table-cell>
          <table:table-cell office:value-type="float" office:value="2.56669" calcext:value-type="float">
            <text:p>2.56669</text:p>
          </table:table-cell>
          <table:table-cell/>
          <table:table-cell office:value-type="float" office:value="0.939241" calcext:value-type="float">
            <text:p>0.939241</text:p>
          </table:table-cell>
          <table:table-cell office:value-type="float" office:value="-1.06774" calcext:value-type="float">
            <text:p>-1.067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007" calcext:value-type="float">
            <text:p>56.007</text:p>
          </table:table-cell>
          <table:table-cell office:value-type="float" office:value="51.993" calcext:value-type="float">
            <text:p>51.993</text:p>
          </table:table-cell>
          <table:table-cell office:value-type="float" office:value="54.1285" calcext:value-type="float">
            <text:p>54.1285</text:p>
          </table:table-cell>
          <table:table-cell office:value-type="float" office:value="53.8715" calcext:value-type="float">
            <text:p>53.8715</text:p>
          </table:table-cell>
        </table:table-row>
        <table:table-row table:style-name="ro1">
          <table:table-cell office:value-type="float" office:value="-138.334" calcext:value-type="float">
            <text:p>-138.334</text:p>
          </table:table-cell>
          <table:table-cell office:value-type="float" office:value="-0.479546" calcext:value-type="float">
            <text:p>-0.479546</text:p>
          </table:table-cell>
          <table:table-cell office:value-type="float" office:value="2.24065" calcext:value-type="float">
            <text:p>2.24065</text:p>
          </table:table-cell>
          <table:table-cell/>
          <table:table-cell office:value-type="float" office:value="1.52579" calcext:value-type="float">
            <text:p>1.52579</text:p>
          </table:table-cell>
          <table:table-cell office:value-type="float" office:value="-1.3175" calcext:value-type="float">
            <text:p>-1.3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8433" calcext:value-type="float">
            <text:p>56.8433</text:p>
          </table:table-cell>
          <table:table-cell office:value-type="float" office:value="51.1567" calcext:value-type="float">
            <text:p>51.1567</text:p>
          </table:table-cell>
          <table:table-cell office:value-type="float" office:value="53.7917" calcext:value-type="float">
            <text:p>53.7917</text:p>
          </table:table-cell>
          <table:table-cell office:value-type="float" office:value="54.2083" calcext:value-type="float">
            <text:p>54.2083</text:p>
          </table:table-cell>
        </table:table-row>
        <table:table-row table:style-name="ro1">
          <table:table-cell office:value-type="float" office:value="-138.047" calcext:value-type="float">
            <text:p>-138.047</text:p>
          </table:table-cell>
          <table:table-cell office:value-type="float" office:value="0.00570562" calcext:value-type="float">
            <text:p>0.00570562</text:p>
          </table:table-cell>
          <table:table-cell office:value-type="float" office:value="1.77323" calcext:value-type="float">
            <text:p>1.77323</text:p>
          </table:table-cell>
          <table:table-cell/>
          <table:table-cell office:value-type="float" office:value="2.1549" calcext:value-type="float">
            <text:p>2.1549</text:p>
          </table:table-cell>
          <table:table-cell office:value-type="float" office:value="-1.40092" calcext:value-type="float">
            <text:p>-1.400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5558" calcext:value-type="float">
            <text:p>57.5558</text:p>
          </table:table-cell>
          <table:table-cell office:value-type="float" office:value="50.4442" calcext:value-type="float">
            <text:p>50.4442</text:p>
          </table:table-cell>
          <table:table-cell office:value-type="float" office:value="53.246" calcext:value-type="float">
            <text:p>53.246</text:p>
          </table:table-cell>
          <table:table-cell office:value-type="float" office:value="54.754" calcext:value-type="float">
            <text:p>54.754</text:p>
          </table:table-cell>
        </table:table-row>
        <table:table-row table:style-name="ro1">
          <table:table-cell office:value-type="float" office:value="-137.762" calcext:value-type="float">
            <text:p>-137.762</text:p>
          </table:table-cell>
          <table:table-cell office:value-type="float" office:value="0.469845" calcext:value-type="float">
            <text:p>0.469845</text:p>
          </table:table-cell>
          <table:table-cell office:value-type="float" office:value="1.23568" calcext:value-type="float">
            <text:p>1.23568</text:p>
          </table:table-cell>
          <table:table-cell/>
          <table:table-cell office:value-type="float" office:value="2.53276" calcext:value-type="float">
            <text:p>2.53276</text:p>
          </table:table-cell>
          <table:table-cell office:value-type="float" office:value="-1.4466" calcext:value-type="float">
            <text:p>-1.44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9794" calcext:value-type="float">
            <text:p>57.9794</text:p>
          </table:table-cell>
          <table:table-cell office:value-type="float" office:value="50.0206" calcext:value-type="float">
            <text:p>50.0206</text:p>
          </table:table-cell>
          <table:table-cell office:value-type="float" office:value="52.9138" calcext:value-type="float">
            <text:p>52.9138</text:p>
          </table:table-cell>
          <table:table-cell office:value-type="float" office:value="55.0862" calcext:value-type="float">
            <text:p>55.0862</text:p>
          </table:table-cell>
        </table:table-row>
        <table:table-row table:style-name="ro1">
          <table:table-cell office:value-type="float" office:value="-137.463" calcext:value-type="float">
            <text:p>-137.463</text:p>
          </table:table-cell>
          <table:table-cell office:value-type="float" office:value="0.888964" calcext:value-type="float">
            <text:p>0.888964</text:p>
          </table:table-cell>
          <table:table-cell office:value-type="float" office:value="0.644707" calcext:value-type="float">
            <text:p>0.644707</text:p>
          </table:table-cell>
          <table:table-cell/>
          <table:table-cell office:value-type="float" office:value="2.87488" calcext:value-type="float">
            <text:p>2.87488</text:p>
          </table:table-cell>
          <table:table-cell office:value-type="float" office:value="-1.39797" calcext:value-type="float">
            <text:p>-1.397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2729" calcext:value-type="float">
            <text:p>58.2729</text:p>
          </table:table-cell>
          <table:table-cell office:value-type="float" office:value="49.7271" calcext:value-type="float">
            <text:p>49.7271</text:p>
          </table:table-cell>
          <table:table-cell office:value-type="float" office:value="52.5231" calcext:value-type="float">
            <text:p>52.5231</text:p>
          </table:table-cell>
          <table:table-cell office:value-type="float" office:value="55.4769" calcext:value-type="float">
            <text:p>55.4769</text:p>
          </table:table-cell>
        </table:table-row>
        <table:table-row table:style-name="ro1">
          <table:table-cell office:value-type="float" office:value="-137.157" calcext:value-type="float">
            <text:p>-137.157</text:p>
          </table:table-cell>
          <table:table-cell office:value-type="float" office:value="1.27297" calcext:value-type="float">
            <text:p>1.27297</text:p>
          </table:table-cell>
          <table:table-cell office:value-type="float" office:value="-0.0110872" calcext:value-type="float">
            <text:p>-0.0110872</text:p>
          </table:table-cell>
          <table:table-cell/>
          <table:table-cell office:value-type="float" office:value="3.29843" calcext:value-type="float">
            <text:p>3.29843</text:p>
          </table:table-cell>
          <table:table-cell office:value-type="float" office:value="-1.39169" calcext:value-type="float">
            <text:p>-1.391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6901" calcext:value-type="float">
            <text:p>58.6901</text:p>
          </table:table-cell>
          <table:table-cell office:value-type="float" office:value="49.3099" calcext:value-type="float">
            <text:p>49.3099</text:p>
          </table:table-cell>
          <table:table-cell office:value-type="float" office:value="52.0933" calcext:value-type="float">
            <text:p>52.0933</text:p>
          </table:table-cell>
          <table:table-cell office:value-type="float" office:value="55.9067" calcext:value-type="float">
            <text:p>55.9067</text:p>
          </table:table-cell>
        </table:table-row>
        <table:table-row table:style-name="ro1">
          <table:table-cell office:value-type="float" office:value="-136.844" calcext:value-type="float">
            <text:p>-136.844</text:p>
          </table:table-cell>
          <table:table-cell office:value-type="float" office:value="1.62734" calcext:value-type="float">
            <text:p>1.62734</text:p>
          </table:table-cell>
          <table:table-cell office:value-type="float" office:value="-0.621115" calcext:value-type="float">
            <text:p>-0.621115</text:p>
          </table:table-cell>
          <table:table-cell/>
          <table:table-cell office:value-type="float" office:value="3.2865" calcext:value-type="float">
            <text:p>3.2865</text:p>
          </table:table-cell>
          <table:table-cell office:value-type="float" office:value="-1.41059" calcext:value-type="float">
            <text:p>-1.410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6971" calcext:value-type="float">
            <text:p>58.6971</text:p>
          </table:table-cell>
          <table:table-cell office:value-type="float" office:value="49.3029" calcext:value-type="float">
            <text:p>49.3029</text:p>
          </table:table-cell>
          <table:table-cell office:value-type="float" office:value="52.1241" calcext:value-type="float">
            <text:p>52.1241</text:p>
          </table:table-cell>
          <table:table-cell office:value-type="float" office:value="55.8759" calcext:value-type="float">
            <text:p>55.8759</text:p>
          </table:table-cell>
        </table:table-row>
        <table:table-row table:style-name="ro1">
          <table:table-cell office:value-type="float" office:value="-136.528" calcext:value-type="float">
            <text:p>-136.528</text:p>
          </table:table-cell>
          <table:table-cell office:value-type="float" office:value="1.93942" calcext:value-type="float">
            <text:p>1.93942</text:p>
          </table:table-cell>
          <table:table-cell office:value-type="float" office:value="-1.2553" calcext:value-type="float">
            <text:p>-1.2553</text:p>
          </table:table-cell>
          <table:table-cell/>
          <table:table-cell office:value-type="float" office:value="3.57935" calcext:value-type="float">
            <text:p>3.57935</text:p>
          </table:table-cell>
          <table:table-cell office:value-type="float" office:value="-1.37762" calcext:value-type="float">
            <text:p>-1.377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957" calcext:value-type="float">
            <text:p>58.957</text:p>
          </table:table-cell>
          <table:table-cell office:value-type="float" office:value="49.043" calcext:value-type="float">
            <text:p>49.043</text:p>
          </table:table-cell>
          <table:table-cell office:value-type="float" office:value="51.7983" calcext:value-type="float">
            <text:p>51.7983</text:p>
          </table:table-cell>
          <table:table-cell office:value-type="float" office:value="56.2017" calcext:value-type="float">
            <text:p>56.2017</text:p>
          </table:table-cell>
        </table:table-row>
        <table:table-row table:style-name="ro1">
          <table:table-cell office:value-type="float" office:value="-136.198" calcext:value-type="float">
            <text:p>-136.198</text:p>
          </table:table-cell>
          <table:table-cell office:value-type="float" office:value="2.23902" calcext:value-type="float">
            <text:p>2.23902</text:p>
          </table:table-cell>
          <table:table-cell office:value-type="float" office:value="-1.82019" calcext:value-type="float">
            <text:p>-1.82019</text:p>
          </table:table-cell>
          <table:table-cell/>
          <table:table-cell office:value-type="float" office:value="3.49796" calcext:value-type="float">
            <text:p>3.49796</text:p>
          </table:table-cell>
          <table:table-cell office:value-type="float" office:value="-1.46976" calcext:value-type="float">
            <text:p>-1.469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9677" calcext:value-type="float">
            <text:p>58.9677</text:p>
          </table:table-cell>
          <table:table-cell office:value-type="float" office:value="49.0323" calcext:value-type="float">
            <text:p>49.0323</text:p>
          </table:table-cell>
          <table:table-cell office:value-type="float" office:value="51.9718" calcext:value-type="float">
            <text:p>51.9718</text:p>
          </table:table-cell>
          <table:table-cell office:value-type="float" office:value="56.0282" calcext:value-type="float">
            <text:p>56.0282</text:p>
          </table:table-cell>
        </table:table-row>
        <table:table-row table:style-name="ro1">
          <table:table-cell office:value-type="float" office:value="-135.869" calcext:value-type="float">
            <text:p>-135.869</text:p>
          </table:table-cell>
          <table:table-cell office:value-type="float" office:value="2.49255" calcext:value-type="float">
            <text:p>2.49255</text:p>
          </table:table-cell>
          <table:table-cell office:value-type="float" office:value="-2.36183" calcext:value-type="float">
            <text:p>-2.36183</text:p>
          </table:table-cell>
          <table:table-cell/>
          <table:table-cell office:value-type="float" office:value="3.61124" calcext:value-type="float">
            <text:p>3.61124</text:p>
          </table:table-cell>
          <table:table-cell office:value-type="float" office:value="-1.42366" calcext:value-type="float">
            <text:p>-1.423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0349" calcext:value-type="float">
            <text:p>59.0349</text:p>
          </table:table-cell>
          <table:table-cell office:value-type="float" office:value="48.9651" calcext:value-type="float">
            <text:p>48.9651</text:p>
          </table:table-cell>
          <table:table-cell office:value-type="float" office:value="51.8124" calcext:value-type="float">
            <text:p>51.8124</text:p>
          </table:table-cell>
          <table:table-cell office:value-type="float" office:value="56.1876" calcext:value-type="float">
            <text:p>56.1876</text:p>
          </table:table-cell>
        </table:table-row>
        <table:table-row table:style-name="ro1">
          <table:table-cell office:value-type="float" office:value="-135.524" calcext:value-type="float">
            <text:p>-135.524</text:p>
          </table:table-cell>
          <table:table-cell office:value-type="float" office:value="2.70095" calcext:value-type="float">
            <text:p>2.70095</text:p>
          </table:table-cell>
          <table:table-cell office:value-type="float" office:value="-2.76749" calcext:value-type="float">
            <text:p>-2.76749</text:p>
          </table:table-cell>
          <table:table-cell/>
          <table:table-cell office:value-type="float" office:value="3.25177" calcext:value-type="float">
            <text:p>3.25177</text:p>
          </table:table-cell>
          <table:table-cell office:value-type="float" office:value="-1.37626" calcext:value-type="float">
            <text:p>-1.376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628" calcext:value-type="float">
            <text:p>58.628</text:p>
          </table:table-cell>
          <table:table-cell office:value-type="float" office:value="49.372" calcext:value-type="float">
            <text:p>49.372</text:p>
          </table:table-cell>
          <table:table-cell office:value-type="float" office:value="52.1245" calcext:value-type="float">
            <text:p>52.1245</text:p>
          </table:table-cell>
          <table:table-cell office:value-type="float" office:value="55.8755" calcext:value-type="float">
            <text:p>55.8755</text:p>
          </table:table-cell>
        </table:table-row>
        <table:table-row table:style-name="ro1">
          <table:table-cell office:value-type="float" office:value="-135.2" calcext:value-type="float">
            <text:p>-135.2</text:p>
          </table:table-cell>
          <table:table-cell office:value-type="float" office:value="2.88326" calcext:value-type="float">
            <text:p>2.88326</text:p>
          </table:table-cell>
          <table:table-cell office:value-type="float" office:value="-3.14119" calcext:value-type="float">
            <text:p>-3.14119</text:p>
          </table:table-cell>
          <table:table-cell/>
          <table:table-cell office:value-type="float" office:value="3.31162" calcext:value-type="float">
            <text:p>3.31162</text:p>
          </table:table-cell>
          <table:table-cell office:value-type="float" office:value="-1.40396" calcext:value-type="float">
            <text:p>-1.403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7156" calcext:value-type="float">
            <text:p>58.7156</text:p>
          </table:table-cell>
          <table:table-cell office:value-type="float" office:value="49.2844" calcext:value-type="float">
            <text:p>49.2844</text:p>
          </table:table-cell>
          <table:table-cell office:value-type="float" office:value="52.0923" calcext:value-type="float">
            <text:p>52.0923</text:p>
          </table:table-cell>
          <table:table-cell office:value-type="float" office:value="55.9077" calcext:value-type="float">
            <text:p>55.9077</text:p>
          </table:table-cell>
        </table:table-row>
        <table:table-row table:style-name="ro1">
          <table:table-cell office:value-type="float" office:value="-134.834" calcext:value-type="float">
            <text:p>-134.834</text:p>
          </table:table-cell>
          <table:table-cell office:value-type="float" office:value="3.00955" calcext:value-type="float">
            <text:p>3.00955</text:p>
          </table:table-cell>
          <table:table-cell office:value-type="float" office:value="-3.35109" calcext:value-type="float">
            <text:p>-3.35109</text:p>
          </table:table-cell>
          <table:table-cell/>
          <table:table-cell office:value-type="float" office:value="2.80936" calcext:value-type="float">
            <text:p>2.80936</text:p>
          </table:table-cell>
          <table:table-cell office:value-type="float" office:value="-1.30176" calcext:value-type="float">
            <text:p>-1.301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1111" calcext:value-type="float">
            <text:p>58.1111</text:p>
          </table:table-cell>
          <table:table-cell office:value-type="float" office:value="49.8889" calcext:value-type="float">
            <text:p>49.8889</text:p>
          </table:table-cell>
          <table:table-cell office:value-type="float" office:value="52.4924" calcext:value-type="float">
            <text:p>52.4924</text:p>
          </table:table-cell>
          <table:table-cell office:value-type="float" office:value="55.5076" calcext:value-type="float">
            <text:p>55.5076</text:p>
          </table:table-cell>
        </table:table-row>
        <table:table-row table:style-name="ro1">
          <table:table-cell office:value-type="float" office:value="-134.504" calcext:value-type="float">
            <text:p>-134.504</text:p>
          </table:table-cell>
          <table:table-cell office:value-type="float" office:value="3.09879" calcext:value-type="float">
            <text:p>3.09879</text:p>
          </table:table-cell>
          <table:table-cell office:value-type="float" office:value="-3.52271" calcext:value-type="float">
            <text:p>-3.52271</text:p>
          </table:table-cell>
          <table:table-cell/>
          <table:table-cell office:value-type="float" office:value="2.80487" calcext:value-type="float">
            <text:p>2.80487</text:p>
          </table:table-cell>
          <table:table-cell office:value-type="float" office:value="-1.26883" calcext:value-type="float">
            <text:p>-1.268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0737" calcext:value-type="float">
            <text:p>58.0737</text:p>
          </table:table-cell>
          <table:table-cell office:value-type="float" office:value="49.9263" calcext:value-type="float">
            <text:p>49.9263</text:p>
          </table:table-cell>
          <table:table-cell office:value-type="float" office:value="52.464" calcext:value-type="float">
            <text:p>52.464</text:p>
          </table:table-cell>
          <table:table-cell office:value-type="float" office:value="55.536" calcext:value-type="float">
            <text:p>55.536</text:p>
          </table:table-cell>
        </table:table-row>
        <table:table-row table:style-name="ro1">
          <table:table-cell office:value-type="float" office:value="-134.125" calcext:value-type="float">
            <text:p>-134.125</text:p>
          </table:table-cell>
          <table:table-cell office:value-type="float" office:value="3.10173" calcext:value-type="float">
            <text:p>3.10173</text:p>
          </table:table-cell>
          <table:table-cell office:value-type="float" office:value="-3.51635" calcext:value-type="float">
            <text:p>-3.51635</text:p>
          </table:table-cell>
          <table:table-cell/>
          <table:table-cell office:value-type="float" office:value="2.19683" calcext:value-type="float">
            <text:p>2.19683</text:p>
          </table:table-cell>
          <table:table-cell office:value-type="float" office:value="-1.01741" calcext:value-type="float">
            <text:p>-1.017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2142" calcext:value-type="float">
            <text:p>57.2142</text:p>
          </table:table-cell>
          <table:table-cell office:value-type="float" office:value="50.7858" calcext:value-type="float">
            <text:p>50.7858</text:p>
          </table:table-cell>
          <table:table-cell office:value-type="float" office:value="52.8206" calcext:value-type="float">
            <text:p>52.8206</text:p>
          </table:table-cell>
          <table:table-cell office:value-type="float" office:value="55.1794" calcext:value-type="float">
            <text:p>55.1794</text:p>
          </table:table-cell>
        </table:table-row>
        <table:table-row table:style-name="ro1">
          <table:table-cell office:value-type="float" office:value="-133.784" calcext:value-type="float">
            <text:p>-133.784</text:p>
          </table:table-cell>
          <table:table-cell office:value-type="float" office:value="3.1242" calcext:value-type="float">
            <text:p>3.1242</text:p>
          </table:table-cell>
          <table:table-cell office:value-type="float" office:value="-3.44834" calcext:value-type="float">
            <text:p>-3.44834</text:p>
          </table:table-cell>
          <table:table-cell/>
          <table:table-cell office:value-type="float" office:value="2.03672" calcext:value-type="float">
            <text:p>2.03672</text:p>
          </table:table-cell>
          <table:table-cell office:value-type="float" office:value="-1.19486" calcext:value-type="float">
            <text:p>-1.194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2316" calcext:value-type="float">
            <text:p>57.2316</text:p>
          </table:table-cell>
          <table:table-cell office:value-type="float" office:value="50.7684" calcext:value-type="float">
            <text:p>50.7684</text:p>
          </table:table-cell>
          <table:table-cell office:value-type="float" office:value="53.1581" calcext:value-type="float">
            <text:p>53.1581</text:p>
          </table:table-cell>
          <table:table-cell office:value-type="float" office:value="54.8419" calcext:value-type="float">
            <text:p>54.8419</text:p>
          </table:table-cell>
        </table:table-row>
        <table:table-row table:style-name="ro1">
          <table:table-cell office:value-type="float" office:value="-133.414" calcext:value-type="float">
            <text:p>-133.414</text:p>
          </table:table-cell>
          <table:table-cell office:value-type="float" office:value="3.11138" calcext:value-type="float">
            <text:p>3.11138</text:p>
          </table:table-cell>
          <table:table-cell office:value-type="float" office:value="-3.21387" calcext:value-type="float">
            <text:p>-3.21387</text:p>
          </table:table-cell>
          <table:table-cell/>
          <table:table-cell office:value-type="float" office:value="1.40862" calcext:value-type="float">
            <text:p>1.40862</text:p>
          </table:table-cell>
          <table:table-cell office:value-type="float" office:value="-1.14387" calcext:value-type="float">
            <text:p>-1.143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5525" calcext:value-type="float">
            <text:p>56.5525</text:p>
          </table:table-cell>
          <table:table-cell office:value-type="float" office:value="51.4475" calcext:value-type="float">
            <text:p>51.4475</text:p>
          </table:table-cell>
          <table:table-cell office:value-type="float" office:value="53.7352" calcext:value-type="float">
            <text:p>53.7352</text:p>
          </table:table-cell>
          <table:table-cell office:value-type="float" office:value="54.2648" calcext:value-type="float">
            <text:p>54.2648</text:p>
          </table:table-cell>
        </table:table-row>
        <table:table-row table:style-name="ro1">
          <table:table-cell office:value-type="float" office:value="-133.062" calcext:value-type="float">
            <text:p>-133.062</text:p>
          </table:table-cell>
          <table:table-cell office:value-type="float" office:value="3.06787" calcext:value-type="float">
            <text:p>3.06787</text:p>
          </table:table-cell>
          <table:table-cell office:value-type="float" office:value="-2.89598" calcext:value-type="float">
            <text:p>-2.89598</text:p>
          </table:table-cell>
          <table:table-cell/>
          <table:table-cell office:value-type="float" office:value="1.08241" calcext:value-type="float">
            <text:p>1.08241</text:p>
          </table:table-cell>
          <table:table-cell office:value-type="float" office:value="-1.10226" calcext:value-type="float">
            <text:p>-1.102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1847" calcext:value-type="float">
            <text:p>56.1847</text:p>
          </table:table-cell>
          <table:table-cell office:value-type="float" office:value="51.8153" calcext:value-type="float">
            <text:p>51.8153</text:p>
          </table:table-cell>
          <table:table-cell office:value-type="float" office:value="54.0199" calcext:value-type="float">
            <text:p>54.0199</text:p>
          </table:table-cell>
          <table:table-cell office:value-type="float" office:value="53.9801" calcext:value-type="float">
            <text:p>53.9801</text:p>
          </table:table-cell>
        </table:table-row>
        <table:table-row table:style-name="ro1">
          <table:table-cell office:value-type="float" office:value="-133.161" calcext:value-type="float">
            <text:p>-133.161</text:p>
          </table:table-cell>
          <table:table-cell office:value-type="float" office:value="3.081" calcext:value-type="float">
            <text:p>3.081</text:p>
          </table:table-cell>
          <table:table-cell office:value-type="float" office:value="-2.46335" calcext:value-type="float">
            <text:p>-2.46335</text:p>
          </table:table-cell>
          <table:table-cell/>
          <table:table-cell office:value-type="float" office:value="0.589159" calcext:value-type="float">
            <text:p>0.589159</text:p>
          </table:table-cell>
          <table:table-cell office:value-type="float" office:value="-1.42453" calcext:value-type="float">
            <text:p>-1.424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0137" calcext:value-type="float">
            <text:p>56.0137</text:p>
          </table:table-cell>
          <table:table-cell office:value-type="float" office:value="51.9863" calcext:value-type="float">
            <text:p>51.9863</text:p>
          </table:table-cell>
          <table:table-cell office:value-type="float" office:value="54.8354" calcext:value-type="float">
            <text:p>54.8354</text:p>
          </table:table-cell>
          <table:table-cell office:value-type="float" office:value="53.1646" calcext:value-type="float">
            <text:p>53.1646</text:p>
          </table:table-cell>
        </table:table-row>
        <table:table-row table:style-name="ro1">
          <table:table-cell office:value-type="float" office:value="-132.811" calcext:value-type="float">
            <text:p>-132.811</text:p>
          </table:table-cell>
          <table:table-cell office:value-type="float" office:value="3.01506" calcext:value-type="float">
            <text:p>3.01506</text:p>
          </table:table-cell>
          <table:table-cell office:value-type="float" office:value="-1.83641" calcext:value-type="float">
            <text:p>-1.83641</text:p>
          </table:table-cell>
          <table:table-cell/>
          <table:table-cell office:value-type="float" office:value="-0.289754" calcext:value-type="float">
            <text:p>-0.289754</text:p>
          </table:table-cell>
          <table:table-cell office:value-type="float" office:value="-1.1822" calcext:value-type="float">
            <text:p>-1.18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8924" calcext:value-type="float">
            <text:p>54.8924</text:p>
          </table:table-cell>
          <table:table-cell office:value-type="float" office:value="53.1076" calcext:value-type="float">
            <text:p>53.1076</text:p>
          </table:table-cell>
          <table:table-cell office:value-type="float" office:value="55.472" calcext:value-type="float">
            <text:p>55.472</text:p>
          </table:table-cell>
          <table:table-cell office:value-type="float" office:value="52.528" calcext:value-type="float">
            <text:p>52.528</text:p>
          </table:table-cell>
        </table:table-row>
        <table:table-row table:style-name="ro1">
          <table:table-cell office:value-type="float" office:value="-132.674" calcext:value-type="float">
            <text:p>-132.674</text:p>
          </table:table-cell>
          <table:table-cell office:value-type="float" office:value="2.94144" calcext:value-type="float">
            <text:p>2.94144</text:p>
          </table:table-cell>
          <table:table-cell office:value-type="float" office:value="-1.1136" calcext:value-type="float">
            <text:p>-1.1136</text:p>
          </table:table-cell>
          <table:table-cell/>
          <table:table-cell office:value-type="float" office:value="-0.820504" calcext:value-type="float">
            <text:p>-0.820504</text:p>
          </table:table-cell>
          <table:table-cell office:value-type="float" office:value="-1.22134" calcext:value-type="float">
            <text:p>-1.221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4008" calcext:value-type="float">
            <text:p>54.4008</text:p>
          </table:table-cell>
          <table:table-cell office:value-type="float" office:value="53.5992" calcext:value-type="float">
            <text:p>53.5992</text:p>
          </table:table-cell>
          <table:table-cell office:value-type="float" office:value="56.0418" calcext:value-type="float">
            <text:p>56.0418</text:p>
          </table:table-cell>
          <table:table-cell office:value-type="float" office:value="51.9582" calcext:value-type="float">
            <text:p>51.9582</text:p>
          </table:table-cell>
        </table:table-row>
        <table:table-row table:style-name="ro1">
          <table:table-cell office:value-type="float" office:value="-132.325" calcext:value-type="float">
            <text:p>-132.325</text:p>
          </table:table-cell>
          <table:table-cell office:value-type="float" office:value="2.81747" calcext:value-type="float">
            <text:p>2.81747</text:p>
          </table:table-cell>
          <table:table-cell office:value-type="float" office:value="-0.304385" calcext:value-type="float">
            <text:p>-0.304385</text:p>
          </table:table-cell>
          <table:table-cell/>
          <table:table-cell office:value-type="float" office:value="-1.35927" calcext:value-type="float">
            <text:p>-1.35927</text:p>
          </table:table-cell>
          <table:table-cell office:value-type="float" office:value="-1.07344" calcext:value-type="float">
            <text:p>-1.07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7142" calcext:value-type="float">
            <text:p>53.7142</text:p>
          </table:table-cell>
          <table:table-cell office:value-type="float" office:value="54.2858" calcext:value-type="float">
            <text:p>54.2858</text:p>
          </table:table-cell>
          <table:table-cell office:value-type="float" office:value="56.4327" calcext:value-type="float">
            <text:p>56.4327</text:p>
          </table:table-cell>
          <table:table-cell office:value-type="float" office:value="51.5673" calcext:value-type="float">
            <text:p>51.5673</text:p>
          </table:table-cell>
        </table:table-row>
        <table:table-row table:style-name="ro1">
          <table:table-cell office:value-type="float" office:value="-131.957" calcext:value-type="float">
            <text:p>-131.957</text:p>
          </table:table-cell>
          <table:table-cell office:value-type="float" office:value="2.71792" calcext:value-type="float">
            <text:p>2.71792</text:p>
          </table:table-cell>
          <table:table-cell office:value-type="float" office:value="0.565398" calcext:value-type="float">
            <text:p>0.565398</text:p>
          </table:table-cell>
          <table:table-cell/>
          <table:table-cell office:value-type="float" office:value="-1.83597" calcext:value-type="float">
            <text:p>-1.83597</text:p>
          </table:table-cell>
          <table:table-cell office:value-type="float" office:value="-1.22779" calcext:value-type="float">
            <text:p>-1.227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3918" calcext:value-type="float">
            <text:p>53.3918</text:p>
          </table:table-cell>
          <table:table-cell office:value-type="float" office:value="54.6082" calcext:value-type="float">
            <text:p>54.6082</text:p>
          </table:table-cell>
          <table:table-cell office:value-type="float" office:value="57.0638" calcext:value-type="float">
            <text:p>57.0638</text:p>
          </table:table-cell>
          <table:table-cell office:value-type="float" office:value="50.9362" calcext:value-type="float">
            <text:p>50.9362</text:p>
          </table:table-cell>
        </table:table-row>
        <table:table-row table:style-name="ro1">
          <table:table-cell office:value-type="float" office:value="-132.005" calcext:value-type="float">
            <text:p>-132.005</text:p>
          </table:table-cell>
          <table:table-cell office:value-type="float" office:value="2.55294" calcext:value-type="float">
            <text:p>2.55294</text:p>
          </table:table-cell>
          <table:table-cell office:value-type="float" office:value="1.45172" calcext:value-type="float">
            <text:p>1.45172</text:p>
          </table:table-cell>
          <table:table-cell/>
          <table:table-cell office:value-type="float" office:value="-2.16727" calcext:value-type="float">
            <text:p>-2.16727</text:p>
          </table:table-cell>
          <table:table-cell office:value-type="float" office:value="-1.00143" calcext:value-type="float">
            <text:p>-1.001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8342" calcext:value-type="float">
            <text:p>52.8342</text:p>
          </table:table-cell>
          <table:table-cell office:value-type="float" office:value="55.1658" calcext:value-type="float">
            <text:p>55.1658</text:p>
          </table:table-cell>
          <table:table-cell office:value-type="float" office:value="57.1687" calcext:value-type="float">
            <text:p>57.1687</text:p>
          </table:table-cell>
          <table:table-cell office:value-type="float" office:value="50.8313" calcext:value-type="float">
            <text:p>50.8313</text:p>
          </table:table-cell>
        </table:table-row>
        <table:table-row table:style-name="ro1">
          <table:table-cell office:value-type="float" office:value="-131.656" calcext:value-type="float">
            <text:p>-131.656</text:p>
          </table:table-cell>
          <table:table-cell office:value-type="float" office:value="2.39413" calcext:value-type="float">
            <text:p>2.39413</text:p>
          </table:table-cell>
          <table:table-cell office:value-type="float" office:value="2.36096" calcext:value-type="float">
            <text:p>2.36096</text:p>
          </table:table-cell>
          <table:table-cell/>
          <table:table-cell office:value-type="float" office:value="-2.55704" calcext:value-type="float">
            <text:p>-2.55704</text:p>
          </table:table-cell>
          <table:table-cell office:value-type="float" office:value="-1.05821" calcext:value-type="float">
            <text:p>-1.058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5012" calcext:value-type="float">
            <text:p>52.5012</text:p>
          </table:table-cell>
          <table:table-cell office:value-type="float" office:value="55.4988" calcext:value-type="float">
            <text:p>55.4988</text:p>
          </table:table-cell>
          <table:table-cell office:value-type="float" office:value="57.6153" calcext:value-type="float">
            <text:p>57.6153</text:p>
          </table:table-cell>
          <table:table-cell office:value-type="float" office:value="50.3847" calcext:value-type="float">
            <text:p>50.3847</text:p>
          </table:table-cell>
        </table:table-row>
        <table:table-row table:style-name="ro1">
          <table:table-cell office:value-type="float" office:value="-131.716" calcext:value-type="float">
            <text:p>-131.716</text:p>
          </table:table-cell>
          <table:table-cell office:value-type="float" office:value="2.26704" calcext:value-type="float">
            <text:p>2.26704</text:p>
          </table:table-cell>
          <table:table-cell office:value-type="float" office:value="3.12417" calcext:value-type="float">
            <text:p>3.12417</text:p>
          </table:table-cell>
          <table:table-cell/>
          <table:table-cell office:value-type="float" office:value="-2.25748" calcext:value-type="float">
            <text:p>-2.25748</text:p>
          </table:table-cell>
          <table:table-cell office:value-type="float" office:value="-1.22131" calcext:value-type="float">
            <text:p>-1.221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9638" calcext:value-type="float">
            <text:p>52.9638</text:p>
          </table:table-cell>
          <table:table-cell office:value-type="float" office:value="55.0362" calcext:value-type="float">
            <text:p>55.0362</text:p>
          </table:table-cell>
          <table:table-cell office:value-type="float" office:value="57.4788" calcext:value-type="float">
            <text:p>57.4788</text:p>
          </table:table-cell>
          <table:table-cell office:value-type="float" office:value="50.5212" calcext:value-type="float">
            <text:p>50.5212</text:p>
          </table:table-cell>
        </table:table-row>
        <table:table-row table:style-name="ro1">
          <table:table-cell office:value-type="float" office:value="-131.354" calcext:value-type="float">
            <text:p>-131.354</text:p>
          </table:table-cell>
          <table:table-cell office:value-type="float" office:value="2.14331" calcext:value-type="float">
            <text:p>2.14331</text:p>
          </table:table-cell>
          <table:table-cell office:value-type="float" office:value="3.82288" calcext:value-type="float">
            <text:p>3.82288</text:p>
          </table:table-cell>
          <table:table-cell/>
          <table:table-cell office:value-type="float" office:value="-2.28887" calcext:value-type="float">
            <text:p>-2.28887</text:p>
          </table:table-cell>
          <table:table-cell office:value-type="float" office:value="-1.26814" calcext:value-type="float">
            <text:p>-1.268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9793" calcext:value-type="float">
            <text:p>52.9793</text:p>
          </table:table-cell>
          <table:table-cell office:value-type="float" office:value="55.0207" calcext:value-type="float">
            <text:p>55.0207</text:p>
          </table:table-cell>
          <table:table-cell office:value-type="float" office:value="57.557" calcext:value-type="float">
            <text:p>57.557</text:p>
          </table:table-cell>
          <table:table-cell office:value-type="float" office:value="50.443" calcext:value-type="float">
            <text:p>50.443</text:p>
          </table:table-cell>
        </table:table-row>
        <table:table-row table:style-name="ro1">
          <table:table-cell office:value-type="float" office:value="-131.015" calcext:value-type="float">
            <text:p>-131.015</text:p>
          </table:table-cell>
          <table:table-cell office:value-type="float" office:value="2.06719" calcext:value-type="float">
            <text:p>2.06719</text:p>
          </table:table-cell>
          <table:table-cell office:value-type="float" office:value="4.2487" calcext:value-type="float">
            <text:p>4.2487</text:p>
          </table:table-cell>
          <table:table-cell/>
          <table:table-cell office:value-type="float" office:value="-1.43118" calcext:value-type="float">
            <text:p>-1.43118</text:p>
          </table:table-cell>
          <table:table-cell office:value-type="float" office:value="-1.5016" calcext:value-type="float">
            <text:p>-1.5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0704" calcext:value-type="float">
            <text:p>54.0704</text:p>
          </table:table-cell>
          <table:table-cell office:value-type="float" office:value="53.9296" calcext:value-type="float">
            <text:p>53.9296</text:p>
          </table:table-cell>
          <table:table-cell office:value-type="float" office:value="56.9328" calcext:value-type="float">
            <text:p>56.9328</text:p>
          </table:table-cell>
          <table:table-cell office:value-type="float" office:value="51.0672" calcext:value-type="float">
            <text:p>51.0672</text:p>
          </table:table-cell>
        </table:table-row>
        <table:table-row table:style-name="ro1">
          <table:table-cell office:value-type="float" office:value="-131.276" calcext:value-type="float">
            <text:p>-131.276</text:p>
          </table:table-cell>
          <table:table-cell office:value-type="float" office:value="2.03183" calcext:value-type="float">
            <text:p>2.03183</text:p>
          </table:table-cell>
          <table:table-cell office:value-type="float" office:value="4.51868" calcext:value-type="float">
            <text:p>4.51868</text:p>
          </table:table-cell>
          <table:table-cell/>
          <table:table-cell office:value-type="float" office:value="-1.01088" calcext:value-type="float">
            <text:p>-1.01088</text:p>
          </table:table-cell>
          <table:table-cell office:value-type="float" office:value="-1.71672" calcext:value-type="float">
            <text:p>-1.716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7058" calcext:value-type="float">
            <text:p>54.7058</text:p>
          </table:table-cell>
          <table:table-cell office:value-type="float" office:value="53.2942" calcext:value-type="float">
            <text:p>53.2942</text:p>
          </table:table-cell>
          <table:table-cell office:value-type="float" office:value="56.7276" calcext:value-type="float">
            <text:p>56.7276</text:p>
          </table:table-cell>
          <table:table-cell office:value-type="float" office:value="51.2724" calcext:value-type="float">
            <text:p>51.2724</text:p>
          </table:table-cell>
        </table:table-row>
        <table:table-row table:style-name="ro1">
          <table:table-cell office:value-type="float" office:value="-130.919" calcext:value-type="float">
            <text:p>-130.919</text:p>
          </table:table-cell>
          <table:table-cell office:value-type="float" office:value="1.97695" calcext:value-type="float">
            <text:p>1.97695</text:p>
          </table:table-cell>
          <table:table-cell office:value-type="float" office:value="4.51305" calcext:value-type="float">
            <text:p>4.51305</text:p>
          </table:table-cell>
          <table:table-cell/>
          <table:table-cell office:value-type="float" office:value="-0.0424677" calcext:value-type="float">
            <text:p>-0.0424677</text:p>
          </table:table-cell>
          <table:table-cell office:value-type="float" office:value="-1.68423" calcext:value-type="float">
            <text:p>-1.684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6418" calcext:value-type="float">
            <text:p>55.6418</text:p>
          </table:table-cell>
          <table:table-cell office:value-type="float" office:value="52.3582" calcext:value-type="float">
            <text:p>52.3582</text:p>
          </table:table-cell>
          <table:table-cell office:value-type="float" office:value="55.7267" calcext:value-type="float">
            <text:p>55.7267</text:p>
          </table:table-cell>
          <table:table-cell office:value-type="float" office:value="52.2733" calcext:value-type="float">
            <text:p>52.2733</text:p>
          </table:table-cell>
        </table:table-row>
        <table:table-row table:style-name="ro1">
          <table:table-cell office:value-type="float" office:value="-130.926" calcext:value-type="float">
            <text:p>-130.926</text:p>
          </table:table-cell>
          <table:table-cell office:value-type="float" office:value="1.88327" calcext:value-type="float">
            <text:p>1.88327</text:p>
          </table:table-cell>
          <table:table-cell office:value-type="float" office:value="4.2246" calcext:value-type="float">
            <text:p>4.2246</text:p>
          </table:table-cell>
          <table:table-cell/>
          <table:table-cell office:value-type="float" office:value="1.03422" calcext:value-type="float">
            <text:p>1.03422</text:p>
          </table:table-cell>
          <table:table-cell office:value-type="float" office:value="-1.56209" calcext:value-type="float">
            <text:p>-1.562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5963" calcext:value-type="float">
            <text:p>56.5963</text:p>
          </table:table-cell>
          <table:table-cell office:value-type="float" office:value="51.4037" calcext:value-type="float">
            <text:p>51.4037</text:p>
          </table:table-cell>
          <table:table-cell office:value-type="float" office:value="54.5279" calcext:value-type="float">
            <text:p>54.5279</text:p>
          </table:table-cell>
          <table:table-cell office:value-type="float" office:value="53.4721" calcext:value-type="float">
            <text:p>53.4721</text:p>
          </table:table-cell>
        </table:table-row>
        <table:table-row table:style-name="ro1">
          <table:table-cell office:value-type="float" office:value="-130.554" calcext:value-type="float">
            <text:p>-130.554</text:p>
          </table:table-cell>
          <table:table-cell office:value-type="float" office:value="1.7837" calcext:value-type="float">
            <text:p>1.7837</text:p>
          </table:table-cell>
          <table:table-cell office:value-type="float" office:value="3.73871" calcext:value-type="float">
            <text:p>3.73871</text:p>
          </table:table-cell>
          <table:table-cell/>
          <table:table-cell office:value-type="float" office:value="1.83329" calcext:value-type="float">
            <text:p>1.83329</text:p>
          </table:table-cell>
          <table:table-cell office:value-type="float" office:value="-1.56717" calcext:value-type="float">
            <text:p>-1.567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4005" calcext:value-type="float">
            <text:p>57.4005</text:p>
          </table:table-cell>
          <table:table-cell office:value-type="float" office:value="50.5995" calcext:value-type="float">
            <text:p>50.5995</text:p>
          </table:table-cell>
          <table:table-cell office:value-type="float" office:value="53.7339" calcext:value-type="float">
            <text:p>53.7339</text:p>
          </table:table-cell>
          <table:table-cell office:value-type="float" office:value="54.2661" calcext:value-type="float">
            <text:p>54.2661</text:p>
          </table:table-cell>
        </table:table-row>
        <table:table-row table:style-name="ro1">
          <table:table-cell office:value-type="float" office:value="-130.172" calcext:value-type="float">
            <text:p>-130.172</text:p>
          </table:table-cell>
          <table:table-cell office:value-type="float" office:value="1.6328" calcext:value-type="float">
            <text:p>1.6328</text:p>
          </table:table-cell>
          <table:table-cell office:value-type="float" office:value="2.86695" calcext:value-type="float">
            <text:p>2.86695</text:p>
          </table:table-cell>
          <table:table-cell/>
          <table:table-cell office:value-type="float" office:value="3.50871" calcext:value-type="float">
            <text:p>3.50871</text:p>
          </table:table-cell>
          <table:table-cell office:value-type="float" office:value="-1.37312" calcext:value-type="float">
            <text:p>-1.37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8818" calcext:value-type="float">
            <text:p>58.8818</text:p>
          </table:table-cell>
          <table:table-cell office:value-type="float" office:value="49.1182" calcext:value-type="float">
            <text:p>49.1182</text:p>
          </table:table-cell>
          <table:table-cell office:value-type="float" office:value="51.8644" calcext:value-type="float">
            <text:p>51.8644</text:p>
          </table:table-cell>
          <table:table-cell office:value-type="float" office:value="56.1356" calcext:value-type="float">
            <text:p>56.1356</text:p>
          </table:table-cell>
        </table:table-row>
        <table:table-row table:style-name="ro1">
          <table:table-cell office:value-type="float" office:value="-130.294" calcext:value-type="float">
            <text:p>-130.294</text:p>
          </table:table-cell>
          <table:table-cell office:value-type="float" office:value="1.43988" calcext:value-type="float">
            <text:p>1.43988</text:p>
          </table:table-cell>
          <table:table-cell office:value-type="float" office:value="1.77687" calcext:value-type="float">
            <text:p>1.77687</text:p>
          </table:table-cell>
          <table:table-cell/>
          <table:table-cell office:value-type="float" office:value="4.60118" calcext:value-type="float">
            <text:p>4.60118</text:p>
          </table:table-cell>
          <table:table-cell office:value-type="float" office:value="-1.19997" calcext:value-type="float">
            <text:p>-1.199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8012" calcext:value-type="float">
            <text:p>59.8012</text:p>
          </table:table-cell>
          <table:table-cell office:value-type="float" office:value="48.1988" calcext:value-type="float">
            <text:p>48.1988</text:p>
          </table:table-cell>
          <table:table-cell office:value-type="float" office:value="50.5988" calcext:value-type="float">
            <text:p>50.5988</text:p>
          </table:table-cell>
          <table:table-cell office:value-type="float" office:value="57.4012" calcext:value-type="float">
            <text:p>57.4012</text:p>
          </table:table-cell>
        </table:table-row>
        <table:table-row table:style-name="ro1">
          <table:table-cell office:value-type="float" office:value="-129.915" calcext:value-type="float">
            <text:p>-129.915</text:p>
          </table:table-cell>
          <table:table-cell office:value-type="float" office:value="1.18812" calcext:value-type="float">
            <text:p>1.18812</text:p>
          </table:table-cell>
          <table:table-cell office:value-type="float" office:value="0.626101" calcext:value-type="float">
            <text:p>0.626101</text:p>
          </table:table-cell>
          <table:table-cell/>
          <table:table-cell office:value-type="float" office:value="5.11287" calcext:value-type="float">
            <text:p>5.11287</text:p>
          </table:table-cell>
          <table:table-cell office:value-type="float" office:value="-0.937342" calcext:value-type="float">
            <text:p>-0.9373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0502" calcext:value-type="float">
            <text:p>60.0502</text:p>
          </table:table-cell>
          <table:table-cell office:value-type="float" office:value="47.9498" calcext:value-type="float">
            <text:p>47.9498</text:p>
          </table:table-cell>
          <table:table-cell office:value-type="float" office:value="49.8245" calcext:value-type="float">
            <text:p>49.8245</text:p>
          </table:table-cell>
          <table:table-cell office:value-type="float" office:value="58.1755" calcext:value-type="float">
            <text:p>58.1755</text:p>
          </table:table-cell>
        </table:table-row>
        <table:table-row table:style-name="ro1">
          <table:table-cell office:value-type="float" office:value="-129.78" calcext:value-type="float">
            <text:p>-129.78</text:p>
          </table:table-cell>
          <table:table-cell office:value-type="float" office:value="0.941517" calcext:value-type="float">
            <text:p>0.941517</text:p>
          </table:table-cell>
          <table:table-cell office:value-type="float" office:value="-0.727094" calcext:value-type="float">
            <text:p>-0.727094</text:p>
          </table:table-cell>
          <table:table-cell/>
          <table:table-cell office:value-type="float" office:value="6.28267" calcext:value-type="float">
            <text:p>6.28267</text:p>
          </table:table-cell>
          <table:table-cell office:value-type="float" office:value="-0.92456" calcext:value-type="float">
            <text:p>-0.924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2072" calcext:value-type="float">
            <text:p>61.2072</text:p>
          </table:table-cell>
          <table:table-cell office:value-type="float" office:value="46.7928" calcext:value-type="float">
            <text:p>46.7928</text:p>
          </table:table-cell>
          <table:table-cell office:value-type="float" office:value="48.6419" calcext:value-type="float">
            <text:p>48.6419</text:p>
          </table:table-cell>
          <table:table-cell office:value-type="float" office:value="59.3581" calcext:value-type="float">
            <text:p>59.3581</text:p>
          </table:table-cell>
        </table:table-row>
        <table:table-row table:style-name="ro1">
          <table:table-cell office:value-type="float" office:value="-129.412" calcext:value-type="float">
            <text:p>-129.412</text:p>
          </table:table-cell>
          <table:table-cell office:value-type="float" office:value="0.64667" calcext:value-type="float">
            <text:p>0.64667</text:p>
          </table:table-cell>
          <table:table-cell office:value-type="float" office:value="-2.06956" calcext:value-type="float">
            <text:p>-2.06956</text:p>
          </table:table-cell>
          <table:table-cell/>
          <table:table-cell office:value-type="float" office:value="6.63745" calcext:value-type="float">
            <text:p>6.63745</text:p>
          </table:table-cell>
          <table:table-cell office:value-type="float" office:value="-0.677273" calcext:value-type="float">
            <text:p>-0.6772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3147" calcext:value-type="float">
            <text:p>61.3147</text:p>
          </table:table-cell>
          <table:table-cell office:value-type="float" office:value="46.6853" calcext:value-type="float">
            <text:p>46.6853</text:p>
          </table:table-cell>
          <table:table-cell office:value-type="float" office:value="48.0398" calcext:value-type="float">
            <text:p>48.0398</text:p>
          </table:table-cell>
          <table:table-cell office:value-type="float" office:value="59.9602" calcext:value-type="float">
            <text:p>59.9602</text:p>
          </table:table-cell>
        </table:table-row>
        <table:table-row table:style-name="ro1">
          <table:table-cell office:value-type="float" office:value="-129.036" calcext:value-type="float">
            <text:p>-129.036</text:p>
          </table:table-cell>
          <table:table-cell office:value-type="float" office:value="0.339322" calcext:value-type="float">
            <text:p>0.339322</text:p>
          </table:table-cell>
          <table:table-cell office:value-type="float" office:value="-3.38542" calcext:value-type="float">
            <text:p>-3.38542</text:p>
          </table:table-cell>
          <table:table-cell/>
          <table:table-cell office:value-type="float" office:value="6.96156" calcext:value-type="float">
            <text:p>6.96156</text:p>
          </table:table-cell>
          <table:table-cell office:value-type="float" office:value="-0.560609" calcext:value-type="float">
            <text:p>-0.5606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5222" calcext:value-type="float">
            <text:p>61.5222</text:p>
          </table:table-cell>
          <table:table-cell office:value-type="float" office:value="46.4778" calcext:value-type="float">
            <text:p>46.4778</text:p>
          </table:table-cell>
          <table:table-cell office:value-type="float" office:value="47.599" calcext:value-type="float">
            <text:p>47.599</text:p>
          </table:table-cell>
          <table:table-cell office:value-type="float" office:value="60.401" calcext:value-type="float">
            <text:p>60.401</text:p>
          </table:table-cell>
        </table:table-row>
        <table:table-row table:style-name="ro1">
          <table:table-cell office:value-type="float" office:value="-129.283" calcext:value-type="float">
            <text:p>-129.283</text:p>
          </table:table-cell>
          <table:table-cell office:value-type="float" office:value="-0.0354461" calcext:value-type="float">
            <text:p>-0.0354461</text:p>
          </table:table-cell>
          <table:table-cell office:value-type="float" office:value="-4.56672" calcext:value-type="float">
            <text:p>-4.56672</text:p>
          </table:table-cell>
          <table:table-cell/>
          <table:table-cell office:value-type="float" office:value="6.85567" calcext:value-type="float">
            <text:p>6.85567</text:p>
          </table:table-cell>
          <table:table-cell office:value-type="float" office:value="-0.196172" calcext:value-type="float">
            <text:p>-0.1961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0518" calcext:value-type="float">
            <text:p>61.0518</text:p>
          </table:table-cell>
          <table:table-cell office:value-type="float" office:value="46.9482" calcext:value-type="float">
            <text:p>46.9482</text:p>
          </table:table-cell>
          <table:table-cell office:value-type="float" office:value="47.3405" calcext:value-type="float">
            <text:p>47.3405</text:p>
          </table:table-cell>
          <table:table-cell office:value-type="float" office:value="60.6595" calcext:value-type="float">
            <text:p>60.6595</text:p>
          </table:table-cell>
        </table:table-row>
        <table:table-row table:style-name="ro1">
          <table:table-cell office:value-type="float" office:value="-128.915" calcext:value-type="float">
            <text:p>-128.915</text:p>
          </table:table-cell>
          <table:table-cell office:value-type="float" office:value="-0.380822" calcext:value-type="float">
            <text:p>-0.380822</text:p>
          </table:table-cell>
          <table:table-cell office:value-type="float" office:value="-5.5182" calcext:value-type="float">
            <text:p>-5.5182</text:p>
          </table:table-cell>
          <table:table-cell/>
          <table:table-cell office:value-type="float" office:value="6.33978" calcext:value-type="float">
            <text:p>6.33978</text:p>
          </table:table-cell>
          <table:table-cell office:value-type="float" office:value="-0.215973" calcext:value-type="float">
            <text:p>-0.2159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5558" calcext:value-type="float">
            <text:p>60.5558</text:p>
          </table:table-cell>
          <table:table-cell office:value-type="float" office:value="47.4442" calcext:value-type="float">
            <text:p>47.4442</text:p>
          </table:table-cell>
          <table:table-cell office:value-type="float" office:value="47.8762" calcext:value-type="float">
            <text:p>47.8762</text:p>
          </table:table-cell>
          <table:table-cell office:value-type="float" office:value="60.1238" calcext:value-type="float">
            <text:p>60.1238</text:p>
          </table:table-cell>
        </table:table-row>
        <table:table-row table:style-name="ro1">
          <table:table-cell office:value-type="float" office:value="-128.708" calcext:value-type="float">
            <text:p>-128.708</text:p>
          </table:table-cell>
          <table:table-cell office:value-type="float" office:value="-0.7204" calcext:value-type="float">
            <text:p>-0.7204</text:p>
          </table:table-cell>
          <table:table-cell office:value-type="float" office:value="-6.2683" calcext:value-type="float">
            <text:p>-6.2683</text:p>
          </table:table-cell>
          <table:table-cell/>
          <table:table-cell office:value-type="float" office:value="5.90987" calcext:value-type="float">
            <text:p>5.90987</text:p>
          </table:table-cell>
          <table:table-cell office:value-type="float" office:value="-0.132659" calcext:value-type="float">
            <text:p>-0.1326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0425" calcext:value-type="float">
            <text:p>60.0425</text:p>
          </table:table-cell>
          <table:table-cell office:value-type="float" office:value="47.9575" calcext:value-type="float">
            <text:p>47.9575</text:p>
          </table:table-cell>
          <table:table-cell office:value-type="float" office:value="48.2228" calcext:value-type="float">
            <text:p>48.2228</text:p>
          </table:table-cell>
          <table:table-cell office:value-type="float" office:value="59.7772" calcext:value-type="float">
            <text:p>59.7772</text:p>
          </table:table-cell>
        </table:table-row>
        <table:table-row table:style-name="ro1">
          <table:table-cell office:value-type="float" office:value="-128.361" calcext:value-type="float">
            <text:p>-128.361</text:p>
          </table:table-cell>
          <table:table-cell office:value-type="float" office:value="-1.05713" calcext:value-type="float">
            <text:p>-1.05713</text:p>
          </table:table-cell>
          <table:table-cell office:value-type="float" office:value="-6.66509" calcext:value-type="float">
            <text:p>-6.66509</text:p>
          </table:table-cell>
          <table:table-cell/>
          <table:table-cell office:value-type="float" office:value="4.79576" calcext:value-type="float">
            <text:p>4.79576</text:p>
          </table:table-cell>
          <table:table-cell office:value-type="float" office:value="-0.0281588" calcext:value-type="float">
            <text:p>-0.02815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8239" calcext:value-type="float">
            <text:p>58.8239</text:p>
          </table:table-cell>
          <table:table-cell office:value-type="float" office:value="49.1761" calcext:value-type="float">
            <text:p>49.1761</text:p>
          </table:table-cell>
          <table:table-cell office:value-type="float" office:value="49.2324" calcext:value-type="float">
            <text:p>49.2324</text:p>
          </table:table-cell>
          <table:table-cell office:value-type="float" office:value="58.7676" calcext:value-type="float">
            <text:p>58.7676</text:p>
          </table:table-cell>
        </table:table-row>
        <table:table-row table:style-name="ro1">
          <table:table-cell office:value-type="float" office:value="-127.996" calcext:value-type="float">
            <text:p>-127.996</text:p>
          </table:table-cell>
          <table:table-cell office:value-type="float" office:value="-1.40113" calcext:value-type="float">
            <text:p>-1.40113</text:p>
          </table:table-cell>
          <table:table-cell office:value-type="float" office:value="-6.6684" calcext:value-type="float">
            <text:p>-6.6684</text:p>
          </table:table-cell>
          <table:table-cell/>
          <table:table-cell office:value-type="float" office:value="3.42268" calcext:value-type="float">
            <text:p>3.42268</text:p>
          </table:table-cell>
          <table:table-cell office:value-type="float" office:value="0.128964" calcext:value-type="float">
            <text:p>0.1289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2937" calcext:value-type="float">
            <text:p>57.2937</text:p>
          </table:table-cell>
          <table:table-cell office:value-type="float" office:value="50.7063" calcext:value-type="float">
            <text:p>50.7063</text:p>
          </table:table-cell>
          <table:table-cell office:value-type="float" office:value="50.4484" calcext:value-type="float">
            <text:p>50.4484</text:p>
          </table:table-cell>
          <table:table-cell office:value-type="float" office:value="57.5516" calcext:value-type="float">
            <text:p>57.5516</text:p>
          </table:table-cell>
        </table:table-row>
        <table:table-row table:style-name="ro1">
          <table:table-cell office:value-type="float" office:value="-127.957" calcext:value-type="float">
            <text:p>-127.957</text:p>
          </table:table-cell>
          <table:table-cell office:value-type="float" office:value="-1.74789" calcext:value-type="float">
            <text:p>-1.74789</text:p>
          </table:table-cell>
          <table:table-cell office:value-type="float" office:value="-6.32032" calcext:value-type="float">
            <text:p>-6.32032</text:p>
          </table:table-cell>
          <table:table-cell/>
          <table:table-cell office:value-type="float" office:value="2.11977" calcext:value-type="float">
            <text:p>2.11977</text:p>
          </table:table-cell>
          <table:table-cell office:value-type="float" office:value="0.279121" calcext:value-type="float">
            <text:p>0.2791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8406" calcext:value-type="float">
            <text:p>55.8406</text:p>
          </table:table-cell>
          <table:table-cell office:value-type="float" office:value="52.1594" calcext:value-type="float">
            <text:p>52.1594</text:p>
          </table:table-cell>
          <table:table-cell office:value-type="float" office:value="51.6011" calcext:value-type="float">
            <text:p>51.6011</text:p>
          </table:table-cell>
          <table:table-cell office:value-type="float" office:value="56.3989" calcext:value-type="float">
            <text:p>56.3989</text:p>
          </table:table-cell>
        </table:table-row>
        <table:table-row table:style-name="ro1">
          <table:table-cell office:value-type="float" office:value="-127.575" calcext:value-type="float">
            <text:p>-127.575</text:p>
          </table:table-cell>
          <table:table-cell office:value-type="float" office:value="-2.12692" calcext:value-type="float">
            <text:p>-2.12692</text:p>
          </table:table-cell>
          <table:table-cell office:value-type="float" office:value="-5.55256" calcext:value-type="float">
            <text:p>-5.55256</text:p>
          </table:table-cell>
          <table:table-cell/>
          <table:table-cell office:value-type="float" office:value="0.415629" calcext:value-type="float">
            <text:p>0.415629</text:p>
          </table:table-cell>
          <table:table-cell office:value-type="float" office:value="0.566777" calcext:value-type="float">
            <text:p>0.5667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8489" calcext:value-type="float">
            <text:p>53.8489</text:p>
          </table:table-cell>
          <table:table-cell office:value-type="float" office:value="54.1511" calcext:value-type="float">
            <text:p>54.1511</text:p>
          </table:table-cell>
          <table:table-cell office:value-type="float" office:value="53.0176" calcext:value-type="float">
            <text:p>53.0176</text:p>
          </table:table-cell>
          <table:table-cell office:value-type="float" office:value="54.9824" calcext:value-type="float">
            <text:p>54.9824</text:p>
          </table:table-cell>
        </table:table-row>
        <table:table-row table:style-name="ro1">
          <table:table-cell office:value-type="float" office:value="-127.573" calcext:value-type="float">
            <text:p>-127.573</text:p>
          </table:table-cell>
          <table:table-cell office:value-type="float" office:value="-2.50518" calcext:value-type="float">
            <text:p>-2.50518</text:p>
          </table:table-cell>
          <table:table-cell office:value-type="float" office:value="-4.49986" calcext:value-type="float">
            <text:p>-4.49986</text:p>
          </table:table-cell>
          <table:table-cell/>
          <table:table-cell office:value-type="float" office:value="-0.852243" calcext:value-type="float">
            <text:p>-0.852243</text:p>
          </table:table-cell>
          <table:table-cell office:value-type="float" office:value="0.733426" calcext:value-type="float">
            <text:p>0.7334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4143" calcext:value-type="float">
            <text:p>52.4143</text:p>
          </table:table-cell>
          <table:table-cell office:value-type="float" office:value="55.5857" calcext:value-type="float">
            <text:p>55.5857</text:p>
          </table:table-cell>
          <table:table-cell office:value-type="float" office:value="54.1188" calcext:value-type="float">
            <text:p>54.1188</text:p>
          </table:table-cell>
          <table:table-cell office:value-type="float" office:value="53.8812" calcext:value-type="float">
            <text:p>53.8812</text:p>
          </table:table-cell>
        </table:table-row>
        <table:table-row table:style-name="ro1">
          <table:table-cell office:value-type="float" office:value="-127.178" calcext:value-type="float">
            <text:p>-127.178</text:p>
          </table:table-cell>
          <table:table-cell office:value-type="float" office:value="-2.8083" calcext:value-type="float">
            <text:p>-2.8083</text:p>
          </table:table-cell>
          <table:table-cell office:value-type="float" office:value="-3.08983" calcext:value-type="float">
            <text:p>-3.08983</text:p>
          </table:table-cell>
          <table:table-cell/>
          <table:table-cell office:value-type="float" office:value="-2.54143" calcext:value-type="float">
            <text:p>-2.54143</text:p>
          </table:table-cell>
          <table:table-cell office:value-type="float" office:value="0.592861" calcext:value-type="float">
            <text:p>0.5928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.8657" calcext:value-type="float">
            <text:p>50.8657</text:p>
          </table:table-cell>
          <table:table-cell office:value-type="float" office:value="57.1343" calcext:value-type="float">
            <text:p>57.1343</text:p>
          </table:table-cell>
          <table:table-cell office:value-type="float" office:value="55.9486" calcext:value-type="float">
            <text:p>55.9486</text:p>
          </table:table-cell>
          <table:table-cell office:value-type="float" office:value="52.0514" calcext:value-type="float">
            <text:p>52.0514</text:p>
          </table:table-cell>
        </table:table-row>
      </table:table>
      <table:table table:name="Charts" table:style-name="ta1">
        <table:shapes>
          <draw:frame draw:z-index="0" draw:style-name="gr1" draw:text-style-name="P1" svg:width="159.99mm" svg:height="89.99mm" svg:x="1.4mm" svg:y="7.45mm">
            <loext:p draw:notify-on-update-of-ranges="Out_anly.E1:Out_anly.E1 Out_anly.E2:Out_anly.E180 Out_anly.C1:Out_anly.C1 Out_anly.C2:Out_anly.C18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0mm" svg:y="104.93mm">
            <loext:p draw:notify-on-update-of-ranges="Out_anly.F1:Out_anly.F1 Out_anly.F2:Out_anly.F180 Out_anly.B1:Out_anly.B1 Out_anly.B2:Out_anly.B18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90.05mm" svg:x="175.61mm" svg:y="11.15mm">
            <loext:p draw:notify-on-update-of-ranges="Out_anly.I1:Out_anly.I1 Out_anly.I2:Out_anly.I18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90.05mm" svg:x="175.33mm" svg:y="105.71mm">
            <loext:p draw:notify-on-update-of-ranges="Out_anly.J1:Out_anly.J1 Out_anly.J2:Out_anly.J18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90.05mm" svg:x="1.12mm" svg:y="204.78mm">
            <loext:p draw:notify-on-update-of-ranges="Out_anly.K1:Out_anly.K1 Out_anly.K2:Out_anly.K18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90.05mm" svg:x="165.58mm" svg:y="205.31mm">
            <loext:p draw:notify-on-update-of-ranges="Out_anly.L1:Out_anly.L1 Out_anly.L2:Out_anly.L18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8T10:52:03.561130422</dc:date>
    <meta:editing-duration>PT5M4S</meta:editing-duration>
    <meta:editing-cycles>2</meta:editing-cycles>
    <meta:generator>LibreOffice/5.2.7.2$Linux_ARM_EABI LibreOffice_project/20m0$Build-2</meta:generator>
    <meta:document-statistic meta:table-count="2" meta:cell-count="180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legend chart:legend-position="end" svg:x="12.169cm" svg:y="3.952cm" style:legend-expansion="high" chart:style-name="ch2"/>
        <chart:plot-area chart:style-name="ch3" table:cell-range-address="Out_anly.E1:Out_anly.E180 Out_anly.C1:Out_anly.C180" chart:data-source-has-labels="row" svg:x="0.32cm" svg:y="0.18cm" svg:width="11.529cm" svg:height="8.64cm">
          <chartooo:coordinate-region svg:x="0.941cm" svg:y="0.379cm" svg:width="10.90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_anly.E2:Out_anly.E180" chart:label-cell-address="Out_anly.E1:Out_anly.E1" chart:class="chart:line">
            <chart:data-point chart:repeated="179"/>
          </chart:series>
          <chart:series chart:style-name="ch7" chart:values-cell-range-address="Out_anly.C2:Out_anly.C180" chart:label-cell-address="Out_anly.C1:Out_anly.C1" chart:class="chart:line">
            <chart:data-point chart:repeated="1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TRL ROLL</text:p>
                <draw:g>
                  <svg:desc>Out_anly.E1:Out_anly.E1</svg:desc>
                </draw:g>
              </table:table-cell>
              <table:table-cell office:value-type="string">
                <text:p>ORIENTATION Z</text:p>
                <draw:g>
                  <svg:desc>Out_anly.C1:Out_anly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_anly.E2:Out_anly.E180</svg:desc>
                </draw:g>
              </table:table-cell>
              <table:table-cell office:value-type="float" office:value="-0">
                <text:p>-0</text:p>
                <draw:g>
                  <svg:desc>Out_anly.C2:Out_anly.C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0119">
                <text:p>9.0119</text:p>
              </table:table-cell>
              <table:table-cell office:value-type="float" office:value="-2.10558">
                <text:p>-2.105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52731">
                <text:p>0.652731</text:p>
              </table:table-cell>
              <table:table-cell office:value-type="float" office:value="-2.10558">
                <text:p>-2.105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1714">
                <text:p>0.71714</text:p>
              </table:table-cell>
              <table:table-cell office:value-type="float" office:value="-2.10587">
                <text:p>-2.105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1737">
                <text:p>0.751737</text:p>
              </table:table-cell>
              <table:table-cell office:value-type="float" office:value="-2.09947">
                <text:p>-2.09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2413">
                <text:p>0.872413</text:p>
              </table:table-cell>
              <table:table-cell office:value-type="float" office:value="-2.10696">
                <text:p>-2.10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36019">
                <text:p>0.936019</text:p>
              </table:table-cell>
              <table:table-cell office:value-type="float" office:value="-2.11405">
                <text:p>-2.11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8743">
                <text:p>1.08743</text:p>
              </table:table-cell>
              <table:table-cell office:value-type="float" office:value="-2.14124">
                <text:p>-2.14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995">
                <text:p>1.0995</text:p>
              </table:table-cell>
              <table:table-cell office:value-type="float" office:value="-2.15447">
                <text:p>-2.154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9849">
                <text:p>1.19849</text:p>
              </table:table-cell>
              <table:table-cell office:value-type="float" office:value="-2.17485">
                <text:p>-2.174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818">
                <text:p>1.1818</text:p>
              </table:table-cell>
              <table:table-cell office:value-type="float" office:value="-2.17476">
                <text:p>-2.174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6961">
                <text:p>1.36961</text:p>
              </table:table-cell>
              <table:table-cell office:value-type="float" office:value="-2.20331">
                <text:p>-2.203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745">
                <text:p>1.4745</text:p>
              </table:table-cell>
              <table:table-cell office:value-type="float" office:value="-2.23905">
                <text:p>-2.23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3305">
                <text:p>1.73305</text:p>
              </table:table-cell>
              <table:table-cell office:value-type="float" office:value="-2.31717">
                <text:p>-2.317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413">
                <text:p>1.9413</text:p>
              </table:table-cell>
              <table:table-cell office:value-type="float" office:value="-2.4226">
                <text:p>-2.42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887">
                <text:p>2.1887</text:p>
              </table:table-cell>
              <table:table-cell office:value-type="float" office:value="-2.56195">
                <text:p>-2.561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0302">
                <text:p>2.30302</text:p>
              </table:table-cell>
              <table:table-cell office:value-type="float" office:value="-2.70094">
                <text:p>-2.700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0374">
                <text:p>2.30374</text:p>
              </table:table-cell>
              <table:table-cell office:value-type="float" office:value="-2.81207">
                <text:p>-2.812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424">
                <text:p>2.2424</text:p>
              </table:table-cell>
              <table:table-cell office:value-type="float" office:value="-2.88189">
                <text:p>-2.881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7153">
                <text:p>2.47153</text:p>
              </table:table-cell>
              <table:table-cell office:value-type="float" office:value="-2.98047">
                <text:p>-2.980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6021">
                <text:p>1.66021</text:p>
              </table:table-cell>
              <table:table-cell office:value-type="float" office:value="-2.86216">
                <text:p>-2.862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1922">
                <text:p>1.61922</text:p>
              </table:table-cell>
              <table:table-cell office:value-type="float" office:value="-2.72194">
                <text:p>-2.721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9019">
                <text:p>1.69019</text:p>
              </table:table-cell>
              <table:table-cell office:value-type="float" office:value="-2.5884">
                <text:p>-2.58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46104">
                <text:p>0.946104</text:p>
              </table:table-cell>
              <table:table-cell office:value-type="float" office:value="-2.27161">
                <text:p>-2.271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2927">
                <text:p>1.12927</text:p>
              </table:table-cell>
              <table:table-cell office:value-type="float" office:value="-2.00241">
                <text:p>-2.002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7763">
                <text:p>0.247763</text:p>
              </table:table-cell>
              <table:table-cell office:value-type="float" office:value="-1.53082">
                <text:p>-1.530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58747">
                <text:p>0.458747</text:p>
              </table:table-cell>
              <table:table-cell office:value-type="float" office:value="-1.12866">
                <text:p>-1.128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637781">
                <text:p>-0.0637781</text:p>
              </table:table-cell>
              <table:table-cell office:value-type="float" office:value="-0.622804">
                <text:p>-0.6228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2551">
                <text:p>0.112551</text:p>
              </table:table-cell>
              <table:table-cell office:value-type="float" office:value="-0.186877">
                <text:p>-0.186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28895">
                <text:p>0.328895</text:p>
              </table:table-cell>
              <table:table-cell office:value-type="float" office:value="0.171293">
                <text:p>0.1712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15251">
                <text:p>0.415251</text:p>
              </table:table-cell>
              <table:table-cell office:value-type="float" office:value="0.484655">
                <text:p>0.4846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779">
                <text:p>1.1779</text:p>
              </table:table-cell>
              <table:table-cell office:value-type="float" office:value="0.595929">
                <text:p>0.5959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7507">
                <text:p>1.07507</text:p>
              </table:table-cell>
              <table:table-cell office:value-type="float" office:value="0.719772">
                <text:p>0.7197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3661">
                <text:p>1.73661</text:p>
              </table:table-cell>
              <table:table-cell office:value-type="float" office:value="0.675904">
                <text:p>0.675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3112">
                <text:p>1.43112</text:p>
              </table:table-cell>
              <table:table-cell office:value-type="float" office:value="0.701545">
                <text:p>0.7015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2819">
                <text:p>1.42819</text:p>
              </table:table-cell>
              <table:table-cell office:value-type="float" office:value="0.721276">
                <text:p>0.7212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4341">
                <text:p>1.54341</text:p>
              </table:table-cell>
              <table:table-cell office:value-type="float" office:value="0.707738">
                <text:p>0.707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06607">
                <text:p>0.806607</text:p>
              </table:table-cell>
              <table:table-cell office:value-type="float" office:value="0.862276">
                <text:p>0.8622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38163">
                <text:p>0.938163</text:p>
              </table:table-cell>
              <table:table-cell office:value-type="float" office:value="0.969922">
                <text:p>0.9699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86484">
                <text:p>0.486484</text:p>
              </table:table-cell>
              <table:table-cell office:value-type="float" office:value="1.16926">
                <text:p>1.169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20408">
                <text:p>0.420408</text:p>
              </table:table-cell>
              <table:table-cell office:value-type="float" office:value="1.3628">
                <text:p>1.36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81678">
                <text:p>0.181678</text:p>
              </table:table-cell>
              <table:table-cell office:value-type="float" office:value="1.5899">
                <text:p>1.58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6208">
                <text:p>-0.16208</text:p>
              </table:table-cell>
              <table:table-cell office:value-type="float" office:value="1.87132">
                <text:p>1.871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69387">
                <text:p>-0.469387</text:p>
              </table:table-cell>
              <table:table-cell office:value-type="float" office:value="2.19302">
                <text:p>2.193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824507">
                <text:p>-0.824507</text:p>
              </table:table-cell>
              <table:table-cell office:value-type="float" office:value="2.56127">
                <text:p>2.561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81443">
                <text:p>-0.581443</text:p>
              </table:table-cell>
              <table:table-cell office:value-type="float" office:value="2.83068">
                <text:p>2.830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795572">
                <text:p>-0.795572</text:p>
              </table:table-cell>
              <table:table-cell office:value-type="float" office:value="3.11266">
                <text:p>3.112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490435">
                <text:p>-0.490435</text:p>
              </table:table-cell>
              <table:table-cell office:value-type="float" office:value="3.28308">
                <text:p>3.283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413998">
                <text:p>-0.413998</text:p>
              </table:table-cell>
              <table:table-cell office:value-type="float" office:value="3.40148">
                <text:p>3.401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731119">
                <text:p>-0.0731119</text:p>
              </table:table-cell>
              <table:table-cell office:value-type="float" office:value="3.40864">
                <text:p>3.408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8982">
                <text:p>0.18982</text:p>
              </table:table-cell>
              <table:table-cell office:value-type="float" office:value="3.33001">
                <text:p>3.33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01696">
                <text:p>0.401696</text:p>
              </table:table-cell>
              <table:table-cell office:value-type="float" office:value="3.18368">
                <text:p>3.183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18438">
                <text:p>0.818438</text:p>
              </table:table-cell>
              <table:table-cell office:value-type="float" office:value="2.92724">
                <text:p>2.927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78981">
                <text:p>0.978981</text:p>
              </table:table-cell>
              <table:table-cell office:value-type="float" office:value="2.62954">
                <text:p>2.629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5035">
                <text:p>1.45035</text:p>
              </table:table-cell>
              <table:table-cell office:value-type="float" office:value="2.22276">
                <text:p>2.222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0797">
                <text:p>1.80797</text:p>
              </table:table-cell>
              <table:table-cell office:value-type="float" office:value="1.74346">
                <text:p>1.743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02813">
                <text:p>2.02813</text:p>
              </table:table-cell>
              <table:table-cell office:value-type="float" office:value="1.23185">
                <text:p>1.231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49058">
                <text:p>2.49058</text:p>
              </table:table-cell>
              <table:table-cell office:value-type="float" office:value="0.637023">
                <text:p>0.6370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46348">
                <text:p>2.46348</text:p>
              </table:table-cell>
              <table:table-cell office:value-type="float" office:value="0.0829798">
                <text:p>0.08297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5134">
                <text:p>2.85134</text:p>
              </table:table-cell>
              <table:table-cell office:value-type="float" office:value="-0.526021">
                <text:p>-0.5260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78002">
                <text:p>2.78002</text:p>
              </table:table-cell>
              <table:table-cell office:value-type="float" office:value="-1.07483">
                <text:p>-1.074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72313">
                <text:p>2.72313</text:p>
              </table:table-cell>
              <table:table-cell office:value-type="float" office:value="-1.56691">
                <text:p>-1.566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8708">
                <text:p>2.48708</text:p>
              </table:table-cell>
              <table:table-cell office:value-type="float" office:value="-1.96066">
                <text:p>-1.960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26192">
                <text:p>2.26192</text:p>
              </table:table-cell>
              <table:table-cell office:value-type="float" office:value="-2.26231">
                <text:p>-2.262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4214">
                <text:p>1.94214</text:p>
              </table:table-cell>
              <table:table-cell office:value-type="float" office:value="-2.45364">
                <text:p>-2.453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81812">
                <text:p>1.81812</text:p>
              </table:table-cell>
              <table:table-cell office:value-type="float" office:value="-2.58629">
                <text:p>-2.586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74197">
                <text:p>1.74197</text:p>
              </table:table-cell>
              <table:table-cell office:value-type="float" office:value="-2.67434">
                <text:p>-2.674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6778">
                <text:p>1.66778</text:p>
              </table:table-cell>
              <table:table-cell office:value-type="float" office:value="-2.72054">
                <text:p>-2.720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725">
                <text:p>1.4725</text:p>
              </table:table-cell>
              <table:table-cell office:value-type="float" office:value="-2.69903">
                <text:p>-2.699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6677">
                <text:p>1.06677</text:p>
              </table:table-cell>
              <table:table-cell office:value-type="float" office:value="-2.56521">
                <text:p>-2.565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21352">
                <text:p>1.21352</text:p>
              </table:table-cell>
              <table:table-cell office:value-type="float" office:value="-2.45645">
                <text:p>-2.456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65343">
                <text:p>0.765343</text:p>
              </table:table-cell>
              <table:table-cell office:value-type="float" office:value="-2.23288">
                <text:p>-2.232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3347">
                <text:p>1.13347</text:p>
              </table:table-cell>
              <table:table-cell office:value-type="float" office:value="-2.09429">
                <text:p>-2.094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37921">
                <text:p>0.637921</text:p>
              </table:table-cell>
              <table:table-cell office:value-type="float" office:value="-1.83431">
                <text:p>-1.834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15552">
                <text:p>0.715552</text:p>
              </table:table-cell>
              <table:table-cell office:value-type="float" office:value="-1.59661">
                <text:p>-1.596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26956">
                <text:p>0.426956</text:p>
              </table:table-cell>
              <table:table-cell office:value-type="float" office:value="-1.29585">
                <text:p>-1.295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03629">
                <text:p>0.803629</text:p>
              </table:table-cell>
              <table:table-cell office:value-type="float" office:value="-1.09368">
                <text:p>-1.093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34256">
                <text:p>0.534256</text:p>
              </table:table-cell>
              <table:table-cell office:value-type="float" office:value="-0.83414">
                <text:p>-0.834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16684">
                <text:p>0.716684</text:p>
              </table:table-cell>
              <table:table-cell office:value-type="float" office:value="-0.628353">
                <text:p>-0.6283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45673">
                <text:p>0.945673</text:p>
              </table:table-cell>
              <table:table-cell office:value-type="float" office:value="-0.485127">
                <text:p>-0.4851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3493">
                <text:p>1.03493</text:p>
              </table:table-cell>
              <table:table-cell office:value-type="float" office:value="-0.368725">
                <text:p>-0.3687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48684">
                <text:p>1.48684</text:p>
              </table:table-cell>
              <table:table-cell office:value-type="float" office:value="-0.362941">
                <text:p>-0.3629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5696">
                <text:p>1.35696</text:p>
              </table:table-cell>
              <table:table-cell office:value-type="float" office:value="-0.324645">
                <text:p>-0.3246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82162">
                <text:p>1.82162</text:p>
              </table:table-cell>
              <table:table-cell office:value-type="float" office:value="-0.395145">
                <text:p>-0.3951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0945">
                <text:p>1.70945</text:p>
              </table:table-cell>
              <table:table-cell office:value-type="float" office:value="-0.432055">
                <text:p>-0.4320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8481">
                <text:p>1.78481</text:p>
              </table:table-cell>
              <table:table-cell office:value-type="float" office:value="-0.481128">
                <text:p>-0.4811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5641">
                <text:p>1.65641</text:p>
              </table:table-cell>
              <table:table-cell office:value-type="float" office:value="-0.49362">
                <text:p>-0.493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69465">
                <text:p>1.69465</text:p>
              </table:table-cell>
              <table:table-cell office:value-type="float" office:value="-0.510767">
                <text:p>-0.5107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59447">
                <text:p>1.59447</text:p>
              </table:table-cell>
              <table:table-cell office:value-type="float" office:value="-0.499806">
                <text:p>-0.4998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0505">
                <text:p>1.40505</text:p>
              </table:table-cell>
              <table:table-cell office:value-type="float" office:value="-0.441803">
                <text:p>-0.4418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5245">
                <text:p>1.15245</text:p>
              </table:table-cell>
              <table:table-cell office:value-type="float" office:value="-0.325478">
                <text:p>-0.3254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80753">
                <text:p>0.980753</text:p>
              </table:table-cell>
              <table:table-cell office:value-type="float" office:value="-0.174366">
                <text:p>-0.1743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91719">
                <text:p>0.491719</text:p>
              </table:table-cell>
              <table:table-cell office:value-type="float" office:value="0.0823424">
                <text:p>0.08234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65431">
                <text:p>0.265431</text:p>
              </table:table-cell>
              <table:table-cell office:value-type="float" office:value="0.374551">
                <text:p>0.3745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672579">
                <text:p>-0.0672579</text:p>
              </table:table-cell>
              <table:table-cell office:value-type="float" office:value="0.722748">
                <text:p>0.7227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.82406">
                <text:p>-2.82406</text:p>
              </table:table-cell>
              <table:table-cell office:value-type="float" office:value="1.68721">
                <text:p>1.687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617395">
                <text:p>-0.617395</text:p>
              </table:table-cell>
              <table:table-cell office:value-type="float" office:value="2.06118">
                <text:p>2.061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66932">
                <text:p>0.166932</text:p>
              </table:table-cell>
              <table:table-cell office:value-type="float" office:value="2.21298">
                <text:p>2.212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589201">
                <text:p>-0.589201</text:p>
              </table:table-cell>
              <table:table-cell office:value-type="float" office:value="2.51601">
                <text:p>2.516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511574">
                <text:p>-0.0511574</text:p>
              </table:table-cell>
              <table:table-cell office:value-type="float" office:value="2.65586">
                <text:p>2.655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225277">
                <text:p>-0.225277</text:p>
              </table:table-cell>
              <table:table-cell office:value-type="float" office:value="2.80863">
                <text:p>2.808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37541">
                <text:p>0.137541</text:p>
              </table:table-cell>
              <table:table-cell office:value-type="float" office:value="2.84695">
                <text:p>2.846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70216">
                <text:p>0.370216</text:p>
              </table:table-cell>
              <table:table-cell office:value-type="float" office:value="2.80844">
                <text:p>2.808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2452">
                <text:p>1.02452</text:p>
              </table:table-cell>
              <table:table-cell office:value-type="float" office:value="2.5999">
                <text:p>2.59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37328">
                <text:p>1.37328</text:p>
              </table:table-cell>
              <table:table-cell office:value-type="float" office:value="2.30528">
                <text:p>2.305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04869">
                <text:p>2.04869</text:p>
              </table:table-cell>
              <table:table-cell office:value-type="float" office:value="1.85598">
                <text:p>1.855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91986">
                <text:p>1.91986</text:p>
              </table:table-cell>
              <table:table-cell office:value-type="float" office:value="1.45316">
                <text:p>1.453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72609">
                <text:p>2.72609</text:p>
              </table:table-cell>
              <table:table-cell office:value-type="float" office:value="0.878132">
                <text:p>0.8781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62241">
                <text:p>2.62241</text:p>
              </table:table-cell>
              <table:table-cell office:value-type="float" office:value="0.358795">
                <text:p>0.3587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95297">
                <text:p>2.95297</text:p>
              </table:table-cell>
              <table:table-cell office:value-type="float" office:value="-0.206315">
                <text:p>-0.2063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19066">
                <text:p>3.19066</text:p>
              </table:table-cell>
              <table:table-cell office:value-type="float" office:value="-0.788544">
                <text:p>-0.7885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02106">
                <text:p>3.02106</text:p>
              </table:table-cell>
              <table:table-cell office:value-type="float" office:value="-1.28753">
                <text:p>-1.287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46872">
                <text:p>3.46872</text:p>
              </table:table-cell>
              <table:table-cell office:value-type="float" office:value="-1.84944">
                <text:p>-1.849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11968">
                <text:p>3.11968</text:p>
              </table:table-cell>
              <table:table-cell office:value-type="float" office:value="-2.28008">
                <text:p>-2.280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11549">
                <text:p>3.11549</text:p>
              </table:table-cell>
              <table:table-cell office:value-type="float" office:value="-2.66558">
                <text:p>-2.665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47428">
                <text:p>2.47428</text:p>
              </table:table-cell>
              <table:table-cell office:value-type="float" office:value="-2.85736">
                <text:p>-2.857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2202">
                <text:p>2.2202</text:p>
              </table:table-cell>
              <table:table-cell office:value-type="float" office:value="-2.9572">
                <text:p>-2.95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51169">
                <text:p>1.51169</text:p>
              </table:table-cell>
              <table:table-cell office:value-type="float" office:value="-2.86425">
                <text:p>-2.864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2638">
                <text:p>1.12638</text:p>
              </table:table-cell>
              <table:table-cell office:value-type="float" office:value="-2.66727">
                <text:p>-2.667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05833">
                <text:p>0.205833</text:p>
              </table:table-cell>
              <table:table-cell office:value-type="float" office:value="-2.2494">
                <text:p>-2.24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97562">
                <text:p>0.197562</text:p>
              </table:table-cell>
              <table:table-cell office:value-type="float" office:value="-1.84117">
                <text:p>-1.841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694561">
                <text:p>-0.694561</text:p>
              </table:table-cell>
              <table:table-cell office:value-type="float" office:value="-1.2383">
                <text:p>-1.23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770626">
                <text:p>-0.770626</text:p>
              </table:table-cell>
              <table:table-cell office:value-type="float" office:value="-0.648423">
                <text:p>-0.6484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.20704">
                <text:p>-1.20704</text:p>
              </table:table-cell>
              <table:table-cell office:value-type="float" office:value="0.00937899">
                <text:p>0.009378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39511">
                <text:p>-1.39511</text:p>
              </table:table-cell>
              <table:table-cell office:value-type="float" office:value="0.668022">
                <text:p>0.6680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2372">
                <text:p>-1.2372</text:p>
              </table:table-cell>
              <table:table-cell office:value-type="float" office:value="1.242">
                <text:p>1.2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25012">
                <text:p>-1.25012</text:p>
              </table:table-cell>
              <table:table-cell office:value-type="float" office:value="1.77274">
                <text:p>1.772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913224">
                <text:p>-0.913224</text:p>
              </table:table-cell>
              <table:table-cell office:value-type="float" office:value="2.17762">
                <text:p>2.177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866825">
                <text:p>-0.866825</text:p>
              </table:table-cell>
              <table:table-cell office:value-type="float" office:value="2.52991">
                <text:p>2.529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40043">
                <text:p>-0.40043</text:p>
              </table:table-cell>
              <table:table-cell office:value-type="float" office:value="2.73244">
                <text:p>2.732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132071">
                <text:p>-0.0132071</text:p>
              </table:table-cell>
              <table:table-cell office:value-type="float" office:value="2.8121">
                <text:p>2.81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88251">
                <text:p>0.488251</text:p>
              </table:table-cell>
              <table:table-cell office:value-type="float" office:value="2.74968">
                <text:p>2.749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39241">
                <text:p>0.939241</text:p>
              </table:table-cell>
              <table:table-cell office:value-type="float" office:value="2.56669">
                <text:p>2.566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52579">
                <text:p>1.52579</text:p>
              </table:table-cell>
              <table:table-cell office:value-type="float" office:value="2.24065">
                <text:p>2.240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1549">
                <text:p>2.1549</text:p>
              </table:table-cell>
              <table:table-cell office:value-type="float" office:value="1.77323">
                <text:p>1.773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53276">
                <text:p>2.53276</text:p>
              </table:table-cell>
              <table:table-cell office:value-type="float" office:value="1.23568">
                <text:p>1.235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87488">
                <text:p>2.87488</text:p>
              </table:table-cell>
              <table:table-cell office:value-type="float" office:value="0.644707">
                <text:p>0.6447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29843">
                <text:p>3.29843</text:p>
              </table:table-cell>
              <table:table-cell office:value-type="float" office:value="-0.0110872">
                <text:p>-0.01108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2865">
                <text:p>3.2865</text:p>
              </table:table-cell>
              <table:table-cell office:value-type="float" office:value="-0.621115">
                <text:p>-0.6211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57935">
                <text:p>3.57935</text:p>
              </table:table-cell>
              <table:table-cell office:value-type="float" office:value="-1.2553">
                <text:p>-1.25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49796">
                <text:p>3.49796</text:p>
              </table:table-cell>
              <table:table-cell office:value-type="float" office:value="-1.82019">
                <text:p>-1.820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61124">
                <text:p>3.61124</text:p>
              </table:table-cell>
              <table:table-cell office:value-type="float" office:value="-2.36183">
                <text:p>-2.361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25177">
                <text:p>3.25177</text:p>
              </table:table-cell>
              <table:table-cell office:value-type="float" office:value="-2.76749">
                <text:p>-2.767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31162">
                <text:p>3.31162</text:p>
              </table:table-cell>
              <table:table-cell office:value-type="float" office:value="-3.14119">
                <text:p>-3.141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0936">
                <text:p>2.80936</text:p>
              </table:table-cell>
              <table:table-cell office:value-type="float" office:value="-3.35109">
                <text:p>-3.351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80487">
                <text:p>2.80487</text:p>
              </table:table-cell>
              <table:table-cell office:value-type="float" office:value="-3.52271">
                <text:p>-3.522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19683">
                <text:p>2.19683</text:p>
              </table:table-cell>
              <table:table-cell office:value-type="float" office:value="-3.51635">
                <text:p>-3.516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03672">
                <text:p>2.03672</text:p>
              </table:table-cell>
              <table:table-cell office:value-type="float" office:value="-3.44834">
                <text:p>-3.448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0862">
                <text:p>1.40862</text:p>
              </table:table-cell>
              <table:table-cell office:value-type="float" office:value="-3.21387">
                <text:p>-3.213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8241">
                <text:p>1.08241</text:p>
              </table:table-cell>
              <table:table-cell office:value-type="float" office:value="-2.89598">
                <text:p>-2.895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89159">
                <text:p>0.589159</text:p>
              </table:table-cell>
              <table:table-cell office:value-type="float" office:value="-2.46335">
                <text:p>-2.463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289754">
                <text:p>-0.289754</text:p>
              </table:table-cell>
              <table:table-cell office:value-type="float" office:value="-1.83641">
                <text:p>-1.836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820504">
                <text:p>-0.820504</text:p>
              </table:table-cell>
              <table:table-cell office:value-type="float" office:value="-1.1136">
                <text:p>-1.11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35927">
                <text:p>-1.35927</text:p>
              </table:table-cell>
              <table:table-cell office:value-type="float" office:value="-0.304385">
                <text:p>-0.3043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83597">
                <text:p>-1.83597</text:p>
              </table:table-cell>
              <table:table-cell office:value-type="float" office:value="0.565398">
                <text:p>0.5653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.16727">
                <text:p>-2.16727</text:p>
              </table:table-cell>
              <table:table-cell office:value-type="float" office:value="1.45172">
                <text:p>1.451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.55704">
                <text:p>-2.55704</text:p>
              </table:table-cell>
              <table:table-cell office:value-type="float" office:value="2.36096">
                <text:p>2.360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.25748">
                <text:p>-2.25748</text:p>
              </table:table-cell>
              <table:table-cell office:value-type="float" office:value="3.12417">
                <text:p>3.124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.28887">
                <text:p>-2.28887</text:p>
              </table:table-cell>
              <table:table-cell office:value-type="float" office:value="3.82288">
                <text:p>3.822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43118">
                <text:p>-1.43118</text:p>
              </table:table-cell>
              <table:table-cell office:value-type="float" office:value="4.2487">
                <text:p>4.24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01088">
                <text:p>-1.01088</text:p>
              </table:table-cell>
              <table:table-cell office:value-type="float" office:value="4.51868">
                <text:p>4.518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424677">
                <text:p>-0.0424677</text:p>
              </table:table-cell>
              <table:table-cell office:value-type="float" office:value="4.51305">
                <text:p>4.513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3422">
                <text:p>1.03422</text:p>
              </table:table-cell>
              <table:table-cell office:value-type="float" office:value="4.2246">
                <text:p>4.22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83329">
                <text:p>1.83329</text:p>
              </table:table-cell>
              <table:table-cell office:value-type="float" office:value="3.73871">
                <text:p>3.738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50871">
                <text:p>3.50871</text:p>
              </table:table-cell>
              <table:table-cell office:value-type="float" office:value="2.86695">
                <text:p>2.866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60118">
                <text:p>4.60118</text:p>
              </table:table-cell>
              <table:table-cell office:value-type="float" office:value="1.77687">
                <text:p>1.776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11287">
                <text:p>5.11287</text:p>
              </table:table-cell>
              <table:table-cell office:value-type="float" office:value="0.626101">
                <text:p>0.6261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28267">
                <text:p>6.28267</text:p>
              </table:table-cell>
              <table:table-cell office:value-type="float" office:value="-0.727094">
                <text:p>-0.7270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63745">
                <text:p>6.63745</text:p>
              </table:table-cell>
              <table:table-cell office:value-type="float" office:value="-2.06956">
                <text:p>-2.069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96156">
                <text:p>6.96156</text:p>
              </table:table-cell>
              <table:table-cell office:value-type="float" office:value="-3.38542">
                <text:p>-3.385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85567">
                <text:p>6.85567</text:p>
              </table:table-cell>
              <table:table-cell office:value-type="float" office:value="-4.56672">
                <text:p>-4.566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33978">
                <text:p>6.33978</text:p>
              </table:table-cell>
              <table:table-cell office:value-type="float" office:value="-5.5182">
                <text:p>-5.51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90987">
                <text:p>5.90987</text:p>
              </table:table-cell>
              <table:table-cell office:value-type="float" office:value="-6.2683">
                <text:p>-6.26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79576">
                <text:p>4.79576</text:p>
              </table:table-cell>
              <table:table-cell office:value-type="float" office:value="-6.66509">
                <text:p>-6.665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2268">
                <text:p>3.42268</text:p>
              </table:table-cell>
              <table:table-cell office:value-type="float" office:value="-6.6684">
                <text:p>-6.66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11977">
                <text:p>2.11977</text:p>
              </table:table-cell>
              <table:table-cell office:value-type="float" office:value="-6.32032">
                <text:p>-6.320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15629">
                <text:p>0.415629</text:p>
              </table:table-cell>
              <table:table-cell office:value-type="float" office:value="-5.55256">
                <text:p>-5.552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852243">
                <text:p>-0.852243</text:p>
              </table:table-cell>
              <table:table-cell office:value-type="float" office:value="-4.49986">
                <text:p>-4.499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.54143">
                <text:p>-2.54143</text:p>
              </table:table-cell>
              <table:table-cell office:value-type="float" office:value="-3.08983">
                <text:p>-3.089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legend chart:legend-position="end" svg:x="12.142cm" svg:y="3.952cm" style:legend-expansion="high" chart:style-name="ch2"/>
        <chart:plot-area chart:style-name="ch3" table:cell-range-address="Out_anly.F1:Out_anly.F180 Out_anly.B1:Out_anly.B180" chart:data-source-has-labels="row" svg:x="0.32cm" svg:y="0.18cm" svg:width="11.502cm" svg:height="8.64cm">
          <chartooo:coordinate-region svg:x="0.862cm" svg:y="0.379cm" svg:width="10.9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_anly.F2:Out_anly.F180" chart:label-cell-address="Out_anly.F1:Out_anly.F1" chart:class="chart:line">
            <chart:data-point chart:repeated="179"/>
          </chart:series>
          <chart:series chart:style-name="ch7" chart:values-cell-range-address="Out_anly.B2:Out_anly.B180" chart:label-cell-address="Out_anly.B1:Out_anly.B1" chart:class="chart:line">
            <chart:data-point chart:repeated="1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TRL PITCH</text:p>
                <draw:g>
                  <svg:desc>Out_anly.F1:Out_anly.F1</svg:desc>
                </draw:g>
              </table:table-cell>
              <table:table-cell office:value-type="string">
                <text:p>ORIENTATION Y</text:p>
                <draw:g>
                  <svg:desc>Out_anly.B1:Out_anly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_anly.F2:Out_anly.F180</svg:desc>
                </draw:g>
              </table:table-cell>
              <table:table-cell office:value-type="float" office:value="-0">
                <text:p>-0</text:p>
                <draw:g>
                  <svg:desc>Out_anly.B2:Out_anly.B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07053">
                <text:p>-4.07053</text:p>
              </table:table-cell>
              <table:table-cell office:value-type="float" office:value="0.951059">
                <text:p>0.951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94828">
                <text:p>-0.294828</text:p>
              </table:table-cell>
              <table:table-cell office:value-type="float" office:value="0.951059">
                <text:p>0.951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20609">
                <text:p>-0.320609</text:p>
              </table:table-cell>
              <table:table-cell office:value-type="float" office:value="0.950416">
                <text:p>0.9504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76155">
                <text:p>-0.376155</text:p>
              </table:table-cell>
              <table:table-cell office:value-type="float" office:value="0.956132">
                <text:p>0.956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17127">
                <text:p>-0.317127</text:p>
              </table:table-cell>
              <table:table-cell office:value-type="float" office:value="0.94098">
                <text:p>0.94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74877">
                <text:p>-0.374877</text:p>
              </table:table-cell>
              <table:table-cell office:value-type="float" office:value="0.933716">
                <text:p>0.9337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59419">
                <text:p>-0.259419</text:p>
              </table:table-cell>
              <table:table-cell office:value-type="float" office:value="0.893407">
                <text:p>0.8934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25345">
                <text:p>-0.425345</text:p>
              </table:table-cell>
              <table:table-cell office:value-type="float" office:value="0.888241">
                <text:p>0.8882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478886">
                <text:p>-0.478886</text:p>
              </table:table-cell>
              <table:table-cell office:value-type="float" office:value="0.889696">
                <text:p>0.8896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81177">
                <text:p>-0.381177</text:p>
              </table:table-cell>
              <table:table-cell office:value-type="float" office:value="0.861991">
                <text:p>0.861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61955">
                <text:p>-0.361955</text:p>
              </table:table-cell>
              <table:table-cell office:value-type="float" office:value="0.825565">
                <text:p>0.8255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465164">
                <text:p>-0.465164</text:p>
              </table:table-cell>
              <table:table-cell office:value-type="float" office:value="0.809849">
                <text:p>0.809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35782">
                <text:p>-0.235782</text:p>
              </table:table-cell>
              <table:table-cell office:value-type="float" office:value="0.735892">
                <text:p>0.7358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903062">
                <text:p>-0.0903062</text:p>
              </table:table-cell>
              <table:table-cell office:value-type="float" office:value="0.627625">
                <text:p>0.627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93027">
                <text:p>0.0593027</text:p>
              </table:table-cell>
              <table:table-cell office:value-type="float" office:value="0.487086">
                <text:p>0.4870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8227">
                <text:p>0.158227</text:p>
              </table:table-cell>
              <table:table-cell office:value-type="float" office:value="0.329214">
                <text:p>0.329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14">
                <text:p>0.1814</text:p>
              </table:table-cell>
              <table:table-cell office:value-type="float" office:value="0.173948">
                <text:p>0.1739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2664">
                <text:p>0.212664</text:p>
              </table:table-cell>
              <table:table-cell office:value-type="float" office:value="0.0203156">
                <text:p>0.02031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1796">
                <text:p>0.101796</text:p>
              </table:table-cell>
              <table:table-cell office:value-type="float" office:value="-0.0975044">
                <text:p>-0.09750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50091">
                <text:p>-0.150091</text:p>
              </table:table-cell>
              <table:table-cell office:value-type="float" office:value="-0.148081">
                <text:p>-0.1480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574641">
                <text:p>-0.574641</text:p>
              </table:table-cell>
              <table:table-cell office:value-type="float" office:value="-0.0951171">
                <text:p>-0.09511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04429">
                <text:p>-0.704429</text:p>
              </table:table-cell>
              <table:table-cell office:value-type="float" office:value="-0.0146271">
                <text:p>-0.01462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09852">
                <text:p>-1.09852</text:p>
              </table:table-cell>
              <table:table-cell office:value-type="float" office:value="0.152776">
                <text:p>0.1527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45177">
                <text:p>-1.45177</text:p>
              </table:table-cell>
              <table:table-cell office:value-type="float" office:value="0.390692">
                <text:p>0.3906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21115">
                <text:p>-1.21115</text:p>
              </table:table-cell>
              <table:table-cell office:value-type="float" office:value="0.554085">
                <text:p>0.5540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24559">
                <text:p>-1.24559</text:p>
              </table:table-cell>
              <table:table-cell office:value-type="float" office:value="0.710952">
                <text:p>0.7109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937142">
                <text:p>-0.937142</text:p>
              </table:table-cell>
              <table:table-cell office:value-type="float" office:value="0.780506">
                <text:p>0.7805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949821">
                <text:p>-0.949821</text:p>
              </table:table-cell>
              <table:table-cell office:value-type="float" office:value="0.843002">
                <text:p>0.8430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8513">
                <text:p>-0.78513</text:p>
              </table:table-cell>
              <table:table-cell office:value-type="float" office:value="0.857022">
                <text:p>0.8570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336899">
                <text:p>-0.336899</text:p>
              </table:table-cell>
              <table:table-cell office:value-type="float" office:value="0.75939">
                <text:p>0.759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6809">
                <text:p>-0.46809</text:p>
              </table:table-cell>
              <table:table-cell office:value-type="float" office:value="0.693475">
                <text:p>0.6934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290593">
                <text:p>-0.290593</text:p>
              </table:table-cell>
              <table:table-cell office:value-type="float" office:value="0.585539">
                <text:p>0.5855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23148">
                <text:p>-0.323148</text:p>
              </table:table-cell>
              <table:table-cell office:value-type="float" office:value="0.488167">
                <text:p>0.4881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274867">
                <text:p>-0.274867</text:p>
              </table:table-cell>
              <table:table-cell office:value-type="float" office:value="0.382463">
                <text:p>0.3824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467077">
                <text:p>-0.467077</text:p>
              </table:table-cell>
              <table:table-cell office:value-type="float" office:value="0.325902">
                <text:p>0.3259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763235">
                <text:p>-0.763235</text:p>
              </table:table-cell>
              <table:table-cell office:value-type="float" office:value="0.339953">
                <text:p>0.3399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820776">
                <text:p>-0.820776</text:p>
              </table:table-cell>
              <table:table-cell office:value-type="float" office:value="0.364146">
                <text:p>0.3641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17136">
                <text:p>-1.17136</text:p>
              </table:table-cell>
              <table:table-cell office:value-type="float" office:value="0.466116">
                <text:p>0.4661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38572">
                <text:p>-1.38572</text:p>
              </table:table-cell>
              <table:table-cell office:value-type="float" office:value="0.608233">
                <text:p>0.6082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62263">
                <text:p>-1.62263</text:p>
              </table:table-cell>
              <table:table-cell office:value-type="float" office:value="0.792141">
                <text:p>0.7921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42469">
                <text:p>-1.42469</text:p>
              </table:table-cell>
              <table:table-cell office:value-type="float" office:value="0.912218">
                <text:p>0.9122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24237">
                <text:p>-1.24237</text:p>
              </table:table-cell>
              <table:table-cell office:value-type="float" office:value="0.975448">
                <text:p>0.9754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953677">
                <text:p>-0.953677</text:p>
              </table:table-cell>
              <table:table-cell office:value-type="float" office:value="0.960251">
                <text:p>0.9602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8497">
                <text:p>-0.58497</text:p>
              </table:table-cell>
              <table:table-cell office:value-type="float" office:value="0.853172">
                <text:p>0.8531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472691">
                <text:p>-0.472691</text:p>
              </table:table-cell>
              <table:table-cell office:value-type="float" office:value="0.720884">
                <text:p>0.7208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188697">
                <text:p>-0.188697</text:p>
              </table:table-cell>
              <table:table-cell office:value-type="float" office:value="0.525843">
                <text:p>0.5258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92033">
                <text:p>-0.192033</text:p>
              </table:table-cell>
              <table:table-cell office:value-type="float" office:value="0.340656">
                <text:p>0.3406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80923">
                <text:p>0.380923</text:p>
              </table:table-cell>
              <table:table-cell office:value-type="float" office:value="0.0313283">
                <text:p>0.03132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95159">
                <text:p>0.395159</text:p>
              </table:table-cell>
              <table:table-cell office:value-type="float" office:value="-0.261309">
                <text:p>-0.2613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88792">
                <text:p>0.788792</text:p>
              </table:table-cell>
              <table:table-cell office:value-type="float" office:value="-0.624941">
                <text:p>-0.6249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32092">
                <text:p>0.932092</text:p>
              </table:table-cell>
              <table:table-cell office:value-type="float" office:value="-0.993884">
                <text:p>-0.9938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944">
                <text:p>1.04944</text:p>
              </table:table-cell>
              <table:table-cell office:value-type="float" office:value="-1.35914">
                <text:p>-1.359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6237">
                <text:p>1.16237</text:p>
              </table:table-cell>
              <table:table-cell office:value-type="float" office:value="-1.71737">
                <text:p>-1.717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46677">
                <text:p>0.846677</text:p>
              </table:table-cell>
              <table:table-cell office:value-type="float" office:value="-1.96635">
                <text:p>-1.966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8085">
                <text:p>1.08085</text:p>
              </table:table-cell>
              <table:table-cell office:value-type="float" office:value="-2.23998">
                <text:p>-2.23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68402">
                <text:p>0.968402</text:p>
              </table:table-cell>
              <table:table-cell office:value-type="float" office:value="-2.45374">
                <text:p>-2.453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40492">
                <text:p>0.740492</text:p>
              </table:table-cell>
              <table:table-cell office:value-type="float" office:value="-2.58306">
                <text:p>-2.583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36601">
                <text:p>0.836601</text:p>
              </table:table-cell>
              <table:table-cell office:value-type="float" office:value="-2.70827">
                <text:p>-2.708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50834">
                <text:p>0.650834</text:p>
              </table:table-cell>
              <table:table-cell office:value-type="float" office:value="-2.76291">
                <text:p>-2.762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49527">
                <text:p>0.849527</text:p>
              </table:table-cell>
              <table:table-cell office:value-type="float" office:value="-2.84102">
                <text:p>-2.841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49914">
                <text:p>0.649914</text:p>
              </table:table-cell>
              <table:table-cell office:value-type="float" office:value="-2.84748">
                <text:p>-2.847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97769">
                <text:p>0.897769</text:p>
              </table:table-cell>
              <table:table-cell office:value-type="float" office:value="-2.89146">
                <text:p>-2.891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4668">
                <text:p>0.74668</text:p>
              </table:table-cell>
              <table:table-cell office:value-type="float" office:value="-2.877">
                <text:p>-2.8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16917">
                <text:p>0.516917</text:p>
              </table:table-cell>
              <table:table-cell office:value-type="float" office:value="-2.78963">
                <text:p>-2.789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14103">
                <text:p>0.514103</text:p>
              </table:table-cell>
              <table:table-cell office:value-type="float" office:value="-2.68777">
                <text:p>-2.687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35953">
                <text:p>0.435953</text:p>
              </table:table-cell>
              <table:table-cell office:value-type="float" office:value="-2.55548">
                <text:p>-2.555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36859">
                <text:p>0.236859</text:p>
              </table:table-cell>
              <table:table-cell office:value-type="float" office:value="-2.36741">
                <text:p>-2.367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405524">
                <text:p>-0.0405524</text:p>
              </table:table-cell>
              <table:table-cell office:value-type="float" office:value="-2.11023">
                <text:p>-2.110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13972">
                <text:p>0.113972</text:p>
              </table:table-cell>
              <table:table-cell office:value-type="float" office:value="-1.89119">
                <text:p>-1.891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41607">
                <text:p>-0.241607</text:p>
              </table:table-cell>
              <table:table-cell office:value-type="float" office:value="-1.59015">
                <text:p>-1.590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415402">
                <text:p>-0.415402</text:p>
              </table:table-cell>
              <table:table-cell office:value-type="float" office:value="-1.25704">
                <text:p>-1.257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742489">
                <text:p>-0.742489</text:p>
              </table:table-cell>
              <table:table-cell office:value-type="float" office:value="-0.860499">
                <text:p>-0.8604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963898">
                <text:p>-0.963898</text:p>
              </table:table-cell>
              <table:table-cell office:value-type="float" office:value="-0.432134">
                <text:p>-0.4321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969104">
                <text:p>-0.969104</text:p>
              </table:table-cell>
              <table:table-cell office:value-type="float" office:value="-0.027548">
                <text:p>-0.0275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31821">
                <text:p>-1.31821</text:p>
              </table:table-cell>
              <table:table-cell office:value-type="float" office:value="0.432329">
                <text:p>0.4323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40141">
                <text:p>-1.40141</text:p>
              </table:table-cell>
              <table:table-cell office:value-type="float" office:value="0.878531">
                <text:p>0.8785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34614">
                <text:p>-1.34614</text:p>
              </table:table-cell>
              <table:table-cell office:value-type="float" office:value="1.27647">
                <text:p>1.276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55615">
                <text:p>-1.55615</text:p>
              </table:table-cell>
              <table:table-cell office:value-type="float" office:value="1.6885">
                <text:p>1.68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95445">
                <text:p>-1.95445</text:p>
              </table:table-cell>
              <table:table-cell office:value-type="float" office:value="2.15479">
                <text:p>2.154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89862">
                <text:p>-1.89862</text:p>
              </table:table-cell>
              <table:table-cell office:value-type="float" office:value="2.56244">
                <text:p>2.562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.19964">
                <text:p>-2.19964</text:p>
              </table:table-cell>
              <table:table-cell office:value-type="float" office:value="2.99578">
                <text:p>2.995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.23563">
                <text:p>-2.23563</text:p>
              </table:table-cell>
              <table:table-cell office:value-type="float" office:value="3.38819">
                <text:p>3.388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.46185">
                <text:p>-2.46185</text:p>
              </table:table-cell>
              <table:table-cell office:value-type="float" office:value="3.78403">
                <text:p>3.784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.26285">
                <text:p>-2.26285</text:p>
              </table:table-cell>
              <table:table-cell office:value-type="float" office:value="4.08096">
                <text:p>4.080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.32818">
                <text:p>-2.32818</text:p>
              </table:table-cell>
              <table:table-cell office:value-type="float" office:value="4.34512">
                <text:p>4.345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.10993">
                <text:p>-2.10993</text:p>
              </table:table-cell>
              <table:table-cell office:value-type="float" office:value="4.51054">
                <text:p>4.510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75402">
                <text:p>-1.75402</text:p>
              </table:table-cell>
              <table:table-cell office:value-type="float" office:value="4.55038">
                <text:p>4.550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58814">
                <text:p>-1.58814</text:p>
              </table:table-cell>
              <table:table-cell office:value-type="float" office:value="4.51696">
                <text:p>4.516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27987">
                <text:p>-1.27987</text:p>
              </table:table-cell>
              <table:table-cell office:value-type="float" office:value="4.38203">
                <text:p>4.382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81285">
                <text:p>-0.981285</text:p>
              </table:table-cell>
              <table:table-cell office:value-type="float" office:value="4.15546">
                <text:p>4.155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775979">
                <text:p>-0.775979</text:p>
              </table:table-cell>
              <table:table-cell office:value-type="float" office:value="3.86661">
                <text:p>3.866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576964">
                <text:p>-0.576964</text:p>
              </table:table-cell>
              <table:table-cell office:value-type="float" office:value="3.52306">
                <text:p>3.523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34911">
                <text:p>-0.34911</text:p>
              </table:table-cell>
              <table:table-cell office:value-type="float" office:value="3.12405">
                <text:p>3.124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445251">
                <text:p>-0.445251</text:p>
              </table:table-cell>
              <table:table-cell office:value-type="float" office:value="2.75171">
                <text:p>2.751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55125">
                <text:p>2.55125</text:p>
              </table:table-cell>
              <table:table-cell office:value-type="float" office:value="1.68432">
                <text:p>1.684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925469">
                <text:p>-0.0925469</text:p>
              </table:table-cell>
              <table:table-cell office:value-type="float" office:value="1.29267">
                <text:p>1.292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940911">
                <text:p>-0.940911</text:p>
              </table:table-cell>
              <table:table-cell office:value-type="float" office:value="1.11579">
                <text:p>1.115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90021">
                <text:p>-0.290021</text:p>
              </table:table-cell>
              <table:table-cell office:value-type="float" office:value="0.790589">
                <text:p>0.7905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02865">
                <text:p>-1.02865</text:p>
              </table:table-cell>
              <table:table-cell office:value-type="float" office:value="0.653695">
                <text:p>0.6536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844504">
                <text:p>-0.844504</text:p>
              </table:table-cell>
              <table:table-cell office:value-type="float" office:value="0.478152">
                <text:p>0.4781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968168">
                <text:p>-0.968168</text:p>
              </table:table-cell>
              <table:table-cell office:value-type="float" office:value="0.339634">
                <text:p>0.3396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17903">
                <text:p>-1.17903</text:p>
              </table:table-cell>
              <table:table-cell office:value-type="float" office:value="0.257065">
                <text:p>0.2570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26947">
                <text:p>-1.26947</text:p>
              </table:table-cell>
              <table:table-cell office:value-type="float" office:value="0.199226">
                <text:p>0.1992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23263">
                <text:p>-1.23263</text:p>
              </table:table-cell>
              <table:table-cell office:value-type="float" office:value="0.135167">
                <text:p>0.1351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30747">
                <text:p>-1.30747</text:p>
              </table:table-cell>
              <table:table-cell office:value-type="float" office:value="0.0918369">
                <text:p>0.09183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17375">
                <text:p>-1.17375</text:p>
              </table:table-cell>
              <table:table-cell office:value-type="float" office:value="0.0194553">
                <text:p>0.01945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.18616">
                <text:p>-1.18616</text:p>
              </table:table-cell>
              <table:table-cell office:value-type="float" office:value="-0.0454288">
                <text:p>-0.04542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828601">
                <text:p>-0.828601</text:p>
              </table:table-cell>
              <table:table-cell office:value-type="float" office:value="-0.189291">
                <text:p>-0.1892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519906">
                <text:p>-0.519906</text:p>
              </table:table-cell>
              <table:table-cell office:value-type="float" office:value="-0.394539">
                <text:p>-0.3945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04415">
                <text:p>-0.104415</text:p>
              </table:table-cell>
              <table:table-cell office:value-type="float" office:value="-0.680672">
                <text:p>-0.6806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00904">
                <text:p>0.200904</text:p>
              </table:table-cell>
              <table:table-cell office:value-type="float" office:value="-1.01465">
                <text:p>-1.014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72947">
                <text:p>0.472947</text:p>
              </table:table-cell>
              <table:table-cell office:value-type="float" office:value="-1.38323">
                <text:p>-1.383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61937">
                <text:p>0.761937</text:p>
              </table:table-cell>
              <table:table-cell office:value-type="float" office:value="-1.78552">
                <text:p>-1.785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2631">
                <text:p>1.02631</text:p>
              </table:table-cell>
              <table:table-cell office:value-type="float" office:value="-2.21075">
                <text:p>-2.210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1081">
                <text:p>1.31081</text:p>
              </table:table-cell>
              <table:table-cell office:value-type="float" office:value="-2.65914">
                <text:p>-2.659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44824">
                <text:p>1.44824</text:p>
              </table:table-cell>
              <table:table-cell office:value-type="float" office:value="-3.09166">
                <text:p>-3.091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34286">
                <text:p>1.34286</text:p>
              </table:table-cell>
              <table:table-cell office:value-type="float" office:value="-3.44959">
                <text:p>-3.449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39415">
                <text:p>1.39415</text:p>
              </table:table-cell>
              <table:table-cell office:value-type="float" office:value="-3.77192">
                <text:p>-3.771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6824">
                <text:p>1.36824</text:p>
              </table:table-cell>
              <table:table-cell office:value-type="float" office:value="-4.04066">
                <text:p>-4.040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3186">
                <text:p>1.23186</text:p>
              </table:table-cell>
              <table:table-cell office:value-type="float" office:value="-4.23164">
                <text:p>-4.231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83361">
                <text:p>0.983361</text:p>
              </table:table-cell>
              <table:table-cell office:value-type="float" office:value="-4.3224">
                <text:p>-4.32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96767">
                <text:p>0.796767</text:p>
              </table:table-cell>
              <table:table-cell office:value-type="float" office:value="-4.33333">
                <text:p>-4.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66313">
                <text:p>0.566313</text:p>
              </table:table-cell>
              <table:table-cell office:value-type="float" office:value="-4.25932">
                <text:p>-4.259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07291">
                <text:p>0.407291</text:p>
              </table:table-cell>
              <table:table-cell office:value-type="float" office:value="-4.12315">
                <text:p>-4.12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0178">
                <text:p>0.10178</text:p>
              </table:table-cell>
              <table:table-cell office:value-type="float" office:value="-3.8956">
                <text:p>-3.89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26798">
                <text:p>-0.26798</text:p>
              </table:table-cell>
              <table:table-cell office:value-type="float" office:value="-3.56925">
                <text:p>-3.569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321199">
                <text:p>-0.321199</text:p>
              </table:table-cell>
              <table:table-cell office:value-type="float" office:value="-3.22679">
                <text:p>-3.226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662187">
                <text:p>-0.662187</text:p>
              </table:table-cell>
              <table:table-cell office:value-type="float" office:value="-2.80444">
                <text:p>-2.804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692262">
                <text:p>-0.692262</text:p>
              </table:table-cell>
              <table:table-cell office:value-type="float" office:value="-2.38304">
                <text:p>-2.383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934166">
                <text:p>-0.934166</text:p>
              </table:table-cell>
              <table:table-cell office:value-type="float" office:value="-1.91599">
                <text:p>-1.915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07155">
                <text:p>-1.07155</text:p>
              </table:table-cell>
              <table:table-cell office:value-type="float" office:value="-1.43397">
                <text:p>-1.433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06774">
                <text:p>-1.06774</text:p>
              </table:table-cell>
              <table:table-cell office:value-type="float" office:value="-0.974313">
                <text:p>-0.9743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3175">
                <text:p>-1.3175</text:p>
              </table:table-cell>
              <table:table-cell office:value-type="float" office:value="-0.479546">
                <text:p>-0.4795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40092">
                <text:p>-1.40092</text:p>
              </table:table-cell>
              <table:table-cell office:value-type="float" office:value="0.00570562">
                <text:p>0.005705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4466">
                <text:p>-1.4466</text:p>
              </table:table-cell>
              <table:table-cell office:value-type="float" office:value="0.469845">
                <text:p>0.4698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.39797">
                <text:p>-1.39797</text:p>
              </table:table-cell>
              <table:table-cell office:value-type="float" office:value="0.888964">
                <text:p>0.8889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39169">
                <text:p>-1.39169</text:p>
              </table:table-cell>
              <table:table-cell office:value-type="float" office:value="1.27297">
                <text:p>1.272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41059">
                <text:p>-1.41059</text:p>
              </table:table-cell>
              <table:table-cell office:value-type="float" office:value="1.62734">
                <text:p>1.627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37762">
                <text:p>-1.37762</text:p>
              </table:table-cell>
              <table:table-cell office:value-type="float" office:value="1.93942">
                <text:p>1.939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.46976">
                <text:p>-1.46976</text:p>
              </table:table-cell>
              <table:table-cell office:value-type="float" office:value="2.23902">
                <text:p>2.239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42366">
                <text:p>-1.42366</text:p>
              </table:table-cell>
              <table:table-cell office:value-type="float" office:value="2.49255">
                <text:p>2.492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37626">
                <text:p>-1.37626</text:p>
              </table:table-cell>
              <table:table-cell office:value-type="float" office:value="2.70095">
                <text:p>2.700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40396">
                <text:p>-1.40396</text:p>
              </table:table-cell>
              <table:table-cell office:value-type="float" office:value="2.88326">
                <text:p>2.883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30176">
                <text:p>-1.30176</text:p>
              </table:table-cell>
              <table:table-cell office:value-type="float" office:value="3.00955">
                <text:p>3.009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26883">
                <text:p>-1.26883</text:p>
              </table:table-cell>
              <table:table-cell office:value-type="float" office:value="3.09879">
                <text:p>3.098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01741">
                <text:p>-1.01741</text:p>
              </table:table-cell>
              <table:table-cell office:value-type="float" office:value="3.10173">
                <text:p>3.101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19486">
                <text:p>-1.19486</text:p>
              </table:table-cell>
              <table:table-cell office:value-type="float" office:value="3.1242">
                <text:p>3.12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14387">
                <text:p>-1.14387</text:p>
              </table:table-cell>
              <table:table-cell office:value-type="float" office:value="3.11138">
                <text:p>3.111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10226">
                <text:p>-1.10226</text:p>
              </table:table-cell>
              <table:table-cell office:value-type="float" office:value="3.06787">
                <text:p>3.067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42453">
                <text:p>-1.42453</text:p>
              </table:table-cell>
              <table:table-cell office:value-type="float" office:value="3.081">
                <text:p>3.0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.1822">
                <text:p>-1.1822</text:p>
              </table:table-cell>
              <table:table-cell office:value-type="float" office:value="3.01506">
                <text:p>3.015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22134">
                <text:p>-1.22134</text:p>
              </table:table-cell>
              <table:table-cell office:value-type="float" office:value="2.94144">
                <text:p>2.941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07344">
                <text:p>-1.07344</text:p>
              </table:table-cell>
              <table:table-cell office:value-type="float" office:value="2.81747">
                <text:p>2.817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22779">
                <text:p>-1.22779</text:p>
              </table:table-cell>
              <table:table-cell office:value-type="float" office:value="2.71792">
                <text:p>2.717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00143">
                <text:p>-1.00143</text:p>
              </table:table-cell>
              <table:table-cell office:value-type="float" office:value="2.55294">
                <text:p>2.552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05821">
                <text:p>-1.05821</text:p>
              </table:table-cell>
              <table:table-cell office:value-type="float" office:value="2.39413">
                <text:p>2.394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22131">
                <text:p>-1.22131</text:p>
              </table:table-cell>
              <table:table-cell office:value-type="float" office:value="2.26704">
                <text:p>2.267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26814">
                <text:p>-1.26814</text:p>
              </table:table-cell>
              <table:table-cell office:value-type="float" office:value="2.14331">
                <text:p>2.143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5016">
                <text:p>-1.5016</text:p>
              </table:table-cell>
              <table:table-cell office:value-type="float" office:value="2.06719">
                <text:p>2.067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71672">
                <text:p>-1.71672</text:p>
              </table:table-cell>
              <table:table-cell office:value-type="float" office:value="2.03183">
                <text:p>2.031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.68423">
                <text:p>-1.68423</text:p>
              </table:table-cell>
              <table:table-cell office:value-type="float" office:value="1.97695">
                <text:p>1.976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.56209">
                <text:p>-1.56209</text:p>
              </table:table-cell>
              <table:table-cell office:value-type="float" office:value="1.88327">
                <text:p>1.883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.56717">
                <text:p>-1.56717</text:p>
              </table:table-cell>
              <table:table-cell office:value-type="float" office:value="1.7837">
                <text:p>1.78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37312">
                <text:p>-1.37312</text:p>
              </table:table-cell>
              <table:table-cell office:value-type="float" office:value="1.6328">
                <text:p>1.63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.19997">
                <text:p>-1.19997</text:p>
              </table:table-cell>
              <table:table-cell office:value-type="float" office:value="1.43988">
                <text:p>1.439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937342">
                <text:p>-0.937342</text:p>
              </table:table-cell>
              <table:table-cell office:value-type="float" office:value="1.18812">
                <text:p>1.188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92456">
                <text:p>-0.92456</text:p>
              </table:table-cell>
              <table:table-cell office:value-type="float" office:value="0.941517">
                <text:p>0.9415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677273">
                <text:p>-0.677273</text:p>
              </table:table-cell>
              <table:table-cell office:value-type="float" office:value="0.64667">
                <text:p>0.64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560609">
                <text:p>-0.560609</text:p>
              </table:table-cell>
              <table:table-cell office:value-type="float" office:value="0.339322">
                <text:p>0.3393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196172">
                <text:p>-0.196172</text:p>
              </table:table-cell>
              <table:table-cell office:value-type="float" office:value="-0.0354461">
                <text:p>-0.03544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215973">
                <text:p>-0.215973</text:p>
              </table:table-cell>
              <table:table-cell office:value-type="float" office:value="-0.380822">
                <text:p>-0.3808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132659">
                <text:p>-0.132659</text:p>
              </table:table-cell>
              <table:table-cell office:value-type="float" office:value="-0.7204">
                <text:p>-0.72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281588">
                <text:p>-0.0281588</text:p>
              </table:table-cell>
              <table:table-cell office:value-type="float" office:value="-1.05713">
                <text:p>-1.057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28964">
                <text:p>0.128964</text:p>
              </table:table-cell>
              <table:table-cell office:value-type="float" office:value="-1.40113">
                <text:p>-1.401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79121">
                <text:p>0.279121</text:p>
              </table:table-cell>
              <table:table-cell office:value-type="float" office:value="-1.74789">
                <text:p>-1.747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66777">
                <text:p>0.566777</text:p>
              </table:table-cell>
              <table:table-cell office:value-type="float" office:value="-2.12692">
                <text:p>-2.126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33426">
                <text:p>0.733426</text:p>
              </table:table-cell>
              <table:table-cell office:value-type="float" office:value="-2.50518">
                <text:p>-2.505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92861">
                <text:p>0.592861</text:p>
              </table:table-cell>
              <table:table-cell office:value-type="float" office:value="-2.8083">
                <text:p>-2.80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" chart:maximum="7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legend chart:legend-position="end" svg:x="13.148cm" svg:y="4.204cm" style:legend-expansion="high" chart:style-name="ch2"/>
        <chart:plot-area chart:style-name="ch3" table:cell-range-address="Out_anly.I1:Out_anly.I180" chart:data-source-has-labels="row" svg:x="0.376cm" svg:y="0.075cm" svg:width="12.507cm" svg:height="8.644cm">
          <chartooo:coordinate-region svg:x="0.997cm" svg:y="0.274cm" svg:width="11.886cm" svg:height="7.5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_anly.I2:Out_anly.I180" chart:label-cell-address="Out_anly.I1:Out_anly.I1" chart:class="chart:line">
            <chart:data-point chart:repeated="1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 1</text:p>
                <draw:g>
                  <svg:desc>Out_anly.I1:Out_anly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Out_anly.I2:Out_anly.I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.0824">
                <text:p>67.0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.9476">
                <text:p>54.9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0378">
                <text:p>55.03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1279">
                <text:p>55.12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.1895">
                <text:p>55.1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.3109">
                <text:p>55.3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3469">
                <text:p>55.34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.5248">
                <text:p>55.5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.6774">
                <text:p>55.67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563">
                <text:p>55.5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.7316">
                <text:p>55.7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.9397">
                <text:p>55.93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.9688">
                <text:p>55.96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.0316">
                <text:p>56.0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.1294">
                <text:p>56.12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.1448">
                <text:p>56.14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.1223">
                <text:p>56.12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.0297">
                <text:p>56.02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.3697">
                <text:p>56.36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.8103">
                <text:p>55.81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.1939">
                <text:p>56.19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.3946">
                <text:p>56.39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.0446">
                <text:p>56.04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.581">
                <text:p>56.5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.4589">
                <text:p>55.45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.7043">
                <text:p>55.70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.8734">
                <text:p>54.87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.0624">
                <text:p>55.06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.114">
                <text:p>55.1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4.7522">
                <text:p>54.75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.646">
                <text:p>55.6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.3657">
                <text:p>55.36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.0598">
                <text:p>56.05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.706">
                <text:p>55.7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.8953">
                <text:p>55.89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.3067">
                <text:p>56.30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.6274">
                <text:p>55.62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.1095">
                <text:p>56.10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.8722">
                <text:p>55.87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.043">
                <text:p>56.0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5.6064">
                <text:p>55.60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.0803">
                <text:p>55.08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.4843">
                <text:p>54.48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.7605">
                <text:p>53.76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8912">
                <text:p>53.89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.3931">
                <text:p>53.39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.7016">
                <text:p>53.70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.2051">
                <text:p>53.20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.5317">
                <text:p>53.5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.401">
                <text:p>53.4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.4696">
                <text:p>53.46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.769">
                <text:p>53.7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.8166">
                <text:p>53.81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.6037">
                <text:p>54.6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.7271">
                <text:p>54.72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.0597">
                <text:p>55.05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.7501">
                <text:p>55.75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.6269">
                <text:p>55.62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.2005">
                <text:p>56.20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.9305">
                <text:p>55.93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.0732">
                <text:p>56.07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5.5893">
                <text:p>55.58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.5152">
                <text:p>55.51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.4252">
                <text:p>55.42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.304">
                <text:p>55.3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5.306">
                <text:p>55.3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.4309">
                <text:p>55.43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.5131">
                <text:p>55.51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4.9528">
                <text:p>54.95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.4551">
                <text:p>55.45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5.1807">
                <text:p>55.18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.876">
                <text:p>55.8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.6018">
                <text:p>55.60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.6847">
                <text:p>55.68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.7452">
                <text:p>55.74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.205">
                <text:p>56.2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.8804">
                <text:p>55.88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.2728">
                <text:p>56.27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.9001">
                <text:p>56.9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6.9336">
                <text:p>56.93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7.6865">
                <text:p>57.68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.5926">
                <text:p>57.59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8.2835">
                <text:p>58.28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.9723">
                <text:p>57.97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8.113">
                <text:p>58.1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7.7663">
                <text:p>57.76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.4487">
                <text:p>57.44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.1826">
                <text:p>57.18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6.6849">
                <text:p>56.68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6.1337">
                <text:p>56.13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.7567">
                <text:p>55.75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5.0687">
                <text:p>55.06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4.6145">
                <text:p>54.61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4.378">
                <text:p>54.3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.6247">
                <text:p>48.62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.4752">
                <text:p>53.47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.1078">
                <text:p>55.10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3.7008">
                <text:p>53.70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4.9775">
                <text:p>54.97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4.6192">
                <text:p>54.61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.1057">
                <text:p>55.10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5.5492">
                <text:p>55.54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6.294">
                <text:p>56.2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6.6059">
                <text:p>56.60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.3562">
                <text:p>57.35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7.0936">
                <text:p>57.09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7.9123">
                <text:p>57.91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7.451">
                <text:p>57.4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7.4729">
                <text:p>57.47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.2951">
                <text:p>57.29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.8202">
                <text:p>56.82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.9958">
                <text:p>56.99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.3577">
                <text:p>56.35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.0892">
                <text:p>56.08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5.1635">
                <text:p>55.16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4.772">
                <text:p>54.7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4.1688">
                <text:p>54.16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3.7322">
                <text:p>53.73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2.8376">
                <text:p>52.83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.9657">
                <text:p>52.96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.3221">
                <text:p>52.32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2.4326">
                <text:p>52.43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2.2266">
                <text:p>52.22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2.1976">
                <text:p>52.19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2.661">
                <text:p>52.6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3.0179">
                <text:p>53.01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3.408">
                <text:p>53.4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3.7954">
                <text:p>53.79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4.2918">
                <text:p>54.29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4.921">
                <text:p>54.9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5.5598">
                <text:p>55.55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.007">
                <text:p>56.0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.8433">
                <text:p>56.84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7.5558">
                <text:p>57.55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7.9794">
                <text:p>57.97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8.2729">
                <text:p>58.27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8.6901">
                <text:p>58.69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8.6971">
                <text:p>58.69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8.957">
                <text:p>58.9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8.9677">
                <text:p>58.96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9.0349">
                <text:p>59.03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8.628">
                <text:p>58.6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8.7156">
                <text:p>58.71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8.1111">
                <text:p>58.11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8.0737">
                <text:p>58.07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7.2142">
                <text:p>57.21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7.2316">
                <text:p>57.23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6.5525">
                <text:p>56.55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6.1847">
                <text:p>56.18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.0137">
                <text:p>56.01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.8924">
                <text:p>54.89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4.4008">
                <text:p>54.40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.7142">
                <text:p>53.71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3.3918">
                <text:p>53.39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2.8342">
                <text:p>52.83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2.5012">
                <text:p>52.50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2.9638">
                <text:p>52.96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2.9793">
                <text:p>52.97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4.0704">
                <text:p>54.07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4.7058">
                <text:p>54.70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5.6418">
                <text:p>55.64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6.5963">
                <text:p>56.59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7.4005">
                <text:p>57.40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8.8818">
                <text:p>58.88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9.8012">
                <text:p>59.80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0.0502">
                <text:p>60.05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1.2072">
                <text:p>61.20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1.3147">
                <text:p>61.31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1.5222">
                <text:p>61.52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1.0518">
                <text:p>61.05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0.5558">
                <text:p>60.55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0.0425">
                <text:p>60.04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8.8239">
                <text:p>58.82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7.2937">
                <text:p>57.29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5.8406">
                <text:p>55.84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3.8489">
                <text:p>53.84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2.4143">
                <text:p>52.41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0.8657">
                <text:p>50.86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" chart:maximum="7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legend chart:legend-position="end" svg:x="13.148cm" svg:y="4.204cm" style:legend-expansion="high" chart:style-name="ch2"/>
        <chart:plot-area chart:style-name="ch3" table:cell-range-address="Out_anly.J1:Out_anly.J180" chart:data-source-has-labels="row" svg:x="0.376cm" svg:y="0.075cm" svg:width="12.507cm" svg:height="8.644cm">
          <chartooo:coordinate-region svg:x="0.997cm" svg:y="0.274cm" svg:width="11.886cm" svg:height="7.5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_anly.J2:Out_anly.J180" chart:label-cell-address="Out_anly.J1:Out_anly.J1" chart:class="chart:line">
            <chart:data-point chart:repeated="1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 3</text:p>
                <draw:g>
                  <svg:desc>Out_anly.J1:Out_anly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Out_anly.J2:Out_anly.J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9176">
                <text:p>40.9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.0524">
                <text:p>53.05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.9622">
                <text:p>52.96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8721">
                <text:p>52.87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.8105">
                <text:p>52.8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6891">
                <text:p>52.68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.6531">
                <text:p>52.6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4752">
                <text:p>52.4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.3226">
                <text:p>52.3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.437">
                <text:p>52.4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.2684">
                <text:p>52.26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.0603">
                <text:p>52.06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.0312">
                <text:p>52.03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.9684">
                <text:p>51.96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.8706">
                <text:p>51.87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8552">
                <text:p>51.85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.8777">
                <text:p>51.8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.9703">
                <text:p>51.97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6303">
                <text:p>51.63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.1897">
                <text:p>52.18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.8061">
                <text:p>51.80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6054">
                <text:p>51.60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.9554">
                <text:p>51.95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.419">
                <text:p>51.4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.5411">
                <text:p>52.54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.2957">
                <text:p>52.29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.1266">
                <text:p>53.12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.9376">
                <text:p>52.93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.886">
                <text:p>52.8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.2478">
                <text:p>53.24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.354">
                <text:p>52.3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.6343">
                <text:p>52.63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.9402">
                <text:p>51.94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.294">
                <text:p>52.2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.1047">
                <text:p>52.10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.6933">
                <text:p>51.69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.3726">
                <text:p>52.37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.8905">
                <text:p>51.89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.1278">
                <text:p>52.12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1.957">
                <text:p>51.9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.3936">
                <text:p>52.39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.9197">
                <text:p>52.91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.5157">
                <text:p>53.51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.2395">
                <text:p>54.23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.1088">
                <text:p>54.1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.6069">
                <text:p>54.60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.2984">
                <text:p>54.29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.7949">
                <text:p>54.79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.4683">
                <text:p>54.46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.599">
                <text:p>54.5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.5304">
                <text:p>54.53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.231">
                <text:p>54.2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.1834">
                <text:p>54.18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.3963">
                <text:p>53.39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.2729">
                <text:p>53.27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.9403">
                <text:p>52.94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.2499">
                <text:p>52.24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.3731">
                <text:p>52.37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1.7995">
                <text:p>51.7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.0695">
                <text:p>52.06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.9268">
                <text:p>51.92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2.4107">
                <text:p>52.41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.4848">
                <text:p>52.48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.5748">
                <text:p>52.57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.696">
                <text:p>52.6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.694">
                <text:p>52.6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.5691">
                <text:p>52.56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.4869">
                <text:p>52.48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3.0472">
                <text:p>53.04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.5449">
                <text:p>52.54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.8193">
                <text:p>52.81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.124">
                <text:p>52.1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.3982">
                <text:p>52.39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.3153">
                <text:p>52.3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.2548">
                <text:p>52.25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1.795">
                <text:p>51.7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.1196">
                <text:p>52.11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1.7272">
                <text:p>51.72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1.0999">
                <text:p>51.0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1.0664">
                <text:p>51.06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.3135">
                <text:p>50.31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.4074">
                <text:p>50.40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.7165">
                <text:p>49.71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.0277">
                <text:p>50.02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.887">
                <text:p>49.8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.2337">
                <text:p>50.23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.5513">
                <text:p>50.55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.8174">
                <text:p>50.81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1.3151">
                <text:p>51.31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1.8663">
                <text:p>51.86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2.2433">
                <text:p>52.24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2.9313">
                <text:p>52.93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.3855">
                <text:p>53.38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3.622">
                <text:p>53.6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.3753">
                <text:p>59.37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4.5248">
                <text:p>54.52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.8922">
                <text:p>52.89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.2992">
                <text:p>54.29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3.0225">
                <text:p>53.02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3.3808">
                <text:p>53.38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.8943">
                <text:p>52.89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.4508">
                <text:p>52.45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.706">
                <text:p>51.7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1.3941">
                <text:p>51.39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.6438">
                <text:p>50.64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.9064">
                <text:p>50.90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.0877">
                <text:p>50.08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0.549">
                <text:p>50.5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0.5271">
                <text:p>50.52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.7049">
                <text:p>50.70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1.1798">
                <text:p>51.17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1.0042">
                <text:p>51.00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1.6423">
                <text:p>51.64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1.9108">
                <text:p>51.91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.8365">
                <text:p>52.83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.228">
                <text:p>53.2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3.8312">
                <text:p>53.83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.2678">
                <text:p>54.26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.1624">
                <text:p>55.16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.0343">
                <text:p>55.03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5.6779">
                <text:p>55.67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5.5674">
                <text:p>55.56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5.7734">
                <text:p>55.77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5.8024">
                <text:p>55.80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5.339">
                <text:p>55.3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4.9821">
                <text:p>54.98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4.592">
                <text:p>54.5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4.2046">
                <text:p>54.20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3.7082">
                <text:p>53.70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3.079">
                <text:p>53.0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.4402">
                <text:p>52.44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1.993">
                <text:p>51.9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1.1567">
                <text:p>51.15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0.4442">
                <text:p>50.44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0.0206">
                <text:p>50.02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9.7271">
                <text:p>49.72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9.3099">
                <text:p>49.30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9.3029">
                <text:p>49.30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9.043">
                <text:p>49.0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.0323">
                <text:p>49.03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8.9651">
                <text:p>48.96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9.372">
                <text:p>49.3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9.2844">
                <text:p>49.28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9.8889">
                <text:p>49.88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9.9263">
                <text:p>49.92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0.7858">
                <text:p>50.78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.7684">
                <text:p>50.76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1.4475">
                <text:p>51.44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1.8153">
                <text:p>51.81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.9863">
                <text:p>51.98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3.1076">
                <text:p>53.10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3.5992">
                <text:p>53.59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.2858">
                <text:p>54.28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.6082">
                <text:p>54.60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.1658">
                <text:p>55.16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5.4988">
                <text:p>55.49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5.0362">
                <text:p>55.03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5.0207">
                <text:p>55.02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3.9296">
                <text:p>53.92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3.2942">
                <text:p>53.29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2.3582">
                <text:p>52.35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1.4037">
                <text:p>51.40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.5995">
                <text:p>50.59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.1182">
                <text:p>49.11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8.1988">
                <text:p>48.19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7.9498">
                <text:p>47.94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.7928">
                <text:p>46.79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6.6853">
                <text:p>46.68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6.4778">
                <text:p>46.47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6.9482">
                <text:p>46.94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7.4442">
                <text:p>47.44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7.9575">
                <text:p>47.95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9.1761">
                <text:p>49.17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0.7063">
                <text:p>50.70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2.1594">
                <text:p>52.15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4.1511">
                <text:p>54.15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5.5857">
                <text:p>55.58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7.1343">
                <text:p>57.13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" chart:maximum="7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legend chart:legend-position="end" svg:x="13.148cm" svg:y="4.204cm" style:legend-expansion="high" chart:style-name="ch2"/>
        <chart:plot-area chart:style-name="ch3" table:cell-range-address="Out_anly.K1:Out_anly.K180" chart:data-source-has-labels="row" svg:x="0.376cm" svg:y="0.075cm" svg:width="12.507cm" svg:height="8.644cm">
          <chartooo:coordinate-region svg:x="0.997cm" svg:y="0.274cm" svg:width="11.886cm" svg:height="7.5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_anly.K2:Out_anly.K180" chart:label-cell-address="Out_anly.K1:Out_anly.K1" chart:class="chart:line">
            <chart:data-point chart:repeated="1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 2</text:p>
                <draw:g>
                  <svg:desc>Out_anly.K1:Out_anly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Out_anly.K2:Out_anly.K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.0586">
                <text:p>49.05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.6421">
                <text:p>53.64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.6035">
                <text:p>53.60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.6244">
                <text:p>53.6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.4447">
                <text:p>53.44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4389">
                <text:p>53.43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.172">
                <text:p>53.1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3258">
                <text:p>53.3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.2804">
                <text:p>53.28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1994">
                <text:p>53.1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.9923">
                <text:p>52.9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.9907">
                <text:p>52.99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.5027">
                <text:p>52.5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.149">
                <text:p>52.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.752">
                <text:p>51.7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5388">
                <text:p>51.53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.5149">
                <text:p>51.5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.5449">
                <text:p>51.54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4267">
                <text:p>51.4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.4899">
                <text:p>52.48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.9554">
                <text:p>52.95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.0142">
                <text:p>53.01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.1524">
                <text:p>54.1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.3225">
                <text:p>54.32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.9634">
                <text:p>54.96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7868">
                <text:p>54.78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.0009">
                <text:p>55.00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.8373">
                <text:p>54.83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.4562">
                <text:p>54.45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.9216">
                <text:p>53.92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.2902">
                <text:p>53.29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.2155">
                <text:p>53.21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.5865">
                <text:p>52.58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.8438">
                <text:p>52.84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.0389">
                <text:p>53.03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.2198">
                <text:p>53.21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.0142">
                <text:p>54.0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.2332">
                <text:p>54.23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.8992">
                <text:p>54.89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.2022">
                <text:p>55.20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5.243">
                <text:p>55.2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.4044">
                <text:p>55.40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5.4231">
                <text:p>55.42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.4095">
                <text:p>55.40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.0541">
                <text:p>55.05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.9843">
                <text:p>54.98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.6825">
                <text:p>54.68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.0331">
                <text:p>54.03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.678">
                <text:p>53.6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.0214">
                <text:p>53.02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.6662">
                <text:p>52.66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.1321">
                <text:p>52.13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.8586">
                <text:p>51.85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.703">
                <text:p>51.7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.1112">
                <text:p>51.11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1.0035">
                <text:p>51.00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.7689">
                <text:p>50.76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.6999">
                <text:p>50.6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.4978">
                <text:p>50.49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.3705">
                <text:p>50.37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.627">
                <text:p>50.6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.6151">
                <text:p>50.61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.9914">
                <text:p>50.99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.5409">
                <text:p>51.54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.6678">
                <text:p>51.66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1.8221">
                <text:p>51.82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.0954">
                <text:p>52.09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.5681">
                <text:p>52.56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.8193">
                <text:p>52.81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3.0281">
                <text:p>53.02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.6501">
                <text:p>53.65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3.609">
                <text:p>53.6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.326">
                <text:p>54.3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.2536">
                <text:p>54.25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4.8913">
                <text:p>54.89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4.5978">
                <text:p>54.59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.8119">
                <text:p>54.81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.8395">
                <text:p>54.83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5.0088">
                <text:p>55.00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4.8637">
                <text:p>54.86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4.7128">
                <text:p>54.71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4.8787">
                <text:p>54.87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4.6402">
                <text:p>54.64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.5534">
                <text:p>54.55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.5434">
                <text:p>54.54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.4535">
                <text:p>54.45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4.0594">
                <text:p>54.05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.9937">
                <text:p>53.99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3.8748">
                <text:p>53.87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.8288">
                <text:p>53.82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3.7952">
                <text:p>53.79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4.0852">
                <text:p>54.08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4.0837">
                <text:p>54.08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4.5125">
                <text:p>54.5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4.2728">
                <text:p>54.27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4.7099">
                <text:p>54.70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4.774">
                <text:p>54.7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.8792">
                <text:p>54.87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.0798">
                <text:p>55.07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5.0698">
                <text:p>55.06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.8306">
                <text:p>54.83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4.8088">
                <text:p>54.80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4.2449">
                <text:p>54.24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.8594">
                <text:p>53.85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.2588">
                <text:p>53.25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.2539">
                <text:p>53.25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2.4601">
                <text:p>52.46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2.2062">
                <text:p>52.20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1.5669">
                <text:p>51.56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.9138">
                <text:p>50.91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0.778">
                <text:p>50.7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.0583">
                <text:p>50.05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.1184">
                <text:p>50.11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9.8582">
                <text:p>49.85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.2149">
                <text:p>50.21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0.3316">
                <text:p>50.33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1.1454">
                <text:p>51.14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1.4795">
                <text:p>51.47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2.4259">
                <text:p>52.42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.5706">
                <text:p>52.57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3.7112">
                <text:p>53.71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3.9739">
                <text:p>53.97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4.6407">
                <text:p>54.64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4.9878">
                <text:p>54.98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5.1354">
                <text:p>55.13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5.5181">
                <text:p>55.51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.2344">
                <text:p>55.23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5.529">
                <text:p>55.5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5.0927">
                <text:p>55.09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4.9474">
                <text:p>54.94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4.5833">
                <text:p>54.58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4.1285">
                <text:p>54.12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3.7917">
                <text:p>53.79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3.246">
                <text:p>53.2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2.9138">
                <text:p>52.91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2.5231">
                <text:p>52.52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2.0933">
                <text:p>52.09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2.1241">
                <text:p>52.12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1.7983">
                <text:p>51.79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1.9718">
                <text:p>51.97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1.8124">
                <text:p>51.81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2.1245">
                <text:p>52.12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.0923">
                <text:p>52.09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2.4924">
                <text:p>52.49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.464">
                <text:p>52.4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2.8206">
                <text:p>52.82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3.1581">
                <text:p>53.15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.7352">
                <text:p>53.73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4.0199">
                <text:p>54.01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4.8354">
                <text:p>54.83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5.472">
                <text:p>55.4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6.0418">
                <text:p>56.04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6.4327">
                <text:p>56.43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7.0638">
                <text:p>57.06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7.1687">
                <text:p>57.16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7.6153">
                <text:p>57.61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.4788">
                <text:p>57.47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.557">
                <text:p>57.5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6.9328">
                <text:p>56.93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.7276">
                <text:p>56.72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5.7267">
                <text:p>55.72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4.5279">
                <text:p>54.52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3.7339">
                <text:p>53.73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1.8644">
                <text:p>51.86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0.5988">
                <text:p>50.59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9.8245">
                <text:p>49.82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8.6419">
                <text:p>48.64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8.0398">
                <text:p>48.03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7.599">
                <text:p>47.5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7.3405">
                <text:p>47.34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7.8762">
                <text:p>47.87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8.2228">
                <text:p>48.22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9.2324">
                <text:p>49.23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0.4484">
                <text:p>50.44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1.6011">
                <text:p>51.60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3.0176">
                <text:p>53.01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4.1188">
                <text:p>54.11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5.9486">
                <text:p>55.94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" chart:maximum="7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legend chart:legend-position="end" svg:x="13.148cm" svg:y="4.204cm" style:legend-expansion="high" chart:style-name="ch2"/>
        <chart:plot-area chart:style-name="ch3" table:cell-range-address="Out_anly.L1:Out_anly.L180" chart:data-source-has-labels="row" svg:x="0.376cm" svg:y="0.075cm" svg:width="12.507cm" svg:height="8.644cm">
          <chartooo:coordinate-region svg:x="0.997cm" svg:y="0.274cm" svg:width="11.886cm" svg:height="7.5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_anly.L2:Out_anly.L180" chart:label-cell-address="Out_anly.L1:Out_anly.L1" chart:class="chart:line">
            <chart:data-point chart:repeated="1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 4</text:p>
                <draw:g>
                  <svg:desc>Out_anly.L1:Out_anly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Out_anly.L2:Out_anly.L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9414">
                <text:p>58.94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.3579">
                <text:p>54.3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.3965">
                <text:p>54.3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.3756">
                <text:p>54.37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.5553">
                <text:p>54.55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.5611">
                <text:p>54.56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828">
                <text:p>54.8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6742">
                <text:p>54.67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7196">
                <text:p>54.7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8006">
                <text:p>54.8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.0077">
                <text:p>55.00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.0093">
                <text:p>55.0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.4973">
                <text:p>55.49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.851">
                <text:p>55.8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.248">
                <text:p>56.2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.4612">
                <text:p>56.46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.4851">
                <text:p>56.48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.4551">
                <text:p>56.45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.5733">
                <text:p>56.5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.5101">
                <text:p>55.5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.0446">
                <text:p>55.04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.9858">
                <text:p>54.98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.8476">
                <text:p>53.84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6775">
                <text:p>53.67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.0366">
                <text:p>53.03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.2132">
                <text:p>53.21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.9991">
                <text:p>52.99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.1627">
                <text:p>53.1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.5438">
                <text:p>53.54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4.0784">
                <text:p>54.07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.7098">
                <text:p>54.70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.7845">
                <text:p>54.78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.4135">
                <text:p>55.41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.1562">
                <text:p>55.15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.9611">
                <text:p>54.96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.7802">
                <text:p>54.78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.9858">
                <text:p>53.98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.7668">
                <text:p>53.76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.1008">
                <text:p>53.10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.7978">
                <text:p>52.79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.757">
                <text:p>52.7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.5956">
                <text:p>52.59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.5769">
                <text:p>52.57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.5905">
                <text:p>52.59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.9459">
                <text:p>52.94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.0157">
                <text:p>53.01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.3175">
                <text:p>53.31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.9669">
                <text:p>53.96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.322">
                <text:p>54.3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.9786">
                <text:p>54.97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.3338">
                <text:p>55.33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.8679">
                <text:p>55.86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.1414">
                <text:p>56.1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.297">
                <text:p>56.2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.8888">
                <text:p>56.88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.9965">
                <text:p>56.99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.2311">
                <text:p>57.23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.3001">
                <text:p>57.3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.5022">
                <text:p>57.50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.6295">
                <text:p>57.62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.373">
                <text:p>57.3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.3849">
                <text:p>57.38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.0086">
                <text:p>57.00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.4591">
                <text:p>56.45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.3322">
                <text:p>56.33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.1779">
                <text:p>56.17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.9046">
                <text:p>55.90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.4319">
                <text:p>55.43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.1807">
                <text:p>55.18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4.9719">
                <text:p>54.97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4.3499">
                <text:p>54.34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4.391">
                <text:p>54.3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.674">
                <text:p>53.6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.7464">
                <text:p>53.74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.1087">
                <text:p>53.10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.4022">
                <text:p>53.40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.1881">
                <text:p>53.18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.1605">
                <text:p>53.16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.9912">
                <text:p>52.99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.1363">
                <text:p>53.13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.2872">
                <text:p>53.28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3.1213">
                <text:p>53.12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3.3598">
                <text:p>53.35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.4466">
                <text:p>53.44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3.4566">
                <text:p>53.45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3.5465">
                <text:p>53.54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.9406">
                <text:p>53.94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4.0063">
                <text:p>54.0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.1252">
                <text:p>54.12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4.1712">
                <text:p>54.17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.2048">
                <text:p>54.20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.9148">
                <text:p>53.91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.9163">
                <text:p>53.91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3.4875">
                <text:p>53.48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.7272">
                <text:p>53.72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.2901">
                <text:p>53.29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.226">
                <text:p>53.2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3.1208">
                <text:p>53.12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.9202">
                <text:p>52.92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.9302">
                <text:p>52.93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3.1694">
                <text:p>53.16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3.1912">
                <text:p>53.19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3.7551">
                <text:p>53.75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4.1406">
                <text:p>54.14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.7412">
                <text:p>54.74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.7461">
                <text:p>54.74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5.5399">
                <text:p>55.53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.7938">
                <text:p>55.79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.4331">
                <text:p>56.43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.0862">
                <text:p>57.08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7.222">
                <text:p>57.2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7.9417">
                <text:p>57.94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.8816">
                <text:p>57.88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8.1418">
                <text:p>58.14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.7851">
                <text:p>57.78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7.6684">
                <text:p>57.66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.8546">
                <text:p>56.85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.5205">
                <text:p>56.52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.5741">
                <text:p>55.57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.4294">
                <text:p>55.42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4.2888">
                <text:p>54.28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4.0261">
                <text:p>54.02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3.3593">
                <text:p>53.35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3.0122">
                <text:p>53.01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2.8646">
                <text:p>52.86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2.4819">
                <text:p>52.48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2.7656">
                <text:p>52.76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2.471">
                <text:p>52.4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2.9073">
                <text:p>52.90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3.0526">
                <text:p>53.05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3.4167">
                <text:p>53.41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3.8715">
                <text:p>53.87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4.2083">
                <text:p>54.20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4.754">
                <text:p>54.7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5.0862">
                <text:p>55.08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5.4769">
                <text:p>55.47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.9067">
                <text:p>55.90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5.8759">
                <text:p>55.87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6.2017">
                <text:p>56.20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6.0282">
                <text:p>56.02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6.1876">
                <text:p>56.18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5.8755">
                <text:p>55.87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5.9077">
                <text:p>55.90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5.5076">
                <text:p>55.50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.536">
                <text:p>55.5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5.1794">
                <text:p>55.17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.8419">
                <text:p>54.84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.2648">
                <text:p>54.26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3.9801">
                <text:p>53.98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3.1646">
                <text:p>53.16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2.528">
                <text:p>52.5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.9582">
                <text:p>51.95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1.5673">
                <text:p>51.56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.9362">
                <text:p>50.93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0.8313">
                <text:p>50.83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0.3847">
                <text:p>50.38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.5212">
                <text:p>50.52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.443">
                <text:p>50.4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1.0672">
                <text:p>51.06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1.2724">
                <text:p>51.27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2.2733">
                <text:p>52.27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3.4721">
                <text:p>53.47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4.2661">
                <text:p>54.26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6.1356">
                <text:p>56.13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7.4012">
                <text:p>57.40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8.1755">
                <text:p>58.17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9.3581">
                <text:p>59.35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9.9602">
                <text:p>59.96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0.401">
                <text:p>60.4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0.6595">
                <text:p>60.65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0.1238">
                <text:p>60.12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9.7772">
                <text:p>59.77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8.7676">
                <text:p>58.76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7.5516">
                <text:p>57.55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6.3989">
                <text:p>56.39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4.9824">
                <text:p>54.98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3.8812">
                <text:p>53.88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2.0514">
                <text:p>52.05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